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89.41pt" svg:height="324.51pt" svg:x="529.48pt" svg:y="22.17pt">
            <loext:p draw:notify-on-update-of-ranges="Sheet1.C3:Sheet1.C201 Sheet1.D3:Sheet1.D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0.31pt" svg:height="357.68pt" svg:x="532.86pt" svg:y="361.96pt">
            <loext:p draw:notify-on-update-of-ranges="Sheet1.C3:Sheet1.C201 Sheet1.H3:Sheet1.H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(theta)/d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Ener. - E0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998948" calcext:value-type="float">
            <text:p>0.998948</text:p>
          </table:table-cell>
          <table:table-cell office:value-type="float" office:value="-0.0420641" calcext:value-type="float">
            <text:p>-0.0420641</text:p>
          </table:table-cell>
          <table:table-cell table:formula="of:=[.E3]*[.E3]/2 -COS([.D3])" office:value-type="float" office:value="-0.540302539949138" calcext:value-type="float">
            <text:p>-0.540302539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]-[.G3]" office:value-type="float" office:value="-0.000000234080998140485" calcext:value-type="float">
            <text:p>-2.34080998140485E-07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995795" calcext:value-type="float">
            <text:p>0.995795</text:p>
          </table:table-cell>
          <table:table-cell office:value-type="float" office:value="-0.0840712" calcext:value-type="float">
            <text:p>-0.0840712</text:p>
          </table:table-cell>
          <table:table-cell table:formula="of:=[.E4]*[.E4]/2 -COS([.D4])" office:value-type="float" office:value="-0.540301920784508" calcext:value-type="float">
            <text:p>-0.540301920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]-[.G4]" office:value-type="float" office:value="0.000000385083631648797" calcext:value-type="float">
            <text:p>3.85083631648797E-07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990543" calcext:value-type="float">
            <text:p>0.990543</text:p>
          </table:table-cell>
          <table:table-cell office:value-type="float" office:value="-0.125964" calcext:value-type="float">
            <text:p>-0.125964</text:p>
          </table:table-cell>
          <table:table-cell table:formula="of:=[.E5]*[.E5]/2 -COS([.D5])" office:value-type="float" office:value="-0.54030235295919" calcext:value-type="float">
            <text:p>-0.54030235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]-[.G5]" office:value-type="float" office:value="-0.0000000470910497263333" calcext:value-type="float">
            <text:p>-4.70910497263333E-08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983201" calcext:value-type="float">
            <text:p>0.983201</text:p>
          </table:table-cell>
          <table:table-cell office:value-type="float" office:value="-0.167684" calcext:value-type="float">
            <text:p>-0.167684</text:p>
          </table:table-cell>
          <table:table-cell table:formula="of:=[.E6]*[.E6]/2 -COS([.D6])" office:value-type="float" office:value="-0.540302313559393" calcext:value-type="float">
            <text:p>-0.540302313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]-[.G6]" office:value-type="float" office:value="-0.00000000769125341193444" calcext:value-type="float">
            <text:p>-7.69125341193444E-09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973779" calcext:value-type="float">
            <text:p>0.973779</text:p>
          </table:table-cell>
          <table:table-cell office:value-type="float" office:value="-0.209171" calcext:value-type="float">
            <text:p>-0.209171</text:p>
          </table:table-cell>
          <table:table-cell table:formula="of:=[.E7]*[.E7]/2 -COS([.D7])" office:value-type="float" office:value="-0.540302005377061" calcext:value-type="float">
            <text:p>-0.540302005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]-[.G7]" office:value-type="float" office:value="0.000000300491078464304" calcext:value-type="float">
            <text:p>3.00491078464304E-07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96229" calcext:value-type="float">
            <text:p>0.96229</text:p>
          </table:table-cell>
          <table:table-cell office:value-type="float" office:value="-0.250364" calcext:value-type="float">
            <text:p>-0.250364</text:p>
          </table:table-cell>
          <table:table-cell table:formula="of:=[.E8]*[.E8]/2 -COS([.D8])" office:value-type="float" office:value="-0.540301468975235" calcext:value-type="float">
            <text:p>-0.54030146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]-[.G8]" office:value-type="float" office:value="0.000000836892904865216" calcext:value-type="float">
            <text:p>8.36892904865216E-07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948749" calcext:value-type="float">
            <text:p>0.948749</text:p>
          </table:table-cell>
          <table:table-cell office:value-type="float" office:value="-0.291199" calcext:value-type="float">
            <text:p>-0.291199</text:p>
          </table:table-cell>
          <table:table-cell table:formula="of:=[.E9]*[.E9]/2 -COS([.D9])" office:value-type="float" office:value="-0.540301788027206" calcext:value-type="float">
            <text:p>-0.54030178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]-[.G9]" office:value-type="float" office:value="0.000000517840933467184" calcext:value-type="float">
            <text:p>5.17840933467184E-07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933177" calcext:value-type="float">
            <text:p>0.933177</text:p>
          </table:table-cell>
          <table:table-cell office:value-type="float" office:value="-0.33161" calcext:value-type="float">
            <text:p>-0.33161</text:p>
          </table:table-cell>
          <table:table-cell table:formula="of:=[.E10]*[.E10]/2 -COS([.D10])" office:value-type="float" office:value="-0.540301626904303" calcext:value-type="float">
            <text:p>-0.540301626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]-[.G10]" office:value-type="float" office:value="0.000000678963837152935" calcext:value-type="float">
            <text:p>0.000000679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915597" calcext:value-type="float">
            <text:p>0.915597</text:p>
          </table:table-cell>
          <table:table-cell office:value-type="float" office:value="-0.371527" calcext:value-type="float">
            <text:p>-0.371527</text:p>
          </table:table-cell>
          <table:table-cell table:formula="of:=[.E11]*[.E11]/2 -COS([.D11])" office:value-type="float" office:value="-0.540301151064271" calcext:value-type="float">
            <text:p>-0.540301151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]-[.G11]" office:value-type="float" office:value="0.00000115480386875255" calcext:value-type="float">
            <text:p>1.15480386875255E-06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896034" calcext:value-type="float">
            <text:p>0.896034</text:p>
          </table:table-cell>
          <table:table-cell office:value-type="float" office:value="-0.410878" calcext:value-type="float">
            <text:p>-0.410878</text:p>
          </table:table-cell>
          <table:table-cell table:formula="of:=[.E12]*[.E12]/2 -COS([.D12])" office:value-type="float" office:value="-0.540301380514352" calcext:value-type="float">
            <text:p>-0.540301380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]-[.G12]" office:value-type="float" office:value="0.000000925353787484262" calcext:value-type="float">
            <text:p>9.25353787484262E-07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office:value-type="float" office:value="0.87452" calcext:value-type="float">
            <text:p>0.87452</text:p>
          </table:table-cell>
          <table:table-cell office:value-type="float" office:value="-0.449586" calcext:value-type="float">
            <text:p>-0.449586</text:p>
          </table:table-cell>
          <table:table-cell table:formula="of:=[.E13]*[.E13]/2 -COS([.D13])" office:value-type="float" office:value="-0.540301419489414" calcext:value-type="float">
            <text:p>-0.540301419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]-[.G13]" office:value-type="float" office:value="0.000000886378725417636" calcext:value-type="float">
            <text:p>8.86378725417636E-07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851088" calcext:value-type="float">
            <text:p>0.851088</text:p>
          </table:table-cell>
          <table:table-cell office:value-type="float" office:value="-0.487574" calcext:value-type="float">
            <text:p>-0.487574</text:p>
          </table:table-cell>
          <table:table-cell table:formula="of:=[.E14]*[.E14]/2 -COS([.D14])" office:value-type="float" office:value="-0.540301159601948" calcext:value-type="float">
            <text:p>-0.540301159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]-[.G14]" office:value-type="float" office:value="0.00000114626619218683" calcext:value-type="float">
            <text:p>1.14626619218683E-06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office:value-type="float" office:value="0.825776" calcext:value-type="float">
            <text:p>0.825776</text:p>
          </table:table-cell>
          <table:table-cell office:value-type="float" office:value="-0.524758" calcext:value-type="float">
            <text:p>-0.524758</text:p>
          </table:table-cell>
          <table:table-cell table:formula="of:=[.E15]*[.E15]/2 -COS([.D15])" office:value-type="float" office:value="-0.540301273014675" calcext:value-type="float">
            <text:p>-0.54030127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]-[.G15]" office:value-type="float" office:value="0.00000103285346497728" calcext:value-type="float">
            <text:p>1.03285346497728E-06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798627" calcext:value-type="float">
            <text:p>0.798627</text:p>
          </table:table-cell>
          <table:table-cell office:value-type="float" office:value="-0.561052" calcext:value-type="float">
            <text:p>-0.561052</text:p>
          </table:table-cell>
          <table:table-cell table:formula="of:=[.E16]*[.E16]/2 -COS([.D16])" office:value-type="float" office:value="-0.540301308907609" calcext:value-type="float">
            <text:p>-0.540301308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]-[.G16]" office:value-type="float" office:value="0.000000996960530574853" calcext:value-type="float">
            <text:p>0.000000997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769687" calcext:value-type="float">
            <text:p>0.769687</text:p>
          </table:table-cell>
          <table:table-cell office:value-type="float" office:value="-0.596368" calcext:value-type="float">
            <text:p>-0.596368</text:p>
          </table:table-cell>
          <table:table-cell table:formula="of:=[.E17]*[.E17]/2 -COS([.D17])" office:value-type="float" office:value="-0.540301129058581" calcext:value-type="float">
            <text:p>-0.540301129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]-[.G17]" office:value-type="float" office:value="0.00000117680955868948" calcext:value-type="float">
            <text:p>1.17680955868948E-06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739008" calcext:value-type="float">
            <text:p>0.739008</text:p>
          </table:table-cell>
          <table:table-cell office:value-type="float" office:value="-0.630612" calcext:value-type="float">
            <text:p>-0.630612</text:p>
          </table:table-cell>
          <table:table-cell table:formula="of:=[.E18]*[.E18]/2 -COS([.D18])" office:value-type="float" office:value="-0.540301341606085" calcext:value-type="float">
            <text:p>-0.540301341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]-[.G18]" office:value-type="float" office:value="0.000000964262054425902" calcext:value-type="float">
            <text:p>9.64262054425902E-07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office:value-type="float" office:value="0.706645" calcext:value-type="float">
            <text:p>0.706645</text:p>
          </table:table-cell>
          <table:table-cell office:value-type="float" office:value="-0.663692" calcext:value-type="float">
            <text:p>-0.663692</text:p>
          </table:table-cell>
          <table:table-cell table:formula="of:=[.E19]*[.E19]/2 -COS([.D19])" office:value-type="float" office:value="-0.540300970691536" calcext:value-type="float">
            <text:p>-0.540300970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]-[.G19]" office:value-type="float" office:value="0.00000133517660394489" calcext:value-type="float">
            <text:p>1.33517660394489E-06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67266" calcext:value-type="float">
            <text:p>0.67266</text:p>
          </table:table-cell>
          <table:table-cell office:value-type="float" office:value="-0.695509" calcext:value-type="float">
            <text:p>-0.695509</text:p>
          </table:table-cell>
          <table:table-cell table:formula="of:=[.E20]*[.E20]/2 -COS([.D20])" office:value-type="float" office:value="-0.540300687560116" calcext:value-type="float">
            <text:p>-0.540300687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0]-[.G20]" office:value-type="float" office:value="0.0000016183080233656" calcext:value-type="float">
            <text:p>1.6183080233656E-06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0.637117" calcext:value-type="float">
            <text:p>0.637117</text:p>
          </table:table-cell>
          <table:table-cell office:value-type="float" office:value="-0.725966" calcext:value-type="float">
            <text:p>-0.725966</text:p>
          </table:table-cell>
          <table:table-cell table:formula="of:=[.E21]*[.E21]/2 -COS([.D21])" office:value-type="float" office:value="-0.540300819995747" calcext:value-type="float">
            <text:p>-0.5403008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1]-[.G21]" office:value-type="float" office:value="0.00000148587239245934" calcext:value-type="float">
            <text:p>1.48587239245934E-0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00088" calcext:value-type="float">
            <text:p>0.600088</text:p>
          </table:table-cell>
          <table:table-cell office:value-type="float" office:value="-0.754964" calcext:value-type="float">
            <text:p>-0.754964</text:p>
          </table:table-cell>
          <table:table-cell table:formula="of:=[.E22]*[.E22]/2 -COS([.D22])" office:value-type="float" office:value="-0.540300602528384" calcext:value-type="float">
            <text:p>-0.540300602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2]-[.G22]" office:value-type="float" office:value="0.00000170333975557657" calcext:value-type="float">
            <text:p>1.70333975557657E-06</text:p>
          </table:table-cell>
        </table:table-row>
        <table:table-row table:style-name="ro1">
          <table:table-cell table:number-columns-repeated="2"/>
          <table:table-cell office:value-type="float" office:value="1.05" calcext:value-type="float">
            <text:p>1.05</text:p>
          </table:table-cell>
          <table:table-cell office:value-type="float" office:value="0.561647" calcext:value-type="float">
            <text:p>0.561647</text:p>
          </table:table-cell>
          <table:table-cell office:value-type="float" office:value="-0.782405" calcext:value-type="float">
            <text:p>-0.782405</text:p>
          </table:table-cell>
          <table:table-cell table:formula="of:=[.E23]*[.E23]/2 -COS([.D23])" office:value-type="float" office:value="-0.540300306592808" calcext:value-type="float">
            <text:p>-0.540300306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3]-[.G23]" office:value-type="float" office:value="0.00000199927533217625" calcext:value-type="float">
            <text:p>1.99927533217625E-06</text:p>
          </table:table-cell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 office:value-type="float" office:value="0.521875" calcext:value-type="float">
            <text:p>0.521875</text:p>
          </table:table-cell>
          <table:table-cell office:value-type="float" office:value="-0.80819" calcext:value-type="float">
            <text:p>-0.80819</text:p>
          </table:table-cell>
          <table:table-cell table:formula="of:=[.E24]*[.E24]/2 -COS([.D24])" office:value-type="float" office:value="-0.540300466452127" calcext:value-type="float">
            <text:p>-0.540300466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4]-[.G24]" office:value-type="float" office:value="0.00000183941601306081" calcext:value-type="float">
            <text:p>1.83941601306081E-06</text:p>
          </table:table-cell>
        </table:table-row>
        <table:table-row table:style-name="ro1">
          <table:table-cell table:number-columns-repeated="2"/>
          <table:table-cell office:value-type="float" office:value="1.15" calcext:value-type="float">
            <text:p>1.15</text:p>
          </table:table-cell>
          <table:table-cell office:value-type="float" office:value="0.480857" calcext:value-type="float">
            <text:p>0.480857</text:p>
          </table:table-cell>
          <table:table-cell office:value-type="float" office:value="-0.832224" calcext:value-type="float">
            <text:p>-0.832224</text:p>
          </table:table-cell>
          <table:table-cell table:formula="of:=[.E25]*[.E25]/2 -COS([.D25])" office:value-type="float" office:value="-0.54030045926004" calcext:value-type="float">
            <text:p>-0.540300459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5]-[.G25]" office:value-type="float" office:value="0.00000184660809932069" calcext:value-type="float">
            <text:p>1.84660809932069E-06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438683" calcext:value-type="float">
            <text:p>0.438683</text:p>
          </table:table-cell>
          <table:table-cell office:value-type="float" office:value="-0.854414" calcext:value-type="float">
            <text:p>-0.854414</text:p>
          </table:table-cell>
          <table:table-cell table:formula="of:=[.E26]*[.E26]/2 -COS([.D26])" office:value-type="float" office:value="-0.540300198994501" calcext:value-type="float">
            <text:p>-0.54030019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6]-[.G26]" office:value-type="float" office:value="0.00000210687363866313" calcext:value-type="float">
            <text:p>2.10687363866313E-06</text:p>
          </table:table-cell>
        </table:table-row>
        <table:table-row table:style-name="ro1">
          <table:table-cell table:number-columns-repeated="2"/>
          <table:table-cell office:value-type="float" office:value="1.25" calcext:value-type="float">
            <text:p>1.25</text:p>
          </table:table-cell>
          <table:table-cell office:value-type="float" office:value="0.395448" calcext:value-type="float">
            <text:p>0.395448</text:p>
          </table:table-cell>
          <table:table-cell office:value-type="float" office:value="-0.874671" calcext:value-type="float">
            <text:p>-0.874671</text:p>
          </table:table-cell>
          <table:table-cell table:formula="of:=[.E27]*[.E27]/2 -COS([.D27])" office:value-type="float" office:value="-0.540299398555248" calcext:value-type="float">
            <text:p>-0.540299398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7]-[.G27]" office:value-type="float" office:value="0.00000290731289154245" calcext:value-type="float">
            <text:p>2.90731289154245E-06</text:p>
          </table:table-cell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 office:value-type="float" office:value="0.35125" calcext:value-type="float">
            <text:p>0.35125</text:p>
          </table:table-cell>
          <table:table-cell office:value-type="float" office:value="-0.89291" calcext:value-type="float">
            <text:p>-0.89291</text:p>
          </table:table-cell>
          <table:table-cell table:formula="of:=[.E28]*[.E28]/2 -COS([.D28])" office:value-type="float" office:value="-0.540299222764844" calcext:value-type="float">
            <text:p>-0.540299222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8]-[.G28]" office:value-type="float" office:value="0.00000308310329621975" calcext:value-type="float">
            <text:p>3.08310329621975E-06</text:p>
          </table:table-cell>
        </table:table-row>
        <table:table-row table:style-name="ro1">
          <table:table-cell table:number-columns-repeated="2"/>
          <table:table-cell office:value-type="float" office:value="1.35" calcext:value-type="float">
            <text:p>1.35</text:p>
          </table:table-cell>
          <table:table-cell office:value-type="float" office:value="0.306191" calcext:value-type="float">
            <text:p>0.306191</text:p>
          </table:table-cell>
          <table:table-cell office:value-type="float" office:value="-0.909053" calcext:value-type="float">
            <text:p>-0.909053</text:p>
          </table:table-cell>
          <table:table-cell table:formula="of:=[.E29]*[.E29]/2 -COS([.D29])" office:value-type="float" office:value="-0.540299948569296" calcext:value-type="float">
            <text:p>-0.540299948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9]-[.G29]" office:value-type="float" office:value="0.00000235729884345837" calcext:value-type="float">
            <text:p>2.35729884345837E-06</text:p>
          </table:table-cell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0.26038" calcext:value-type="float">
            <text:p>0.26038</text:p>
          </table:table-cell>
          <table:table-cell office:value-type="float" office:value="-0.923031" calcext:value-type="float">
            <text:p>-0.923031</text:p>
          </table:table-cell>
          <table:table-cell table:formula="of:=[.E30]*[.E30]/2 -COS([.D30])" office:value-type="float" office:value="-0.54029910427329" calcext:value-type="float">
            <text:p>-0.540299104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0]-[.G30]" office:value-type="float" office:value="0.00000320159485001081" calcext:value-type="float">
            <text:p>3.20159485001081E-06</text:p>
          </table:table-cell>
        </table:table-row>
        <table:table-row table:style-name="ro1">
          <table:table-cell table:number-columns-repeated="2"/>
          <table:table-cell office:value-type="float" office:value="1.45" calcext:value-type="float">
            <text:p>1.45</text:p>
          </table:table-cell>
          <table:table-cell office:value-type="float" office:value="0.213925" calcext:value-type="float">
            <text:p>0.213925</text:p>
          </table:table-cell>
          <table:table-cell office:value-type="float" office:value="-0.934779" calcext:value-type="float">
            <text:p>-0.934779</text:p>
          </table:table-cell>
          <table:table-cell table:formula="of:=[.E31]*[.E31]/2 -COS([.D31])" office:value-type="float" office:value="-0.540299288718494" calcext:value-type="float">
            <text:p>-0.540299288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1]-[.G31]" office:value-type="float" office:value="0.00000301714964578981" calcext:value-type="float">
            <text:p>3.01714964578981E-06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0.16694" calcext:value-type="float">
            <text:p>0.16694</text:p>
          </table:table-cell>
          <table:table-cell office:value-type="float" office:value="-0.944244" calcext:value-type="float">
            <text:p>-0.944244</text:p>
          </table:table-cell>
          <table:table-cell table:formula="of:=[.E32]*[.E32]/2 -COS([.D32])" office:value-type="float" office:value="-0.540299484014626" calcext:value-type="float">
            <text:p>-0.54029948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2]-[.G32]" office:value-type="float" office:value="0.00000282185351418995" calcext:value-type="float">
            <text:p>2.82185351418995E-06</text:p>
          </table:table-cell>
        </table:table-row>
        <table:table-row table:style-name="ro1">
          <table:table-cell table:number-columns-repeated="2"/>
          <table:table-cell office:value-type="float" office:value="1.55" calcext:value-type="float">
            <text:p>1.55</text:p>
          </table:table-cell>
          <table:table-cell office:value-type="float" office:value="0.11954" calcext:value-type="float">
            <text:p>0.11954</text:p>
          </table:table-cell>
          <table:table-cell office:value-type="float" office:value="-0.951383" calcext:value-type="float">
            <text:p>-0.951383</text:p>
          </table:table-cell>
          <table:table-cell table:formula="of:=[.E33]*[.E33]/2 -COS([.D33])" office:value-type="float" office:value="-0.540298792083625" calcext:value-type="float">
            <text:p>-0.540298792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3]-[.G33]" office:value-type="float" office:value="0.00000351378451446394" calcext:value-type="float">
            <text:p>3.51378451446394E-06</text:p>
          </table:table-cell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071841" calcext:value-type="float">
            <text:p>0.071841</text:p>
          </table:table-cell>
          <table:table-cell office:value-type="float" office:value="-0.956161" calcext:value-type="float">
            <text:p>-0.956161</text:p>
          </table:table-cell>
          <table:table-cell table:formula="of:=[.E34]*[.E34]/2 -COS([.D34])" office:value-type="float" office:value="-0.54029861609372" calcext:value-type="float">
            <text:p>-0.540298616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4]-[.G34]" office:value-type="float" office:value="0.00000368977442022356" calcext:value-type="float">
            <text:p>3.68977442022356E-06</text:p>
          </table:table-cell>
        </table:table-row>
        <table:table-row table:style-name="ro1">
          <table:table-cell table:number-columns-repeated="2"/>
          <table:table-cell office:value-type="float" office:value="1.65" calcext:value-type="float">
            <text:p>1.65</text:p>
          </table:table-cell>
          <table:table-cell office:value-type="float" office:value="0.023963" calcext:value-type="float">
            <text:p>0.023963</text:p>
          </table:table-cell>
          <table:table-cell office:value-type="float" office:value="-0.958555" calcext:value-type="float">
            <text:p>-0.958555</text:p>
          </table:table-cell>
          <table:table-cell table:formula="of:=[.E35]*[.E35]/2 -COS([.D35])" office:value-type="float" office:value="-0.540299057041686" calcext:value-type="float">
            <text:p>-0.54029905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5]-[.G35]" office:value-type="float" office:value="0.00000324882645375002" calcext:value-type="float">
            <text:p>3.24882645375002E-06</text:p>
          </table:table-cell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-0.0239748" calcext:value-type="float">
            <text:p>-0.0239748</text:p>
          </table:table-cell>
          <table:table-cell office:value-type="float" office:value="-0.958555" calcext:value-type="float">
            <text:p>-0.958555</text:p>
          </table:table-cell>
          <table:table-cell table:formula="of:=[.E36]*[.E36]/2 -COS([.D36])" office:value-type="float" office:value="-0.540298774235747" calcext:value-type="float">
            <text:p>-0.540298774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6]-[.G36]" office:value-type="float" office:value="0.00000353163239286136" calcext:value-type="float">
            <text:p>3.53163239286136E-06</text:p>
          </table:table-cell>
        </table:table-row>
        <table:table-row table:style-name="ro1">
          <table:table-cell table:number-columns-repeated="2"/>
          <table:table-cell office:value-type="float" office:value="1.75" calcext:value-type="float">
            <text:p>1.75</text:p>
          </table:table-cell>
          <table:table-cell office:value-type="float" office:value="-0.0718526" calcext:value-type="float">
            <text:p>-0.0718526</text:p>
          </table:table-cell>
          <table:table-cell office:value-type="float" office:value="-0.95616" calcext:value-type="float">
            <text:p>-0.95616</text:p>
          </table:table-cell>
          <table:table-cell table:formula="of:=[.E37]*[.E37]/2 -COS([.D37])" office:value-type="float" office:value="-0.540298739548171" calcext:value-type="float">
            <text:p>-0.540298739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7]-[.G37]" office:value-type="float" office:value="0.00000356631996911716" calcext:value-type="float">
            <text:p>3.56631996911716E-06</text:p>
          </table:table-cell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-0.119551" calcext:value-type="float">
            <text:p>-0.119551</text:p>
          </table:table-cell>
          <table:table-cell office:value-type="float" office:value="-0.951382" calcext:value-type="float">
            <text:p>-0.951382</text:p>
          </table:table-cell>
          <table:table-cell table:formula="of:=[.E38]*[.E38]/2 -COS([.D38])" office:value-type="float" office:value="-0.540298431595528" calcext:value-type="float">
            <text:p>-0.540298431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8]-[.G38]" office:value-type="float" office:value="0.00000387427261205886" calcext:value-type="float">
            <text:p>3.87427261205886E-06</text:p>
          </table:table-cell>
        </table:table-row>
        <table:table-row table:style-name="ro1">
          <table:table-cell table:number-columns-repeated="2"/>
          <table:table-cell office:value-type="float" office:value="1.85" calcext:value-type="float">
            <text:p>1.85</text:p>
          </table:table-cell>
          <table:table-cell office:value-type="float" office:value="-0.166951" calcext:value-type="float">
            <text:p>-0.166951</text:p>
          </table:table-cell>
          <table:table-cell office:value-type="float" office:value="-0.944243" calcext:value-type="float">
            <text:p>-0.944243</text:p>
          </table:table-cell>
          <table:table-cell table:formula="of:=[.E39]*[.E39]/2 -COS([.D39])" office:value-type="float" office:value="-0.540298600376071" calcext:value-type="float">
            <text:p>-0.540298600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39]-[.G39]" office:value-type="float" office:value="0.00000370549206862858" calcext:value-type="float">
            <text:p>3.70549206862858E-06</text:p>
          </table:table-cell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-0.213937" calcext:value-type="float">
            <text:p>-0.213937</text:p>
          </table:table-cell>
          <table:table-cell office:value-type="float" office:value="-0.934777" calcext:value-type="float">
            <text:p>-0.934777</text:p>
          </table:table-cell>
          <table:table-cell table:formula="of:=[.E40]*[.E40]/2 -COS([.D40])" office:value-type="float" office:value="-0.540298610639468" calcext:value-type="float">
            <text:p>-0.540298610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0]-[.G40]" office:value-type="float" office:value="0.0000036952286719405" calcext:value-type="float">
            <text:p>3.6952286719405E-06</text:p>
          </table:table-cell>
        </table:table-row>
        <table:table-row table:style-name="ro1">
          <table:table-cell table:number-columns-repeated="2"/>
          <table:table-cell office:value-type="float" office:value="1.95" calcext:value-type="float">
            <text:p>1.95</text:p>
          </table:table-cell>
          <table:table-cell office:value-type="float" office:value="-0.260391" calcext:value-type="float">
            <text:p>-0.260391</text:p>
          </table:table-cell>
          <table:table-cell office:value-type="float" office:value="-0.923028" calcext:value-type="float">
            <text:p>-0.923028</text:p>
          </table:table-cell>
          <table:table-cell table:formula="of:=[.E41]*[.E41]/2 -COS([.D41])" office:value-type="float" office:value="-0.540299041377952" calcext:value-type="float">
            <text:p>-0.540299041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1]-[.G41]" office:value-type="float" office:value="0.00000326449018728248" calcext:value-type="float">
            <text:p>3.26449018728248E-0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0.306202" calcext:value-type="float">
            <text:p>-0.306202</text:p>
          </table:table-cell>
          <table:table-cell office:value-type="float" office:value="-0.90905" calcext:value-type="float">
            <text:p>-0.90905</text:p>
          </table:table-cell>
          <table:table-cell table:formula="of:=[.E42]*[.E42]/2 -COS([.D42])" office:value-type="float" office:value="-0.54029935994718" calcext:value-type="float">
            <text:p>-0.540299359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2]-[.G42]" office:value-type="float" office:value="0.00000294592095995139" calcext:value-type="float">
            <text:p>2.94592095995139E-06</text:p>
          </table:table-cell>
        </table:table-row>
        <table:table-row table:style-name="ro1">
          <table:table-cell table:number-columns-repeated="2"/>
          <table:table-cell office:value-type="float" office:value="2.05" calcext:value-type="float">
            <text:p>2.05</text:p>
          </table:table-cell>
          <table:table-cell office:value-type="float" office:value="-0.35126" calcext:value-type="float">
            <text:p>-0.35126</text:p>
          </table:table-cell>
          <table:table-cell office:value-type="float" office:value="-0.892907" calcext:value-type="float">
            <text:p>-0.892907</text:p>
          </table:table-cell>
          <table:table-cell table:formula="of:=[.E43]*[.E43]/2 -COS([.D43])" office:value-type="float" office:value="-0.540298460725845" calcext:value-type="float">
            <text:p>-0.540298460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3]-[.G43]" office:value-type="float" office:value="0.00000384514229478938" calcext:value-type="float">
            <text:p>3.84514229478938E-06</text:p>
          </table:table-cell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 office:value-type="float" office:value="-0.395458" calcext:value-type="float">
            <text:p>-0.395458</text:p>
          </table:table-cell>
          <table:table-cell office:value-type="float" office:value="-0.874667" calcext:value-type="float">
            <text:p>-0.874667</text:p>
          </table:table-cell>
          <table:table-cell table:formula="of:=[.E44]*[.E44]/2 -COS([.D44])" office:value-type="float" office:value="-0.540299044968581" calcext:value-type="float">
            <text:p>-0.54029904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4]-[.G44]" office:value-type="float" office:value="0.0000032608995590433" calcext:value-type="float">
            <text:p>3.2608995590433E-06</text:p>
          </table:table-cell>
        </table:table-row>
        <table:table-row table:style-name="ro1">
          <table:table-cell table:number-columns-repeated="2"/>
          <table:table-cell office:value-type="float" office:value="2.15" calcext:value-type="float">
            <text:p>2.15</text:p>
          </table:table-cell>
          <table:table-cell office:value-type="float" office:value="-0.438693" calcext:value-type="float">
            <text:p>-0.438693</text:p>
          </table:table-cell>
          <table:table-cell office:value-type="float" office:value="-0.85441" calcext:value-type="float">
            <text:p>-0.85441</text:p>
          </table:table-cell>
          <table:table-cell table:formula="of:=[.E45]*[.E45]/2 -COS([.D45])" office:value-type="float" office:value="-0.540299369121855" calcext:value-type="float">
            <text:p>-0.540299369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5]-[.G45]" office:value-type="float" office:value="0.0000029367462850427" calcext:value-type="float">
            <text:p>2.9367462850427E-06</text:p>
          </table:table-cell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-0.480867" calcext:value-type="float">
            <text:p>-0.480867</text:p>
          </table:table-cell>
          <table:table-cell office:value-type="float" office:value="-0.83222" calcext:value-type="float">
            <text:p>-0.83222</text:p>
          </table:table-cell>
          <table:table-cell table:formula="of:=[.E46]*[.E46]/2 -COS([.D46])" office:value-type="float" office:value="-0.540299162712105" calcext:value-type="float">
            <text:p>-0.540299162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6]-[.G46]" office:value-type="float" office:value="0.00000314315603433535" calcext:value-type="float">
            <text:p>3.14315603433535E-06</text:p>
          </table:table-cell>
        </table:table-row>
        <table:table-row table:style-name="ro1">
          <table:table-cell table:number-columns-repeated="2"/>
          <table:table-cell office:value-type="float" office:value="2.25" calcext:value-type="float">
            <text:p>2.25</text:p>
          </table:table-cell>
          <table:table-cell office:value-type="float" office:value="-0.521885" calcext:value-type="float">
            <text:p>-0.521885</text:p>
          </table:table-cell>
          <table:table-cell office:value-type="float" office:value="-0.808186" calcext:value-type="float">
            <text:p>-0.808186</text:p>
          </table:table-cell>
          <table:table-cell table:formula="of:=[.E47]*[.E47]/2 -COS([.D47])" office:value-type="float" office:value="-0.540298714096538" calcext:value-type="float">
            <text:p>-0.540298714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7]-[.G47]" office:value-type="float" office:value="0.00000359177160147439" calcext:value-type="float">
            <text:p>3.59177160147439E-06</text:p>
          </table:table-cell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-0.561656" calcext:value-type="float">
            <text:p>-0.561656</text:p>
          </table:table-cell>
          <table:table-cell office:value-type="float" office:value="-0.7824" calcext:value-type="float">
            <text:p>-0.7824</text:p>
          </table:table-cell>
          <table:table-cell table:formula="of:=[.E48]*[.E48]/2 -COS([.D48])" office:value-type="float" office:value="-0.540299425342875" calcext:value-type="float">
            <text:p>-0.540299425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8]-[.G48]" office:value-type="float" office:value="0.00000288052526453697" calcext:value-type="float">
            <text:p>2.88052526453697E-06</text:p>
          </table:table-cell>
        </table:table-row>
        <table:table-row table:style-name="ro1">
          <table:table-cell table:number-columns-repeated="2"/>
          <table:table-cell office:value-type="float" office:value="2.35" calcext:value-type="float">
            <text:p>2.35</text:p>
          </table:table-cell>
          <table:table-cell office:value-type="float" office:value="-0.600097" calcext:value-type="float">
            <text:p>-0.600097</text:p>
          </table:table-cell>
          <table:table-cell office:value-type="float" office:value="-0.754959" calcext:value-type="float">
            <text:p>-0.754959</text:p>
          </table:table-cell>
          <table:table-cell table:formula="of:=[.E49]*[.E49]/2 -COS([.D49])" office:value-type="float" office:value="-0.540299294866554" calcext:value-type="float">
            <text:p>-0.540299294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49]-[.G49]" office:value-type="float" office:value="0.00000301100158628387" calcext:value-type="float">
            <text:p>0.000003011</text:p>
          </table:table-cell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-0.637126" calcext:value-type="float">
            <text:p>-0.637126</text:p>
          </table:table-cell>
          <table:table-cell office:value-type="float" office:value="-0.725961" calcext:value-type="float">
            <text:p>-0.725961</text:p>
          </table:table-cell>
          <table:table-cell table:formula="of:=[.E50]*[.E50]/2 -COS([.D50])" office:value-type="float" office:value="-0.540299095856007" calcext:value-type="float">
            <text:p>-0.540299095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0]-[.G50]" office:value-type="float" office:value="0.0000032100121327705" calcext:value-type="float">
            <text:p>0.00000321</text:p>
          </table:table-cell>
        </table:table-row>
        <table:table-row table:style-name="ro1">
          <table:table-cell table:number-columns-repeated="2"/>
          <table:table-cell office:value-type="float" office:value="2.45" calcext:value-type="float">
            <text:p>2.45</text:p>
          </table:table-cell>
          <table:table-cell office:value-type="float" office:value="-0.672669" calcext:value-type="float">
            <text:p>-0.672669</text:p>
          </table:table-cell>
          <table:table-cell office:value-type="float" office:value="-0.695504" calcext:value-type="float">
            <text:p>-0.695504</text:p>
          </table:table-cell>
          <table:table-cell table:formula="of:=[.E51]*[.E51]/2 -COS([.D51])" office:value-type="float" office:value="-0.540298557442159" calcext:value-type="float">
            <text:p>-0.540298557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1]-[.G51]" office:value-type="float" office:value="0.00000374842598072078" calcext:value-type="float">
            <text:p>3.74842598072078E-06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-0.706654" calcext:value-type="float">
            <text:p>-0.706654</text:p>
          </table:table-cell>
          <table:table-cell office:value-type="float" office:value="-0.663686" calcext:value-type="float">
            <text:p>-0.663686</text:p>
          </table:table-cell>
          <table:table-cell table:formula="of:=[.E52]*[.E52]/2 -COS([.D52])" office:value-type="float" office:value="-0.540299109222505" calcext:value-type="float">
            <text:p>-0.540299109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2]-[.G52]" office:value-type="float" office:value="0.00000319664563463995" calcext:value-type="float">
            <text:p>3.19664563463995E-06</text:p>
          </table:table-cell>
        </table:table-row>
        <table:table-row table:style-name="ro1">
          <table:table-cell table:number-columns-repeated="2"/>
          <table:table-cell office:value-type="float" office:value="2.55" calcext:value-type="float">
            <text:p>2.55</text:p>
          </table:table-cell>
          <table:table-cell office:value-type="float" office:value="-0.739016" calcext:value-type="float">
            <text:p>-0.739016</text:p>
          </table:table-cell>
          <table:table-cell office:value-type="float" office:value="-0.630607" calcext:value-type="float">
            <text:p>-0.630607</text:p>
          </table:table-cell>
          <table:table-cell table:formula="of:=[.E53]*[.E53]/2 -COS([.D53])" office:value-type="float" office:value="-0.54029910618978" calcext:value-type="float">
            <text:p>-0.540299106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3]-[.G53]" office:value-type="float" office:value="0.00000319967836015511" calcext:value-type="float">
            <text:p>3.19967836015511E-06</text:p>
          </table:table-cell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-0.769695" calcext:value-type="float">
            <text:p>-0.769695</text:p>
          </table:table-cell>
          <table:table-cell office:value-type="float" office:value="-0.596362" calcext:value-type="float">
            <text:p>-0.596362</text:p>
          </table:table-cell>
          <table:table-cell table:formula="of:=[.E54]*[.E54]/2 -COS([.D54])" office:value-type="float" office:value="-0.540299139941613" calcext:value-type="float">
            <text:p>-0.540299139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4]-[.G54]" office:value-type="float" office:value="0.00000316592652660486" calcext:value-type="float">
            <text:p>3.16592652660486E-06</text:p>
          </table:table-cell>
        </table:table-row>
        <table:table-row table:style-name="ro1">
          <table:table-cell table:number-columns-repeated="2"/>
          <table:table-cell office:value-type="float" office:value="2.65" calcext:value-type="float">
            <text:p>2.65</text:p>
          </table:table-cell>
          <table:table-cell office:value-type="float" office:value="-0.798635" calcext:value-type="float">
            <text:p>-0.798635</text:p>
          </table:table-cell>
          <table:table-cell office:value-type="float" office:value="-0.561046" calcext:value-type="float">
            <text:p>-0.561046</text:p>
          </table:table-cell>
          <table:table-cell table:formula="of:=[.E55]*[.E55]/2 -COS([.D55])" office:value-type="float" office:value="-0.540298943988589" calcext:value-type="float">
            <text:p>-0.54029894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5]-[.G55]" office:value-type="float" office:value="0.00000336187955041201" calcext:value-type="float">
            <text:p>3.36187955041201E-06</text:p>
          </table:table-cell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-0.825783" calcext:value-type="float">
            <text:p>-0.825783</text:p>
          </table:table-cell>
          <table:table-cell office:value-type="float" office:value="-0.524752" calcext:value-type="float">
            <text:p>-0.524752</text:p>
          </table:table-cell>
          <table:table-cell table:formula="of:=[.E56]*[.E56]/2 -COS([.D56])" office:value-type="float" office:value="-0.540299276009216" calcext:value-type="float">
            <text:p>-0.54029927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6]-[.G56]" office:value-type="float" office:value="0.00000302985892419727" calcext:value-type="float">
            <text:p>3.02985892419727E-06</text:p>
          </table:table-cell>
        </table:table-row>
        <table:table-row table:style-name="ro1">
          <table:table-cell table:number-columns-repeated="2"/>
          <table:table-cell office:value-type="float" office:value="2.75" calcext:value-type="float">
            <text:p>2.75</text:p>
          </table:table-cell>
          <table:table-cell office:value-type="float" office:value="-0.851095" calcext:value-type="float">
            <text:p>-0.851095</text:p>
          </table:table-cell>
          <table:table-cell office:value-type="float" office:value="-0.487568" calcext:value-type="float">
            <text:p>-0.487568</text:p>
          </table:table-cell>
          <table:table-cell table:formula="of:=[.E57]*[.E57]/2 -COS([.D57])" office:value-type="float" office:value="-0.540298821025644" calcext:value-type="float">
            <text:p>-0.54029882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7]-[.G57]" office:value-type="float" office:value="0.00000348484249568237" calcext:value-type="float">
            <text:p>3.48484249568237E-06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-0.874527" calcext:value-type="float">
            <text:p>-0.874527</text:p>
          </table:table-cell>
          <table:table-cell office:value-type="float" office:value="-0.44958" calcext:value-type="float">
            <text:p>-0.44958</text:p>
          </table:table-cell>
          <table:table-cell table:formula="of:=[.E58]*[.E58]/2 -COS([.D58])" office:value-type="float" office:value="-0.540298746321554" calcext:value-type="float">
            <text:p>-0.540298746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8]-[.G58]" office:value-type="float" office:value="0.00000355954658604052" calcext:value-type="float">
            <text:p>3.55954658604052E-06</text:p>
          </table:table-cell>
        </table:table-row>
        <table:table-row table:style-name="ro1">
          <table:table-cell table:number-columns-repeated="2"/>
          <table:table-cell office:value-type="float" office:value="2.85" calcext:value-type="float">
            <text:p>2.85</text:p>
          </table:table-cell>
          <table:table-cell office:value-type="float" office:value="-0.896041" calcext:value-type="float">
            <text:p>-0.896041</text:p>
          </table:table-cell>
          <table:table-cell office:value-type="float" office:value="-0.410871" calcext:value-type="float">
            <text:p>-0.410871</text:p>
          </table:table-cell>
          <table:table-cell table:formula="of:=[.E59]*[.E59]/2 -COS([.D59])" office:value-type="float" office:value="-0.540298790632394" calcext:value-type="float">
            <text:p>-0.540298790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59]-[.G59]" office:value-type="float" office:value="0.00000351523574582124" calcext:value-type="float">
            <text:p>3.51523574582124E-06</text:p>
          </table:table-cell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 office:value-type="float" office:value="-0.915603" calcext:value-type="float">
            <text:p>-0.915603</text:p>
          </table:table-cell>
          <table:table-cell office:value-type="float" office:value="-0.37152" calcext:value-type="float">
            <text:p>-0.37152</text:p>
          </table:table-cell>
          <table:table-cell table:formula="of:=[.E60]*[.E60]/2 -COS([.D60])" office:value-type="float" office:value="-0.54029899415886" calcext:value-type="float">
            <text:p>-0.540298994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0]-[.G60]" office:value-type="float" office:value="0.00000331170928002944" calcext:value-type="float">
            <text:p>3.31170928002944E-06</text:p>
          </table:table-cell>
        </table:table-row>
        <table:table-row table:style-name="ro1">
          <table:table-cell table:number-columns-repeated="2"/>
          <table:table-cell office:value-type="float" office:value="2.95" calcext:value-type="float">
            <text:p>2.95</text:p>
          </table:table-cell>
          <table:table-cell office:value-type="float" office:value="-0.933183" calcext:value-type="float">
            <text:p>-0.933183</text:p>
          </table:table-cell>
          <table:table-cell office:value-type="float" office:value="-0.331602" calcext:value-type="float">
            <text:p>-0.331602</text:p>
          </table:table-cell>
          <table:table-cell table:formula="of:=[.E61]*[.E61]/2 -COS([.D61])" office:value-type="float" office:value="-0.540299458650323" calcext:value-type="float">
            <text:p>-0.540299458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1]-[.G61]" office:value-type="float" office:value="0.00000284721781684816" calcext:value-type="float">
            <text:p>2.84721781684816E-0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0.948755" calcext:value-type="float">
            <text:p>-0.948755</text:p>
          </table:table-cell>
          <table:table-cell office:value-type="float" office:value="-0.291191" calcext:value-type="float">
            <text:p>-0.291191</text:p>
          </table:table-cell>
          <table:table-cell table:formula="of:=[.E62]*[.E62]/2 -COS([.D62])" office:value-type="float" office:value="-0.54029924145362" calcext:value-type="float">
            <text:p>-0.540299241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2]-[.G62]" office:value-type="float" office:value="0.00000306441451958239" calcext:value-type="float">
            <text:p>3.06441451958239E-06</text:p>
          </table:table-cell>
        </table:table-row>
        <table:table-row table:style-name="ro1">
          <table:table-cell table:number-columns-repeated="2"/>
          <table:table-cell office:value-type="float" office:value="3.05" calcext:value-type="float">
            <text:p>3.05</text:p>
          </table:table-cell>
          <table:table-cell office:value-type="float" office:value="-0.962295" calcext:value-type="float">
            <text:p>-0.962295</text:p>
          </table:table-cell>
          <table:table-cell office:value-type="float" office:value="-0.250356" calcext:value-type="float">
            <text:p>-0.250356</text:p>
          </table:table-cell>
          <table:table-cell table:formula="of:=[.E63]*[.E63]/2 -COS([.D63])" office:value-type="float" office:value="-0.54029936933419" calcext:value-type="float">
            <text:p>-0.540299369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3]-[.G63]" office:value-type="float" office:value="0.00000293653395000426" calcext:value-type="float">
            <text:p>2.93653395000426E-06</text:p>
          </table:table-cell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-0.973785" calcext:value-type="float">
            <text:p>-0.973785</text:p>
          </table:table-cell>
          <table:table-cell office:value-type="float" office:value="-0.209162" calcext:value-type="float">
            <text:p>-0.209162</text:p>
          </table:table-cell>
          <table:table-cell table:formula="of:=[.E64]*[.E64]/2 -COS([.D64])" office:value-type="float" office:value="-0.540298925768931" calcext:value-type="float">
            <text:p>-0.540298925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4]-[.G64]" office:value-type="float" office:value="0.00000338009920852755" calcext:value-type="float">
            <text:p>3.38009920852755E-06</text:p>
          </table:table-cell>
        </table:table-row>
        <table:table-row table:style-name="ro1">
          <table:table-cell table:number-columns-repeated="2"/>
          <table:table-cell office:value-type="float" office:value="3.15" calcext:value-type="float">
            <text:p>3.15</text:p>
          </table:table-cell>
          <table:table-cell office:value-type="float" office:value="-0.983207" calcext:value-type="float">
            <text:p>-0.983207</text:p>
          </table:table-cell>
          <table:table-cell office:value-type="float" office:value="-0.167675" calcext:value-type="float">
            <text:p>-0.167675</text:p>
          </table:table-cell>
          <table:table-cell table:formula="of:=[.E65]*[.E65]/2 -COS([.D65])" office:value-type="float" office:value="-0.540298829008064" calcext:value-type="float">
            <text:p>-0.54029882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5]-[.G65]" office:value-type="float" office:value="0.00000347686007595716" calcext:value-type="float">
            <text:p>3.47686007595716E-06</text:p>
          </table:table-cell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-0.990548" calcext:value-type="float">
            <text:p>-0.990548</text:p>
          </table:table-cell>
          <table:table-cell office:value-type="float" office:value="-0.125954" calcext:value-type="float">
            <text:p>-0.125954</text:p>
          </table:table-cell>
          <table:table-cell table:formula="of:=[.E66]*[.E66]/2 -COS([.D66])" office:value-type="float" office:value="-0.540299430923367" calcext:value-type="float">
            <text:p>-0.540299430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6]-[.G66]" office:value-type="float" office:value="0.00000287494477280159" calcext:value-type="float">
            <text:p>2.87494477280159E-06</text:p>
          </table:table-cell>
        </table:table-row>
        <table:table-row table:style-name="ro1">
          <table:table-cell table:number-columns-repeated="2"/>
          <table:table-cell office:value-type="float" office:value="3.25" calcext:value-type="float">
            <text:p>3.25</text:p>
          </table:table-cell>
          <table:table-cell office:value-type="float" office:value="-0.995799" calcext:value-type="float">
            <text:p>-0.995799</text:p>
          </table:table-cell>
          <table:table-cell office:value-type="float" office:value="-0.0840616" calcext:value-type="float">
            <text:p>-0.0840616</text:p>
          </table:table-cell>
          <table:table-cell table:formula="of:=[.E67]*[.E67]/2 -COS([.D67])" office:value-type="float" office:value="-0.540299371051274" calcext:value-type="float">
            <text:p>-0.540299371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7]-[.G67]" office:value-type="float" office:value="0.00000293481686586272" calcext:value-type="float">
            <text:p>2.93481686586272E-06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-0.998953" calcext:value-type="float">
            <text:p>-0.998953</text:p>
          </table:table-cell>
          <table:table-cell office:value-type="float" office:value="-0.0420543" calcext:value-type="float">
            <text:p>-0.0420543</text:p>
          </table:table-cell>
          <table:table-cell table:formula="of:=[.E68]*[.E68]/2 -COS([.D68])" office:value-type="float" office:value="-0.540298747611927" calcext:value-type="float">
            <text:p>-0.540298747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8]-[.G68]" office:value-type="float" office:value="0.00000355825621300987" calcext:value-type="float">
            <text:p>3.55825621300987E-06</text:p>
          </table:table-cell>
        </table:table-row>
        <table:table-row table:style-name="ro1">
          <table:table-cell table:number-columns-repeated="2"/>
          <table:table-cell office:value-type="float" office:value="3.35" calcext:value-type="float">
            <text:p>3.35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0.0000100095" calcext:value-type="float">
            <text:p>1.00E-05</text:p>
          </table:table-cell>
          <table:table-cell table:formula="of:=[.E69]*[.E69]/2 -COS([.D69])" office:value-type="float" office:value="-0.540302305818045" calcext:value-type="float">
            <text:p>-0.540302305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69]-[.G69]" office:value-type="float" office:value="0.0000000000500950392279265" calcext:value-type="float">
            <text:p>5.00950392279265E-11</text:p>
          </table:table-cell>
        </table:table-row>
        <table:table-row table:style-name="ro1"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-0.998952" calcext:value-type="float">
            <text:p>-0.998952</text:p>
          </table:table-cell>
          <table:table-cell office:value-type="float" office:value="0.0420742" calcext:value-type="float">
            <text:p>0.0420742</text:p>
          </table:table-cell>
          <table:table-cell table:formula="of:=[.E70]*[.E70]/2 -COS([.D70])" office:value-type="float" office:value="-0.540298751437908" calcext:value-type="float">
            <text:p>-0.540298751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0]-[.G70]" office:value-type="float" office:value="0.00000355443023136726" calcext:value-type="float">
            <text:p>3.55443023136726E-06</text:p>
          </table:table-cell>
        </table:table-row>
        <table:table-row table:style-name="ro1">
          <table:table-cell table:number-columns-repeated="2"/>
          <table:table-cell office:value-type="float" office:value="3.45" calcext:value-type="float">
            <text:p>3.45</text:p>
          </table:table-cell>
          <table:table-cell office:value-type="float" office:value="-0.995797" calcext:value-type="float">
            <text:p>-0.995797</text:p>
          </table:table-cell>
          <table:table-cell office:value-type="float" office:value="0.0840814" calcext:value-type="float">
            <text:p>0.0840814</text:p>
          </table:table-cell>
          <table:table-cell table:formula="of:=[.E71]*[.E71]/2 -COS([.D71])" office:value-type="float" office:value="-0.540299384821999" calcext:value-type="float">
            <text:p>-0.540299384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1]-[.G71]" office:value-type="float" office:value="0.000002921046140969" calcext:value-type="float">
            <text:p>0.000002921</text:p>
          </table:table-cell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-0.990545" calcext:value-type="float">
            <text:p>-0.990545</text:p>
          </table:table-cell>
          <table:table-cell office:value-type="float" office:value="0.125974" calcext:value-type="float">
            <text:p>0.125974</text:p>
          </table:table-cell>
          <table:table-cell table:formula="of:=[.E72]*[.E72]/2 -COS([.D72])" office:value-type="float" office:value="-0.540299420620505" calcext:value-type="float">
            <text:p>-0.540299420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2]-[.G72]" office:value-type="float" office:value="0.00000288524763458753" calcext:value-type="float">
            <text:p>2.88524763458753E-06</text:p>
          </table:table-cell>
        </table:table-row>
        <table:table-row table:style-name="ro1">
          <table:table-cell table:number-columns-repeated="2"/>
          <table:table-cell office:value-type="float" office:value="3.55" calcext:value-type="float">
            <text:p>3.55</text:p>
          </table:table-cell>
          <table:table-cell office:value-type="float" office:value="-0.983203" calcext:value-type="float">
            <text:p>-0.983203</text:p>
          </table:table-cell>
          <table:table-cell office:value-type="float" office:value="0.167694" calcext:value-type="float">
            <text:p>0.167694</text:p>
          </table:table-cell>
          <table:table-cell table:formula="of:=[.E73]*[.E73]/2 -COS([.D73])" office:value-type="float" office:value="-0.540298972116001" calcext:value-type="float">
            <text:p>-0.540298972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3]-[.G73]" office:value-type="float" office:value="0.00000333375213890097" calcext:value-type="float">
            <text:p>3.33375213890097E-06</text:p>
          </table:table-cell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-0.97378" calcext:value-type="float">
            <text:p>-0.97378</text:p>
          </table:table-cell>
          <table:table-cell office:value-type="float" office:value="0.209182" calcext:value-type="float">
            <text:p>0.209182</text:p>
          </table:table-cell>
          <table:table-cell table:formula="of:=[.E74]*[.E74]/2 -COS([.D74])" office:value-type="float" office:value="-0.540298877419195" calcext:value-type="float">
            <text:p>-0.540298877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4]-[.G74]" office:value-type="float" office:value="0.00000342844894474226" calcext:value-type="float">
            <text:p>3.42844894474226E-06</text:p>
          </table:table-cell>
        </table:table-row>
        <table:table-row table:style-name="ro1">
          <table:table-cell table:number-columns-repeated="2"/>
          <table:table-cell office:value-type="float" office:value="3.65" calcext:value-type="float">
            <text:p>3.65</text:p>
          </table:table-cell>
          <table:table-cell office:value-type="float" office:value="-0.96229" calcext:value-type="float">
            <text:p>-0.96229</text:p>
          </table:table-cell>
          <table:table-cell office:value-type="float" office:value="0.250375" calcext:value-type="float">
            <text:p>0.250375</text:p>
          </table:table-cell>
          <table:table-cell table:formula="of:=[.E75]*[.E75]/2 -COS([.D75])" office:value-type="float" office:value="-0.540298714910735" calcext:value-type="float">
            <text:p>-0.540298714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5]-[.G75]" office:value-type="float" office:value="0.00000359095740487536" calcext:value-type="float">
            <text:p>0.000003591</text:p>
          </table:table-cell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-0.948748" calcext:value-type="float">
            <text:p>-0.948748</text:p>
          </table:table-cell>
          <table:table-cell office:value-type="float" office:value="0.29121" calcext:value-type="float">
            <text:p>0.29121</text:p>
          </table:table-cell>
          <table:table-cell table:formula="of:=[.E76]*[.E76]/2 -COS([.D76])" office:value-type="float" office:value="-0.540299397464598" calcext:value-type="float">
            <text:p>-0.540299397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6]-[.G76]" office:value-type="float" office:value="0.00000290840354177924" calcext:value-type="float">
            <text:p>2.90840354177924E-06</text:p>
          </table:table-cell>
        </table:table-row>
        <table:table-row table:style-name="ro1">
          <table:table-cell table:number-columns-repeated="2"/>
          <table:table-cell office:value-type="float" office:value="3.75" calcext:value-type="float">
            <text:p>3.75</text:p>
          </table:table-cell>
          <table:table-cell office:value-type="float" office:value="-0.933176" calcext:value-type="float">
            <text:p>-0.933176</text:p>
          </table:table-cell>
          <table:table-cell office:value-type="float" office:value="0.331621" calcext:value-type="float">
            <text:p>0.331621</text:p>
          </table:table-cell>
          <table:table-cell table:formula="of:=[.E77]*[.E77]/2 -COS([.D77])" office:value-type="float" office:value="-0.540298782648716" calcext:value-type="float">
            <text:p>-0.540298782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7]-[.G77]" office:value-type="float" office:value="0.00000352321942409528" calcext:value-type="float">
            <text:p>3.52321942409528E-06</text:p>
          </table:table-cell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-0.915595" calcext:value-type="float">
            <text:p>-0.915595</text:p>
          </table:table-cell>
          <table:table-cell office:value-type="float" office:value="0.371538" calcext:value-type="float">
            <text:p>0.371538</text:p>
          </table:table-cell>
          <table:table-cell table:formula="of:=[.E78]*[.E78]/2 -COS([.D78])" office:value-type="float" office:value="-0.540298650058533" calcext:value-type="float">
            <text:p>-0.540298650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8]-[.G78]" office:value-type="float" office:value="0.00000365580960626222" calcext:value-type="float">
            <text:p>3.65580960626222E-06</text:p>
          </table:table-cell>
        </table:table-row>
        <table:table-row table:style-name="ro1">
          <table:table-cell table:number-columns-repeated="2"/>
          <table:table-cell office:value-type="float" office:value="3.85" calcext:value-type="float">
            <text:p>3.85</text:p>
          </table:table-cell>
          <table:table-cell office:value-type="float" office:value="-0.896031" calcext:value-type="float">
            <text:p>-0.896031</text:p>
          </table:table-cell>
          <table:table-cell office:value-type="float" office:value="0.410889" calcext:value-type="float">
            <text:p>0.410889</text:p>
          </table:table-cell>
          <table:table-cell table:formula="of:=[.E79]*[.E79]/2 -COS([.D79])" office:value-type="float" office:value="-0.540299203359392" calcext:value-type="float">
            <text:p>-0.540299203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79]-[.G79]" office:value-type="float" office:value="0.00000310250874735463" calcext:value-type="float">
            <text:p>3.10250874735463E-06</text:p>
          </table:table-cell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-0.874516" calcext:value-type="float">
            <text:p>-0.874516</text:p>
          </table:table-cell>
          <table:table-cell office:value-type="float" office:value="0.449598" calcext:value-type="float">
            <text:p>0.449598</text:p>
          </table:table-cell>
          <table:table-cell table:formula="of:=[.E80]*[.E80]/2 -COS([.D80])" office:value-type="float" office:value="-0.540299093323225" calcext:value-type="float">
            <text:p>-0.540299093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0]-[.G80]" office:value-type="float" office:value="0.00000321254491486567" calcext:value-type="float">
            <text:p>3.21254491486567E-06</text:p>
          </table:table-cell>
        </table:table-row>
        <table:table-row table:style-name="ro1"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-0.851084" calcext:value-type="float">
            <text:p>-0.851084</text:p>
          </table:table-cell>
          <table:table-cell office:value-type="float" office:value="0.487585" calcext:value-type="float">
            <text:p>0.487585</text:p>
          </table:table-cell>
          <table:table-cell table:formula="of:=[.E81]*[.E81]/2 -COS([.D81])" office:value-type="float" office:value="-0.540298804214262" calcext:value-type="float">
            <text:p>-0.540298804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1]-[.G81]" office:value-type="float" office:value="0.00000350165387752455" calcext:value-type="float">
            <text:p>3.50165387752455E-0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0.825771" calcext:value-type="float">
            <text:p>-0.825771</text:p>
          </table:table-cell>
          <table:table-cell office:value-type="float" office:value="0.524769" calcext:value-type="float">
            <text:p>0.524769</text:p>
          </table:table-cell>
          <table:table-cell table:formula="of:=[.E82]*[.E82]/2 -COS([.D82])" office:value-type="float" office:value="-0.540299175978306" calcext:value-type="float">
            <text:p>-0.54029917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2]-[.G82]" office:value-type="float" office:value="0.00000312988983364182" calcext:value-type="float">
            <text:p>3.12988983364182E-06</text:p>
          </table:table-cell>
        </table:table-row>
        <table:table-row table:style-name="ro1"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-0.798622" calcext:value-type="float">
            <text:p>-0.798622</text:p>
          </table:table-cell>
          <table:table-cell office:value-type="float" office:value="0.561063" calcext:value-type="float">
            <text:p>0.561063</text:p>
          </table:table-cell>
          <table:table-cell table:formula="of:=[.E83]*[.E83]/2 -COS([.D83])" office:value-type="float" office:value="-0.540298719260572" calcext:value-type="float">
            <text:p>-0.540298719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3]-[.G83]" office:value-type="float" office:value="0.00000358660756805129" calcext:value-type="float">
            <text:p>3.58660756805129E-06</text:p>
          </table:table-cell>
        </table:table-row>
        <table:table-row table:style-name="ro1">
          <table:table-cell table:number-columns-repeated="2"/>
          <table:table-cell office:value-type="float" office:value="4.1" calcext:value-type="float">
            <text:p>4.1</text:p>
          </table:table-cell>
          <table:table-cell office:value-type="float" office:value="-0.769681" calcext:value-type="float">
            <text:p>-0.769681</text:p>
          </table:table-cell>
          <table:table-cell office:value-type="float" office:value="0.596379" calcext:value-type="float">
            <text:p>0.596379</text:p>
          </table:table-cell>
          <table:table-cell table:formula="of:=[.E84]*[.E84]/2 -COS([.D84])" office:value-type="float" office:value="-0.540298744400146" calcext:value-type="float">
            <text:p>-0.540298744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4]-[.G84]" office:value-type="float" office:value="0.0000035614679940732" calcext:value-type="float">
            <text:p>3.5614679940732E-06</text:p>
          </table:table-cell>
        </table:table-row>
        <table:table-row table:style-name="ro1">
          <table:table-cell table:number-columns-repeated="2"/>
          <table:table-cell office:value-type="float" office:value="4.15" calcext:value-type="float">
            <text:p>4.15</text:p>
          </table:table-cell>
          <table:table-cell office:value-type="float" office:value="-0.739001" calcext:value-type="float">
            <text:p>-0.739001</text:p>
          </table:table-cell>
          <table:table-cell office:value-type="float" office:value="0.630623" calcext:value-type="float">
            <text:p>0.630623</text:p>
          </table:table-cell>
          <table:table-cell table:formula="of:=[.E85]*[.E85]/2 -COS([.D85])" office:value-type="float" office:value="-0.540299119680611" calcext:value-type="float">
            <text:p>-0.540299119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5]-[.G85]" office:value-type="float" office:value="0.00000318618752914723" calcext:value-type="float">
            <text:p>3.18618752914723E-06</text:p>
          </table:table-cell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-0.706638" calcext:value-type="float">
            <text:p>-0.706638</text:p>
          </table:table-cell>
          <table:table-cell office:value-type="float" office:value="0.663702" calcext:value-type="float">
            <text:p>0.663702</text:p>
          </table:table-cell>
          <table:table-cell table:formula="of:=[.E86]*[.E86]/2 -COS([.D86])" office:value-type="float" office:value="-0.540298878703525" calcext:value-type="float">
            <text:p>-0.540298878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6]-[.G86]" office:value-type="float" office:value="0.00000342716461521064" calcext:value-type="float">
            <text:p>3.42716461521064E-06</text:p>
          </table:table-cell>
        </table:table-row>
        <table:table-row table:style-name="ro1">
          <table:table-cell table:number-columns-repeated="2"/>
          <table:table-cell office:value-type="float" office:value="4.25" calcext:value-type="float">
            <text:p>4.25</text:p>
          </table:table-cell>
          <table:table-cell office:value-type="float" office:value="-0.672652" calcext:value-type="float">
            <text:p>-0.672652</text:p>
          </table:table-cell>
          <table:table-cell office:value-type="float" office:value="0.695519" calcext:value-type="float">
            <text:p>0.695519</text:p>
          </table:table-cell>
          <table:table-cell table:formula="of:=[.E87]*[.E87]/2 -COS([.D87])" office:value-type="float" office:value="-0.540298716945113" calcext:value-type="float">
            <text:p>-0.540298716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7]-[.G87]" office:value-type="float" office:value="0.0000035889230265429" calcext:value-type="float">
            <text:p>3.5889230265429E-06</text:p>
          </table:table-cell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 office:value-type="float" office:value="-0.637109" calcext:value-type="float">
            <text:p>-0.637109</text:p>
          </table:table-cell>
          <table:table-cell office:value-type="float" office:value="0.725976" calcext:value-type="float">
            <text:p>0.725976</text:p>
          </table:table-cell>
          <table:table-cell table:formula="of:=[.E88]*[.E88]/2 -COS([.D88])" office:value-type="float" office:value="-0.54029831930419" calcext:value-type="float">
            <text:p>-0.540298319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8]-[.G88]" office:value-type="float" office:value="0.00000398656394950958" calcext:value-type="float">
            <text:p>3.98656394950958E-06</text:p>
          </table:table-cell>
        </table:table-row>
        <table:table-row table:style-name="ro1">
          <table:table-cell table:number-columns-repeated="2"/>
          <table:table-cell office:value-type="float" office:value="4.35" calcext:value-type="float">
            <text:p>4.35</text:p>
          </table:table-cell>
          <table:table-cell office:value-type="float" office:value="-0.600079" calcext:value-type="float">
            <text:p>-0.600079</text:p>
          </table:table-cell>
          <table:table-cell office:value-type="float" office:value="0.754974" calcext:value-type="float">
            <text:p>0.754974</text:p>
          </table:table-cell>
          <table:table-cell table:formula="of:=[.E89]*[.E89]/2 -COS([.D89])" office:value-type="float" office:value="-0.540298135240867" calcext:value-type="float">
            <text:p>-0.540298135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89]-[.G89]" office:value-type="float" office:value="0.00000417062727298134" calcext:value-type="float">
            <text:p>4.17062727298134E-06</text:p>
          </table:table-cell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 office:value-type="float" office:value="-0.561637" calcext:value-type="float">
            <text:p>-0.561637</text:p>
          </table:table-cell>
          <table:table-cell office:value-type="float" office:value="0.782414" calcext:value-type="float">
            <text:p>0.782414</text:p>
          </table:table-cell>
          <table:table-cell table:formula="of:=[.E90]*[.E90]/2 -COS([.D90])" office:value-type="float" office:value="-0.540298590674049" calcext:value-type="float">
            <text:p>-0.540298590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0]-[.G90]" office:value-type="float" office:value="0.00000371519409103627" calcext:value-type="float">
            <text:p>3.71519409103627E-06</text:p>
          </table:table-cell>
        </table:table-row>
        <table:table-row table:style-name="ro1">
          <table:table-cell table:number-columns-repeated="2"/>
          <table:table-cell office:value-type="float" office:value="4.45" calcext:value-type="float">
            <text:p>4.45</text:p>
          </table:table-cell>
          <table:table-cell office:value-type="float" office:value="-0.521865" calcext:value-type="float">
            <text:p>-0.521865</text:p>
          </table:table-cell>
          <table:table-cell office:value-type="float" office:value="0.808199" calcext:value-type="float">
            <text:p>0.808199</text:p>
          </table:table-cell>
          <table:table-cell table:formula="of:=[.E91]*[.E91]/2 -COS([.D91])" office:value-type="float" office:value="-0.540298177722527" calcext:value-type="float">
            <text:p>-0.540298177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1]-[.G91]" office:value-type="float" office:value="0.0000041281456131248" calcext:value-type="float">
            <text:p>4.1281456131248E-06</text:p>
          </table:table-cell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 office:value-type="float" office:value="-0.480847" calcext:value-type="float">
            <text:p>-0.480847</text:p>
          </table:table-cell>
          <table:table-cell office:value-type="float" office:value="0.832232" calcext:value-type="float">
            <text:p>0.832232</text:p>
          </table:table-cell>
          <table:table-cell table:formula="of:=[.E92]*[.E92]/2 -COS([.D92])" office:value-type="float" office:value="-0.540298426783316" calcext:value-type="float">
            <text:p>-0.540298426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2]-[.G92]" office:value-type="float" office:value="0.00000387908482402111" calcext:value-type="float">
            <text:p>3.87908482402111E-06</text:p>
          </table:table-cell>
        </table:table-row>
        <table:table-row table:style-name="ro1">
          <table:table-cell table:number-columns-repeated="2"/>
          <table:table-cell office:value-type="float" office:value="4.55" calcext:value-type="float">
            <text:p>4.55</text:p>
          </table:table-cell>
          <table:table-cell office:value-type="float" office:value="-0.438672" calcext:value-type="float">
            <text:p>-0.438672</text:p>
          </table:table-cell>
          <table:table-cell office:value-type="float" office:value="0.854422" calcext:value-type="float">
            <text:p>0.854422</text:p>
          </table:table-cell>
          <table:table-cell table:formula="of:=[.E93]*[.E93]/2 -COS([.D93])" office:value-type="float" office:value="-0.540298035818648" calcext:value-type="float">
            <text:p>-0.540298035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3]-[.G93]" office:value-type="float" office:value="0.00000427004949132837" calcext:value-type="float">
            <text:p>0.00000427</text:p>
          </table:table-cell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 office:value-type="float" office:value="-0.395437" calcext:value-type="float">
            <text:p>-0.395437</text:p>
          </table:table-cell>
          <table:table-cell office:value-type="float" office:value="0.874677" calcext:value-type="float">
            <text:p>0.874677</text:p>
          </table:table-cell>
          <table:table-cell table:formula="of:=[.E94]*[.E94]/2 -COS([.D94])" office:value-type="float" office:value="-0.540298387893596" calcext:value-type="float">
            <text:p>-0.540298387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4]-[.G94]" office:value-type="float" office:value="0.00000391797454346587" calcext:value-type="float">
            <text:p>0.000003918</text:p>
          </table:table-cell>
        </table:table-row>
        <table:table-row table:style-name="ro1">
          <table:table-cell table:number-columns-repeated="2"/>
          <table:table-cell office:value-type="float" office:value="4.65" calcext:value-type="float">
            <text:p>4.65</text:p>
          </table:table-cell>
          <table:table-cell office:value-type="float" office:value="-0.351238" calcext:value-type="float">
            <text:p>-0.351238</text:p>
          </table:table-cell>
          <table:table-cell office:value-type="float" office:value="0.892916" calcext:value-type="float">
            <text:p>0.892916</text:p>
          </table:table-cell>
          <table:table-cell table:formula="of:=[.E95]*[.E95]/2 -COS([.D95])" office:value-type="float" office:value="-0.540297994080301" calcext:value-type="float">
            <text:p>-0.540297994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5]-[.G95]" office:value-type="float" office:value="0.0000043117878383292" calcext:value-type="float">
            <text:p>4.3117878383292E-06</text:p>
          </table:table-cell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-0.30618" calcext:value-type="float">
            <text:p>-0.30618</text:p>
          </table:table-cell>
          <table:table-cell office:value-type="float" office:value="0.909059" calcext:value-type="float">
            <text:p>0.909059</text:p>
          </table:table-cell>
          <table:table-cell table:formula="of:=[.E96]*[.E96]/2 -COS([.D96])" office:value-type="float" office:value="-0.540297809894541" calcext:value-type="float">
            <text:p>-0.540297809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6]-[.G96]" office:value-type="float" office:value="0.00000449597359897247" calcext:value-type="float">
            <text:p>0.000004496</text:p>
          </table:table-cell>
        </table:table-row>
        <table:table-row table:style-name="ro1">
          <table:table-cell table:number-columns-repeated="2"/>
          <table:table-cell office:value-type="float" office:value="4.75" calcext:value-type="float">
            <text:p>4.75</text:p>
          </table:table-cell>
          <table:table-cell office:value-type="float" office:value="-0.260368" calcext:value-type="float">
            <text:p>-0.260368</text:p>
          </table:table-cell>
          <table:table-cell office:value-type="float" office:value="0.923035" calcext:value-type="float">
            <text:p>0.923035</text:p>
          </table:table-cell>
          <table:table-cell table:formula="of:=[.E97]*[.E97]/2 -COS([.D97])" office:value-type="float" office:value="-0.540298501444855" calcext:value-type="float">
            <text:p>-0.540298501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7]-[.G97]" office:value-type="float" office:value="0.00000380442328484776" calcext:value-type="float">
            <text:p>3.80442328484776E-06</text:p>
          </table:table-cell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 office:value-type="float" office:value="-0.213913" calcext:value-type="float">
            <text:p>-0.213913</text:p>
          </table:table-cell>
          <table:table-cell office:value-type="float" office:value="0.934783" calcext:value-type="float">
            <text:p>0.934783</text:p>
          </table:table-cell>
          <table:table-cell table:formula="of:=[.E98]*[.E98]/2 -COS([.D98])" office:value-type="float" office:value="-0.540298097088802" calcext:value-type="float">
            <text:p>-0.540298097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8]-[.G98]" office:value-type="float" office:value="0.00000420877933748898" calcext:value-type="float">
            <text:p>4.20877933748898E-06</text:p>
          </table:table-cell>
        </table:table-row>
        <table:table-row table:style-name="ro1">
          <table:table-cell table:number-columns-repeated="2"/>
          <table:table-cell office:value-type="float" office:value="4.85" calcext:value-type="float">
            <text:p>4.85</text:p>
          </table:table-cell>
          <table:table-cell office:value-type="float" office:value="-0.166928" calcext:value-type="float">
            <text:p>-0.166928</text:p>
          </table:table-cell>
          <table:table-cell office:value-type="float" office:value="0.944247" calcext:value-type="float">
            <text:p>0.944247</text:p>
          </table:table-cell>
          <table:table-cell table:formula="of:=[.E99]*[.E99]/2 -COS([.D99])" office:value-type="float" office:value="-0.540298645195194" calcext:value-type="float">
            <text:p>-0.540298645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99]-[.G99]" office:value-type="float" office:value="0.00000366067294566008" calcext:value-type="float">
            <text:p>3.66067294566008E-06</text:p>
          </table:table-cell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 office:value-type="float" office:value="-0.119527" calcext:value-type="float">
            <text:p>-0.119527</text:p>
          </table:table-cell>
          <table:table-cell office:value-type="float" office:value="0.951385" calcext:value-type="float">
            <text:p>0.951385</text:p>
          </table:table-cell>
          <table:table-cell table:formula="of:=[.E100]*[.E100]/2 -COS([.D100])" office:value-type="float" office:value="-0.540298439553263" calcext:value-type="float">
            <text:p>-0.540298439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0]-[.G100]" office:value-type="float" office:value="0.00000386631487669931" calcext:value-type="float">
            <text:p>3.86631487669931E-06</text:p>
          </table:table-cell>
        </table:table-row>
        <table:table-row table:style-name="ro1">
          <table:table-cell table:number-columns-repeated="2"/>
          <table:table-cell office:value-type="float" office:value="4.95" calcext:value-type="float">
            <text:p>4.95</text:p>
          </table:table-cell>
          <table:table-cell office:value-type="float" office:value="-0.0718287" calcext:value-type="float">
            <text:p>-0.0718287</text:p>
          </table:table-cell>
          <table:table-cell office:value-type="float" office:value="0.956162" calcext:value-type="float">
            <text:p>0.956162</text:p>
          </table:table-cell>
          <table:table-cell table:formula="of:=[.E101]*[.E101]/2 -COS([.D101])" office:value-type="float" office:value="-0.540298542741165" calcext:value-type="float">
            <text:p>-0.540298542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1]-[.G101]" office:value-type="float" office:value="0.00000376312697447645" calcext:value-type="float">
            <text:p>3.76312697447645E-06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0239508" calcext:value-type="float">
            <text:p>-0.0239508</text:p>
          </table:table-cell>
          <table:table-cell office:value-type="float" office:value="0.958556" calcext:value-type="float">
            <text:p>0.958556</text:p>
          </table:table-cell>
          <table:table-cell table:formula="of:=[.E102]*[.E102]/2 -COS([.D102])" office:value-type="float" office:value="-0.540298390732409" calcext:value-type="float">
            <text:p>-0.540298390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2]-[.G102]" office:value-type="float" office:value="0.00000391513573072544" calcext:value-type="float">
            <text:p>3.91513573072544E-06</text:p>
          </table:table-cell>
        </table:table-row>
        <table:table-row table:style-name="ro1">
          <table:table-cell table:number-columns-repeated="2"/>
          <table:table-cell office:value-type="float" office:value="5.05" calcext:value-type="float">
            <text:p>5.05</text:p>
          </table:table-cell>
          <table:table-cell office:value-type="float" office:value="0.023987" calcext:value-type="float">
            <text:p>0.023987</text:p>
          </table:table-cell>
          <table:table-cell office:value-type="float" office:value="0.958555" calcext:value-type="float">
            <text:p>0.958555</text:p>
          </table:table-cell>
          <table:table-cell table:formula="of:=[.E103]*[.E103]/2 -COS([.D103])" office:value-type="float" office:value="-0.540298481696808" calcext:value-type="float">
            <text:p>-0.540298481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3]-[.G103]" office:value-type="float" office:value="0.00000382417133193425" calcext:value-type="float">
            <text:p>3.82417133193425E-06</text:p>
          </table:table-cell>
        </table:table-row>
        <table:table-row table:style-name="ro1"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0.0718648" calcext:value-type="float">
            <text:p>0.0718648</text:p>
          </table:table-cell>
          <table:table-cell office:value-type="float" office:value="0.956159" calcext:value-type="float">
            <text:p>0.956159</text:p>
          </table:table-cell>
          <table:table-cell table:formula="of:=[.E104]*[.E104]/2 -COS([.D104])" office:value-type="float" office:value="-0.540298819785814" calcext:value-type="float">
            <text:p>-0.540298819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4]-[.G104]" office:value-type="float" office:value="0.0000034860823256988" calcext:value-type="float">
            <text:p>3.4860823256988E-06</text:p>
          </table:table-cell>
        </table:table-row>
        <table:table-row table:style-name="ro1">
          <table:table-cell table:number-columns-repeated="2"/>
          <table:table-cell office:value-type="float" office:value="5.15" calcext:value-type="float">
            <text:p>5.15</text:p>
          </table:table-cell>
          <table:table-cell office:value-type="float" office:value="0.119563" calcext:value-type="float">
            <text:p>0.119563</text:p>
          </table:table-cell>
          <table:table-cell office:value-type="float" office:value="0.95138" calcext:value-type="float">
            <text:p>0.95138</text:p>
          </table:table-cell>
          <table:table-cell table:formula="of:=[.E105]*[.E105]/2 -COS([.D105])" office:value-type="float" office:value="-0.540298903088952" calcext:value-type="float">
            <text:p>-0.540298903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5]-[.G105]" office:value-type="float" office:value="0.00000340277918819964" calcext:value-type="float">
            <text:p>3.40277918819964E-06</text:p>
          </table:table-cell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0.166963" calcext:value-type="float">
            <text:p>0.166963</text:p>
          </table:table-cell>
          <table:table-cell office:value-type="float" office:value="0.94424" calcext:value-type="float">
            <text:p>0.94424</text:p>
          </table:table-cell>
          <table:table-cell table:formula="of:=[.E106]*[.E106]/2 -COS([.D106])" office:value-type="float" office:value="-0.54029943891134" calcext:value-type="float">
            <text:p>-0.540299438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6]-[.G106]" office:value-type="float" office:value="0.00000286695679996285" calcext:value-type="float">
            <text:p>0.000002867</text:p>
          </table:table-cell>
        </table:table-row>
        <table:table-row table:style-name="ro1">
          <table:table-cell table:number-columns-repeated="2"/>
          <table:table-cell office:value-type="float" office:value="5.25" calcext:value-type="float">
            <text:p>5.25</text:p>
          </table:table-cell>
          <table:table-cell office:value-type="float" office:value="0.213949" calcext:value-type="float">
            <text:p>0.213949</text:p>
          </table:table-cell>
          <table:table-cell office:value-type="float" office:value="0.934774" calcext:value-type="float">
            <text:p>0.934774</text:p>
          </table:table-cell>
          <table:table-cell table:formula="of:=[.E107]*[.E107]/2 -COS([.D107])" office:value-type="float" office:value="-0.540298867190225" calcext:value-type="float">
            <text:p>-0.540298867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7]-[.G107]" office:value-type="float" office:value="0.00000343867791507968" calcext:value-type="float">
            <text:p>3.43867791507968E-06</text:p>
          </table:table-cell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0.260403" calcext:value-type="float">
            <text:p>0.260403</text:p>
          </table:table-cell>
          <table:table-cell office:value-type="float" office:value="0.923025" calcext:value-type="float">
            <text:p>0.923025</text:p>
          </table:table-cell>
          <table:table-cell table:formula="of:=[.E108]*[.E108]/2 -COS([.D108])" office:value-type="float" office:value="-0.540298720887191" calcext:value-type="float">
            <text:p>-0.540298720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8]-[.G108]" office:value-type="float" office:value="0.00000358498094865656" calcext:value-type="float">
            <text:p>0.000003585</text:p>
          </table:table-cell>
        </table:table-row>
        <table:table-row table:style-name="ro1">
          <table:table-cell table:number-columns-repeated="2"/>
          <table:table-cell office:value-type="float" office:value="5.35" calcext:value-type="float">
            <text:p>5.35</text:p>
          </table:table-cell>
          <table:table-cell office:value-type="float" office:value="0.306214" calcext:value-type="float">
            <text:p>0.306214</text:p>
          </table:table-cell>
          <table:table-cell office:value-type="float" office:value="0.909046" calcext:value-type="float">
            <text:p>0.909046</text:p>
          </table:table-cell>
          <table:table-cell table:formula="of:=[.E109]*[.E109]/2 -COS([.D109])" office:value-type="float" office:value="-0.540299378796745" calcext:value-type="float">
            <text:p>-0.540299378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09]-[.G109]" office:value-type="float" office:value="0.00000292707139504245" calcext:value-type="float">
            <text:p>2.92707139504245E-06</text:p>
          </table:table-cell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0.351272" calcext:value-type="float">
            <text:p>0.351272</text:p>
          </table:table-cell>
          <table:table-cell office:value-type="float" office:value="0.892902" calcext:value-type="float">
            <text:p>0.892902</text:p>
          </table:table-cell>
          <table:table-cell table:formula="of:=[.E110]*[.E110]/2 -COS([.D110])" office:value-type="float" office:value="-0.540298796207007" calcext:value-type="float">
            <text:p>-0.540298796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0]-[.G110]" office:value-type="float" office:value="0.00000350966113316087" calcext:value-type="float">
            <text:p>3.50966113316087E-06</text:p>
          </table:table-cell>
        </table:table-row>
        <table:table-row table:style-name="ro1">
          <table:table-cell table:number-columns-repeated="2"/>
          <table:table-cell office:value-type="float" office:value="5.45" calcext:value-type="float">
            <text:p>5.45</text:p>
          </table:table-cell>
          <table:table-cell office:value-type="float" office:value="0.395469" calcext:value-type="float">
            <text:p>0.395469</text:p>
          </table:table-cell>
          <table:table-cell office:value-type="float" office:value="0.874662" calcext:value-type="float">
            <text:p>0.874662</text:p>
          </table:table-cell>
          <table:table-cell table:formula="of:=[.E111]*[.E111]/2 -COS([.D111])" office:value-type="float" office:value="-0.540299180695561" calcext:value-type="float">
            <text:p>-0.540299180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1]-[.G111]" office:value-type="float" office:value="0.00000312517257894385" calcext:value-type="float">
            <text:p>3.12517257894385E-06</text:p>
          </table:table-cell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0.438704" calcext:value-type="float">
            <text:p>0.438704</text:p>
          </table:table-cell>
          <table:table-cell office:value-type="float" office:value="0.854405" calcext:value-type="float">
            <text:p>0.854405</text:p>
          </table:table-cell>
          <table:table-cell table:formula="of:=[.E112]*[.E112]/2 -COS([.D112])" office:value-type="float" office:value="-0.540298968782081" calcext:value-type="float">
            <text:p>-0.540298968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2]-[.G112]" office:value-type="float" office:value="0.00000333708605881888" calcext:value-type="float">
            <text:p>3.33708605881888E-06</text:p>
          </table:table-cell>
        </table:table-row>
        <table:table-row table:style-name="ro1">
          <table:table-cell table:number-columns-repeated="2"/>
          <table:table-cell office:value-type="float" office:value="5.55" calcext:value-type="float">
            <text:p>5.55</text:p>
          </table:table-cell>
          <table:table-cell office:value-type="float" office:value="0.480878" calcext:value-type="float">
            <text:p>0.480878</text:p>
          </table:table-cell>
          <table:table-cell office:value-type="float" office:value="0.832214" calcext:value-type="float">
            <text:p>0.832214</text:p>
          </table:table-cell>
          <table:table-cell table:formula="of:=[.E113]*[.E113]/2 -COS([.D113])" office:value-type="float" office:value="-0.540299067932175" calcext:value-type="float">
            <text:p>-0.540299067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3]-[.G113]" office:value-type="float" office:value="0.00000323793596457289" calcext:value-type="float">
            <text:p>3.23793596457289E-06</text:p>
          </table:table-cell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 office:value-type="float" office:value="0.521895" calcext:value-type="float">
            <text:p>0.521895</text:p>
          </table:table-cell>
          <table:table-cell office:value-type="float" office:value="0.808179" calcext:value-type="float">
            <text:p>0.808179</text:p>
          </table:table-cell>
          <table:table-cell table:formula="of:=[.E114]*[.E114]/2 -COS([.D114])" office:value-type="float" office:value="-0.540299386179762" calcext:value-type="float">
            <text:p>-0.540299386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4]-[.G114]" office:value-type="float" office:value="0.00000291968837817791" calcext:value-type="float">
            <text:p>2.91968837817791E-06</text:p>
          </table:table-cell>
        </table:table-row>
        <table:table-row table:style-name="ro1">
          <table:table-cell table:number-columns-repeated="2"/>
          <table:table-cell office:value-type="float" office:value="5.65" calcext:value-type="float">
            <text:p>5.65</text:p>
          </table:table-cell>
          <table:table-cell office:value-type="float" office:value="0.561666" calcext:value-type="float">
            <text:p>0.561666</text:p>
          </table:table-cell>
          <table:table-cell office:value-type="float" office:value="0.782393" calcext:value-type="float">
            <text:p>0.782393</text:p>
          </table:table-cell>
          <table:table-cell table:formula="of:=[.E115]*[.E115]/2 -COS([.D115])" office:value-type="float" office:value="-0.540299576190823" calcext:value-type="float">
            <text:p>-0.540299576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5]-[.G115]" office:value-type="float" office:value="0.00000272967731707041" calcext:value-type="float">
            <text:p>2.72967731707041E-06</text:p>
          </table:table-cell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0.600107" calcext:value-type="float">
            <text:p>0.600107</text:p>
          </table:table-cell>
          <table:table-cell office:value-type="float" office:value="0.754952" calcext:value-type="float">
            <text:p>0.754952</text:p>
          </table:table-cell>
          <table:table-cell table:formula="of:=[.E116]*[.E116]/2 -COS([.D116])" office:value-type="float" office:value="-0.540298932288507" calcext:value-type="float">
            <text:p>-0.540298932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6]-[.G116]" office:value-type="float" office:value="0.0000033735796332035" calcext:value-type="float">
            <text:p>3.3735796332035E-06</text:p>
          </table:table-cell>
        </table:table-row>
        <table:table-row table:style-name="ro1">
          <table:table-cell table:number-columns-repeated="2"/>
          <table:table-cell office:value-type="float" office:value="5.75" calcext:value-type="float">
            <text:p>5.75</text:p>
          </table:table-cell>
          <table:table-cell office:value-type="float" office:value="0.637136" calcext:value-type="float">
            <text:p>0.637136</text:p>
          </table:table-cell>
          <table:table-cell office:value-type="float" office:value="0.725953" calcext:value-type="float">
            <text:p>0.725953</text:p>
          </table:table-cell>
          <table:table-cell table:formula="of:=[.E117]*[.E117]/2 -COS([.D117])" office:value-type="float" office:value="-0.540298954594267" calcext:value-type="float">
            <text:p>-0.540298954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7]-[.G117]" office:value-type="float" office:value="0.00000335127387263157" calcext:value-type="float">
            <text:p>3.35127387263157E-06</text:p>
          </table:table-cell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 office:value-type="float" office:value="0.672678" calcext:value-type="float">
            <text:p>0.672678</text:p>
          </table:table-cell>
          <table:table-cell office:value-type="float" office:value="0.695495" calcext:value-type="float">
            <text:p>0.695495</text:p>
          </table:table-cell>
          <table:table-cell table:formula="of:=[.E118]*[.E118]/2 -COS([.D118])" office:value-type="float" office:value="-0.540299209223847" calcext:value-type="float">
            <text:p>-0.540299209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8]-[.G118]" office:value-type="float" office:value="0.00000309664429309908" calcext:value-type="float">
            <text:p>3.09664429309908E-06</text:p>
          </table:table-cell>
        </table:table-row>
        <table:table-row table:style-name="ro1">
          <table:table-cell table:number-columns-repeated="2"/>
          <table:table-cell office:value-type="float" office:value="5.85" calcext:value-type="float">
            <text:p>5.85</text:p>
          </table:table-cell>
          <table:table-cell office:value-type="float" office:value="0.706662" calcext:value-type="float">
            <text:p>0.706662</text:p>
          </table:table-cell>
          <table:table-cell office:value-type="float" office:value="0.663678" calcext:value-type="float">
            <text:p>0.663678</text:p>
          </table:table-cell>
          <table:table-cell table:formula="of:=[.E119]*[.E119]/2 -COS([.D119])" office:value-type="float" office:value="-0.540299224312984" calcext:value-type="float">
            <text:p>-0.540299224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19]-[.G119]" office:value-type="float" office:value="0.00000308155515615915" calcext:value-type="float">
            <text:p>3.08155515615915E-06</text:p>
          </table:table-cell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 office:value-type="float" office:value="0.739024" calcext:value-type="float">
            <text:p>0.739024</text:p>
          </table:table-cell>
          <table:table-cell office:value-type="float" office:value="0.630598" calcext:value-type="float">
            <text:p>0.630598</text:p>
          </table:table-cell>
          <table:table-cell table:formula="of:=[.E120]*[.E120]/2 -COS([.D120])" office:value-type="float" office:value="-0.54029939310117" calcext:value-type="float">
            <text:p>-0.540299393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0]-[.G120]" office:value-type="float" office:value="0.00000291276697028664" calcext:value-type="float">
            <text:p>2.91276697028664E-06</text:p>
          </table:table-cell>
        </table:table-row>
        <table:table-row table:style-name="ro1">
          <table:table-cell table:number-columns-repeated="2"/>
          <table:table-cell office:value-type="float" office:value="5.95" calcext:value-type="float">
            <text:p>5.95</text:p>
          </table:table-cell>
          <table:table-cell office:value-type="float" office:value="0.769703" calcext:value-type="float">
            <text:p>0.769703</text:p>
          </table:table-cell>
          <table:table-cell office:value-type="float" office:value="0.596353" calcext:value-type="float">
            <text:p>0.596353</text:p>
          </table:table-cell>
          <table:table-cell table:formula="of:=[.E121]*[.E121]/2 -COS([.D121])" office:value-type="float" office:value="-0.540298939806185" calcext:value-type="float">
            <text:p>-0.540298939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1]-[.G121]" office:value-type="float" office:value="0.00000336606195450173" calcext:value-type="float">
            <text:p>3.36606195450173E-0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798642" calcext:value-type="float">
            <text:p>0.798642</text:p>
          </table:table-cell>
          <table:table-cell office:value-type="float" office:value="0.561037" calcext:value-type="float">
            <text:p>0.561037</text:p>
          </table:table-cell>
          <table:table-cell table:formula="of:=[.E122]*[.E122]/2 -COS([.D122])" office:value-type="float" office:value="-0.540298978514068" calcext:value-type="float">
            <text:p>-0.540298978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2]-[.G122]" office:value-type="float" office:value="0.00000332735407138074" calcext:value-type="float">
            <text:p>3.32735407138074E-06</text:p>
          </table:table-cell>
        </table:table-row>
        <table:table-row table:style-name="ro1">
          <table:table-cell table:number-columns-repeated="2"/>
          <table:table-cell office:value-type="float" office:value="6.05" calcext:value-type="float">
            <text:p>6.05</text:p>
          </table:table-cell>
          <table:table-cell office:value-type="float" office:value="0.82579" calcext:value-type="float">
            <text:p>0.82579</text:p>
          </table:table-cell>
          <table:table-cell office:value-type="float" office:value="0.524742" calcext:value-type="float">
            <text:p>0.524742</text:p>
          </table:table-cell>
          <table:table-cell table:formula="of:=[.E123]*[.E123]/2 -COS([.D123])" office:value-type="float" office:value="-0.540299377910535" calcext:value-type="float">
            <text:p>-0.540299377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3]-[.G123]" office:value-type="float" office:value="0.00000292795760459263" calcext:value-type="float">
            <text:p>0.000002928</text:p>
          </table:table-cell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 office:value-type="float" office:value="0.851101" calcext:value-type="float">
            <text:p>0.851101</text:p>
          </table:table-cell>
          <table:table-cell office:value-type="float" office:value="0.487558" calcext:value-type="float">
            <text:p>0.487558</text:p>
          </table:table-cell>
          <table:table-cell table:formula="of:=[.E124]*[.E124]/2 -COS([.D124])" office:value-type="float" office:value="-0.540299184627962" calcext:value-type="float">
            <text:p>-0.540299184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4]-[.G124]" office:value-type="float" office:value="0.0000031212401773173" calcext:value-type="float">
            <text:p>3.1212401773173E-06</text:p>
          </table:table-cell>
        </table:table-row>
        <table:table-row table:style-name="ro1">
          <table:table-cell table:number-columns-repeated="2"/>
          <table:table-cell office:value-type="float" office:value="6.15" calcext:value-type="float">
            <text:p>6.15</text:p>
          </table:table-cell>
          <table:table-cell office:value-type="float" office:value="0.874532" calcext:value-type="float">
            <text:p>0.874532</text:p>
          </table:table-cell>
          <table:table-cell office:value-type="float" office:value="0.44957" calcext:value-type="float">
            <text:p>0.44957</text:p>
          </table:table-cell>
          <table:table-cell table:formula="of:=[.E125]*[.E125]/2 -COS([.D125])" office:value-type="float" office:value="-0.540299405862412" calcext:value-type="float">
            <text:p>-0.540299405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5]-[.G125]" office:value-type="float" office:value="0.00000290000572744642" calcext:value-type="float">
            <text:p>0.0000029</text:p>
          </table:table-cell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 office:value-type="float" office:value="0.896046" calcext:value-type="float">
            <text:p>0.896046</text:p>
          </table:table-cell>
          <table:table-cell office:value-type="float" office:value="0.41086" calcext:value-type="float">
            <text:p>0.41086</text:p>
          </table:table-cell>
          <table:table-cell table:formula="of:=[.E126]*[.E126]/2 -COS([.D126])" office:value-type="float" office:value="-0.540299405845968" calcext:value-type="float">
            <text:p>-0.540299405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6]-[.G126]" office:value-type="float" office:value="0.00000290002217173679" calcext:value-type="float">
            <text:p>0.0000029</text:p>
          </table:table-cell>
        </table:table-row>
        <table:table-row table:style-name="ro1">
          <table:table-cell table:number-columns-repeated="2"/>
          <table:table-cell office:value-type="float" office:value="6.25" calcext:value-type="float">
            <text:p>6.25</text:p>
          </table:table-cell>
          <table:table-cell office:value-type="float" office:value="0.915608" calcext:value-type="float">
            <text:p>0.915608</text:p>
          </table:table-cell>
          <table:table-cell office:value-type="float" office:value="0.371509" calcext:value-type="float">
            <text:p>0.371509</text:p>
          </table:table-cell>
          <table:table-cell table:formula="of:=[.E127]*[.E127]/2 -COS([.D127])" office:value-type="float" office:value="-0.540299116160011" calcext:value-type="float">
            <text:p>-0.540299116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7]-[.G127]" office:value-type="float" office:value="0.00000318970812873687" calcext:value-type="float">
            <text:p>3.18970812873687E-06</text:p>
          </table:table-cell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 office:value-type="float" office:value="0.933188" calcext:value-type="float">
            <text:p>0.933188</text:p>
          </table:table-cell>
          <table:table-cell office:value-type="float" office:value="0.331592" calcext:value-type="float">
            <text:p>0.331592</text:p>
          </table:table-cell>
          <table:table-cell table:formula="of:=[.E128]*[.E128]/2 -COS([.D128])" office:value-type="float" office:value="-0.54029875701897" calcext:value-type="float">
            <text:p>-0.54029875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8]-[.G128]" office:value-type="float" office:value="0.00000354884916997644" calcext:value-type="float">
            <text:p>3.54884916997644E-06</text:p>
          </table:table-cell>
        </table:table-row>
        <table:table-row table:style-name="ro1">
          <table:table-cell table:number-columns-repeated="2"/>
          <table:table-cell office:value-type="float" office:value="6.35" calcext:value-type="float">
            <text:p>6.35</text:p>
          </table:table-cell>
          <table:table-cell office:value-type="float" office:value="0.948759" calcext:value-type="float">
            <text:p>0.948759</text:p>
          </table:table-cell>
          <table:table-cell office:value-type="float" office:value="0.291181" calcext:value-type="float">
            <text:p>0.291181</text:p>
          </table:table-cell>
          <table:table-cell table:formula="of:=[.E129]*[.E129]/2 -COS([.D129])" office:value-type="float" office:value="-0.540298902546242" calcext:value-type="float">
            <text:p>-0.540298902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29]-[.G129]" office:value-type="float" office:value="0.00000340332189763259" calcext:value-type="float">
            <text:p>3.40332189763259E-06</text:p>
          </table:table-cell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 office:value-type="float" office:value="0.962299" calcext:value-type="float">
            <text:p>0.962299</text:p>
          </table:table-cell>
          <table:table-cell office:value-type="float" office:value="0.250345" calcext:value-type="float">
            <text:p>0.250345</text:p>
          </table:table-cell>
          <table:table-cell table:formula="of:=[.E130]*[.E130]/2 -COS([.D130])" office:value-type="float" office:value="-0.540298841162564" calcext:value-type="float">
            <text:p>-0.540298841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0]-[.G130]" office:value-type="float" office:value="0.00000346470557566203" calcext:value-type="float">
            <text:p>3.46470557566203E-06</text:p>
          </table:table-cell>
        </table:table-row>
        <table:table-row table:style-name="ro1">
          <table:table-cell table:number-columns-repeated="2"/>
          <table:table-cell office:value-type="float" office:value="6.45" calcext:value-type="float">
            <text:p>6.45</text:p>
          </table:table-cell>
          <table:table-cell office:value-type="float" office:value="0.973787" calcext:value-type="float">
            <text:p>0.973787</text:p>
          </table:table-cell>
          <table:table-cell office:value-type="float" office:value="0.209152" calcext:value-type="float">
            <text:p>0.209152</text:p>
          </table:table-cell>
          <table:table-cell table:formula="of:=[.E131]*[.E131]/2 -COS([.D131])" office:value-type="float" office:value="-0.54029936329889" calcext:value-type="float">
            <text:p>-0.540299363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1]-[.G131]" office:value-type="float" office:value="0.00000294256924937564" calcext:value-type="float">
            <text:p>2.94256924937564E-06</text:p>
          </table:table-cell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 office:value-type="float" office:value="0.983209" calcext:value-type="float">
            <text:p>0.983209</text:p>
          </table:table-cell>
          <table:table-cell office:value-type="float" office:value="0.167664" calcext:value-type="float">
            <text:p>0.167664</text:p>
          </table:table-cell>
          <table:table-cell table:formula="of:=[.E132]*[.E132]/2 -COS([.D132])" office:value-type="float" office:value="-0.540299008812519" calcext:value-type="float">
            <text:p>-0.540299008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2]-[.G132]" office:value-type="float" office:value="0.00000329705562063243" calcext:value-type="float">
            <text:p>3.29705562063243E-06</text:p>
          </table:table-cell>
        </table:table-row>
        <table:table-row table:style-name="ro1">
          <table:table-cell table:number-columns-repeated="2"/>
          <table:table-cell office:value-type="float" office:value="6.55" calcext:value-type="float">
            <text:p>6.55</text:p>
          </table:table-cell>
          <table:table-cell office:value-type="float" office:value="0.99055" calcext:value-type="float">
            <text:p>0.99055</text:p>
          </table:table-cell>
          <table:table-cell office:value-type="float" office:value="0.125944" calcext:value-type="float">
            <text:p>0.125944</text:p>
          </table:table-cell>
          <table:table-cell table:formula="of:=[.E133]*[.E133]/2 -COS([.D133])" office:value-type="float" office:value="-0.5402990177592" calcext:value-type="float">
            <text:p>-0.540299017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3]-[.G133]" office:value-type="float" office:value="0.00000328810893956977" calcext:value-type="float">
            <text:p>3.28810893956977E-06</text:p>
          </table:table-cell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0.995801" calcext:value-type="float">
            <text:p>0.995801</text:p>
          </table:table-cell>
          <table:table-cell office:value-type="float" office:value="0.0840507" calcext:value-type="float">
            <text:p>0.0840507</text:p>
          </table:table-cell>
          <table:table-cell table:formula="of:=[.E134]*[.E134]/2 -COS([.D134])" office:value-type="float" office:value="-0.540298608874709" calcext:value-type="float">
            <text:p>-0.540298608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4]-[.G134]" office:value-type="float" office:value="0.00000369699343083507" calcext:value-type="float">
            <text:p>0.000003697</text:p>
          </table:table-cell>
        </table:table-row>
        <table:table-row table:style-name="ro1">
          <table:table-cell table:number-columns-repeated="2"/>
          <table:table-cell office:value-type="float" office:value="6.65" calcext:value-type="float">
            <text:p>6.65</text:p>
          </table:table-cell>
          <table:table-cell office:value-type="float" office:value="0.998953" calcext:value-type="float">
            <text:p>0.998953</text:p>
          </table:table-cell>
          <table:table-cell office:value-type="float" office:value="0.0420434" calcext:value-type="float">
            <text:p>0.0420434</text:p>
          </table:table-cell>
          <table:table-cell table:formula="of:=[.E135]*[.E135]/2 -COS([.D135])" office:value-type="float" office:value="-0.540299205944392" calcext:value-type="float">
            <text:p>-0.540299205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5]-[.G135]" office:value-type="float" office:value="0.00000309992374802892" calcext:value-type="float">
            <text:p>3.09992374802892E-06</text:p>
          </table:table-cell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-0.0000208291" calcext:value-type="float">
            <text:p>-2.08E-05</text:p>
          </table:table-cell>
          <table:table-cell table:formula="of:=[.E136]*[.E136]/2 -COS([.D136])" office:value-type="float" office:value="-0.540302305651214" calcext:value-type="float">
            <text:p>-0.540302305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6]-[.G136]" office:value-type="float" office:value="0.000000000216925699625392" calcext:value-type="float">
            <text:p>2.16925699625392E-10</text:p>
          </table:table-cell>
        </table:table-row>
        <table:table-row table:style-name="ro1">
          <table:table-cell table:number-columns-repeated="2"/>
          <table:table-cell office:value-type="float" office:value="6.75" calcext:value-type="float">
            <text:p>6.75</text:p>
          </table:table-cell>
          <table:table-cell office:value-type="float" office:value="0.998951" calcext:value-type="float">
            <text:p>0.998951</text:p>
          </table:table-cell>
          <table:table-cell office:value-type="float" office:value="-0.042085" calcext:value-type="float">
            <text:p>-0.042085</text:p>
          </table:table-cell>
          <table:table-cell table:formula="of:=[.E137]*[.E137]/2 -COS([.D137])" office:value-type="float" office:value="-0.540299137882244" calcext:value-type="float">
            <text:p>-0.540299137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7]-[.G137]" office:value-type="float" office:value="0.00000316798589594658" calcext:value-type="float">
            <text:p>0.000003168</text:p>
          </table:table-cell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 office:value-type="float" office:value="0.995796" calcext:value-type="float">
            <text:p>0.995796</text:p>
          </table:table-cell>
          <table:table-cell office:value-type="float" office:value="-0.0840922" calcext:value-type="float">
            <text:p>-0.0840922</text:p>
          </table:table-cell>
          <table:table-cell table:formula="of:=[.E138]*[.E138]/2 -COS([.D138])" office:value-type="float" office:value="-0.540299315876955" calcext:value-type="float">
            <text:p>-0.540299315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8]-[.G138]" office:value-type="float" office:value="0.00000298999118442111" calcext:value-type="float">
            <text:p>0.00000299</text:p>
          </table:table-cell>
        </table:table-row>
        <table:table-row table:style-name="ro1">
          <table:table-cell table:number-columns-repeated="2"/>
          <table:table-cell office:value-type="float" office:value="6.85" calcext:value-type="float">
            <text:p>6.85</text:p>
          </table:table-cell>
          <table:table-cell office:value-type="float" office:value="0.990544" calcext:value-type="float">
            <text:p>0.990544</text:p>
          </table:table-cell>
          <table:table-cell office:value-type="float" office:value="-0.125985" calcext:value-type="float">
            <text:p>-0.125985</text:p>
          </table:table-cell>
          <table:table-cell table:formula="of:=[.E139]*[.E139]/2 -COS([.D139])" office:value-type="float" office:value="-0.540298871170621" calcext:value-type="float">
            <text:p>-0.540298871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39]-[.G139]" office:value-type="float" office:value="0.00000343469751828973" calcext:value-type="float">
            <text:p>3.43469751828973E-06</text:p>
          </table:table-cell>
        </table:table-row>
        <table:table-row table:style-name="ro1">
          <table:table-cell table:number-columns-repeated="2"/>
          <table:table-cell office:value-type="float" office:value="6.9" calcext:value-type="float">
            <text:p>6.9</text:p>
          </table:table-cell>
          <table:table-cell office:value-type="float" office:value="0.983201" calcext:value-type="float">
            <text:p>0.983201</text:p>
          </table:table-cell>
          <table:table-cell office:value-type="float" office:value="-0.167705" calcext:value-type="float">
            <text:p>-0.167705</text:p>
          </table:table-cell>
          <table:table-cell table:formula="of:=[.E140]*[.E140]/2 -COS([.D140])" office:value-type="float" office:value="-0.540298791974893" calcext:value-type="float">
            <text:p>-0.54029879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0]-[.G140]" office:value-type="float" office:value="0.00000351389324648732" calcext:value-type="float">
            <text:p>3.51389324648732E-06</text:p>
          </table:table-cell>
        </table:table-row>
        <table:table-row table:style-name="ro1">
          <table:table-cell table:number-columns-repeated="2"/>
          <table:table-cell office:value-type="float" office:value="6.95" calcext:value-type="float">
            <text:p>6.95</text:p>
          </table:table-cell>
          <table:table-cell office:value-type="float" office:value="0.973777" calcext:value-type="float">
            <text:p>0.973777</text:p>
          </table:table-cell>
          <table:table-cell office:value-type="float" office:value="-0.209192" calcext:value-type="float">
            <text:p>-0.209192</text:p>
          </table:table-cell>
          <table:table-cell table:formula="of:=[.E141]*[.E141]/2 -COS([.D141])" office:value-type="float" office:value="-0.540299266596607" calcext:value-type="float">
            <text:p>-0.540299266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1]-[.G141]" office:value-type="float" office:value="0.00000303927153255668" calcext:value-type="float">
            <text:p>3.03927153255668E-0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62287" calcext:value-type="float">
            <text:p>0.962287</text:p>
          </table:table-cell>
          <table:table-cell office:value-type="float" office:value="-0.250386" calcext:value-type="float">
            <text:p>-0.250386</text:p>
          </table:table-cell>
          <table:table-cell table:formula="of:=[.E142]*[.E142]/2 -COS([.D142])" office:value-type="float" office:value="-0.540298422231003" calcext:value-type="float">
            <text:p>-0.540298422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2]-[.G142]" office:value-type="float" office:value="0.00000388363713721418" calcext:value-type="float">
            <text:p>3.88363713721418E-06</text:p>
          </table:table-cell>
        </table:table-row>
        <table:table-row table:style-name="ro1">
          <table:table-cell table:number-columns-repeated="2"/>
          <table:table-cell office:value-type="float" office:value="7.05" calcext:value-type="float">
            <text:p>7.05</text:p>
          </table:table-cell>
          <table:table-cell office:value-type="float" office:value="0.948746" calcext:value-type="float">
            <text:p>0.948746</text:p>
          </table:table-cell>
          <table:table-cell office:value-type="float" office:value="-0.291221" calcext:value-type="float">
            <text:p>-0.291221</text:p>
          </table:table-cell>
          <table:table-cell table:formula="of:=[.E143]*[.E143]/2 -COS([.D143])" office:value-type="float" office:value="-0.540297819466133" calcext:value-type="float">
            <text:p>-0.540297819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3]-[.G143]" office:value-type="float" office:value="0.00000448640200678696" calcext:value-type="float">
            <text:p>4.48640200678696E-06</text:p>
          </table:table-cell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0.933173" calcext:value-type="float">
            <text:p>0.933173</text:p>
          </table:table-cell>
          <table:table-cell office:value-type="float" office:value="-0.331632" calcext:value-type="float">
            <text:p>-0.331632</text:p>
          </table:table-cell>
          <table:table-cell table:formula="of:=[.E144]*[.E144]/2 -COS([.D144])" office:value-type="float" office:value="-0.540297545298383" calcext:value-type="float">
            <text:p>-0.540297545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4]-[.G144]" office:value-type="float" office:value="0.00000476056975651229" calcext:value-type="float">
            <text:p>4.76056975651229E-06</text:p>
          </table:table-cell>
        </table:table-row>
        <table:table-row table:style-name="ro1">
          <table:table-cell table:number-columns-repeated="2"/>
          <table:table-cell office:value-type="float" office:value="7.15" calcext:value-type="float">
            <text:p>7.15</text:p>
          </table:table-cell>
          <table:table-cell office:value-type="float" office:value="0.915591" calcext:value-type="float">
            <text:p>0.915591</text:p>
          </table:table-cell>
          <table:table-cell office:value-type="float" office:value="-0.371549" calcext:value-type="float">
            <text:p>-0.371549</text:p>
          </table:table-cell>
          <table:table-cell table:formula="of:=[.E145]*[.E145]/2 -COS([.D145])" office:value-type="float" office:value="-0.540297734776247" calcext:value-type="float">
            <text:p>-0.540297734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5]-[.G145]" office:value-type="float" office:value="0.00000457109189300198" calcext:value-type="float">
            <text:p>4.57109189300198E-06</text:p>
          </table:table-cell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 office:value-type="float" office:value="0.896027" calcext:value-type="float">
            <text:p>0.896027</text:p>
          </table:table-cell>
          <table:table-cell office:value-type="float" office:value="-0.410899" calcext:value-type="float">
            <text:p>-0.410899</text:p>
          </table:table-cell>
          <table:table-cell table:formula="of:=[.E146]*[.E146]/2 -COS([.D146])" office:value-type="float" office:value="-0.5402982178287" calcext:value-type="float">
            <text:p>-0.540298217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6]-[.G146]" office:value-type="float" office:value="0.00000408803943985348" calcext:value-type="float">
            <text:p>0.000004088</text:p>
          </table:table-cell>
        </table:table-row>
        <table:table-row table:style-name="ro1">
          <table:table-cell table:number-columns-repeated="2"/>
          <table:table-cell office:value-type="float" office:value="7.25" calcext:value-type="float">
            <text:p>7.25</text:p>
          </table:table-cell>
          <table:table-cell office:value-type="float" office:value="0.874512" calcext:value-type="float">
            <text:p>0.874512</text:p>
          </table:table-cell>
          <table:table-cell office:value-type="float" office:value="-0.449608" calcext:value-type="float">
            <text:p>-0.449608</text:p>
          </table:table-cell>
          <table:table-cell table:formula="of:=[.E147]*[.E147]/2 -COS([.D147])" office:value-type="float" office:value="-0.540297666220773" calcext:value-type="float">
            <text:p>-0.540297666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7]-[.G147]" office:value-type="float" office:value="0.00000463964736630018" calcext:value-type="float">
            <text:p>4.63964736630018E-06</text:p>
          </table:table-cell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0.851079" calcext:value-type="float">
            <text:p>0.851079</text:p>
          </table:table-cell>
          <table:table-cell office:value-type="float" office:value="-0.487596" calcext:value-type="float">
            <text:p>-0.487596</text:p>
          </table:table-cell>
          <table:table-cell table:formula="of:=[.E148]*[.E148]/2 -COS([.D148])" office:value-type="float" office:value="-0.540297200687449" calcext:value-type="float">
            <text:p>-0.540297200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8]-[.G148]" office:value-type="float" office:value="0.00000510518069041233" calcext:value-type="float">
            <text:p>5.10518069041233E-06</text:p>
          </table:table-cell>
        </table:table-row>
        <table:table-row table:style-name="ro1">
          <table:table-cell table:number-columns-repeated="2"/>
          <table:table-cell office:value-type="float" office:value="7.35" calcext:value-type="float">
            <text:p>7.35</text:p>
          </table:table-cell>
          <table:table-cell office:value-type="float" office:value="0.825766" calcext:value-type="float">
            <text:p>0.825766</text:p>
          </table:table-cell>
          <table:table-cell office:value-type="float" office:value="-0.524779" calcext:value-type="float">
            <text:p>-0.524779</text:p>
          </table:table-cell>
          <table:table-cell table:formula="of:=[.E149]*[.E149]/2 -COS([.D149])" office:value-type="float" office:value="-0.540297603583488" calcext:value-type="float">
            <text:p>-0.540297603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49]-[.G149]" office:value-type="float" office:value="0.00000470228465210276" calcext:value-type="float">
            <text:p>4.70228465210276E-06</text:p>
          </table:table-cell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 office:value-type="float" office:value="0.798616" calcext:value-type="float">
            <text:p>0.798616</text:p>
          </table:table-cell>
          <table:table-cell office:value-type="float" office:value="-0.561073" calcext:value-type="float">
            <text:p>-0.561073</text:p>
          </table:table-cell>
          <table:table-cell table:formula="of:=[.E150]*[.E150]/2 -COS([.D150])" office:value-type="float" office:value="-0.540297406940103" calcext:value-type="float">
            <text:p>-0.540297406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0]-[.G150]" office:value-type="float" office:value="0.00000489892803690051" calcext:value-type="float">
            <text:p>4.89892803690051E-06</text:p>
          </table:table-cell>
        </table:table-row>
        <table:table-row table:style-name="ro1">
          <table:table-cell table:number-columns-repeated="2"/>
          <table:table-cell office:value-type="float" office:value="7.45" calcext:value-type="float">
            <text:p>7.45</text:p>
          </table:table-cell>
          <table:table-cell office:value-type="float" office:value="0.769675" calcext:value-type="float">
            <text:p>0.769675</text:p>
          </table:table-cell>
          <table:table-cell office:value-type="float" office:value="-0.596388" calcext:value-type="float">
            <text:p>-0.596388</text:p>
          </table:table-cell>
          <table:table-cell table:formula="of:=[.E151]*[.E151]/2 -COS([.D151])" office:value-type="float" office:value="-0.540297552372858" calcext:value-type="float">
            <text:p>-0.540297552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1]-[.G151]" office:value-type="float" office:value="0.00000475349528217262" calcext:value-type="float">
            <text:p>4.75349528217262E-06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0.738995" calcext:value-type="float">
            <text:p>0.738995</text:p>
          </table:table-cell>
          <table:table-cell office:value-type="float" office:value="-0.630632" calcext:value-type="float">
            <text:p>-0.630632</text:p>
          </table:table-cell>
          <table:table-cell table:formula="of:=[.E152]*[.E152]/2 -COS([.D152])" office:value-type="float" office:value="-0.540297485318877" calcext:value-type="float">
            <text:p>-0.540297485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2]-[.G152]" office:value-type="float" office:value="0.00000482054926265185" calcext:value-type="float">
            <text:p>4.82054926265185E-06</text:p>
          </table:table-cell>
        </table:table-row>
        <table:table-row table:style-name="ro1">
          <table:table-cell table:number-columns-repeated="2"/>
          <table:table-cell office:value-type="float" office:value="7.55" calcext:value-type="float">
            <text:p>7.55</text:p>
          </table:table-cell>
          <table:table-cell office:value-type="float" office:value="0.706631" calcext:value-type="float">
            <text:p>0.706631</text:p>
          </table:table-cell>
          <table:table-cell office:value-type="float" office:value="-0.663711" calcext:value-type="float">
            <text:p>-0.663711</text:p>
          </table:table-cell>
          <table:table-cell table:formula="of:=[.E153]*[.E153]/2 -COS([.D153])" office:value-type="float" office:value="-0.540297450289747" calcext:value-type="float">
            <text:p>-0.540297450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3]-[.G153]" office:value-type="float" office:value="0.00000485557839313699" calcext:value-type="float">
            <text:p>4.85557839313699E-06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0.672645" calcext:value-type="float">
            <text:p>0.672645</text:p>
          </table:table-cell>
          <table:table-cell office:value-type="float" office:value="-0.695527" calcext:value-type="float">
            <text:p>-0.695527</text:p>
          </table:table-cell>
          <table:table-cell table:formula="of:=[.E154]*[.E154]/2 -COS([.D154])" office:value-type="float" office:value="-0.540297514179422" calcext:value-type="float">
            <text:p>-0.540297514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4]-[.G154]" office:value-type="float" office:value="0.00000479168871825308" calcext:value-type="float">
            <text:p>4.79168871825308E-06</text:p>
          </table:table-cell>
        </table:table-row>
        <table:table-row table:style-name="ro1">
          <table:table-cell table:number-columns-repeated="2"/>
          <table:table-cell office:value-type="float" office:value="7.65" calcext:value-type="float">
            <text:p>7.65</text:p>
          </table:table-cell>
          <table:table-cell office:value-type="float" office:value="0.637101" calcext:value-type="float">
            <text:p>0.637101</text:p>
          </table:table-cell>
          <table:table-cell office:value-type="float" office:value="-0.725984" calcext:value-type="float">
            <text:p>-0.725984</text:p>
          </table:table-cell>
          <table:table-cell table:formula="of:=[.E155]*[.E155]/2 -COS([.D155])" office:value-type="float" office:value="-0.540297270431189" calcext:value-type="float">
            <text:p>-0.540297270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5]-[.G155]" office:value-type="float" office:value="0.00000503543695073994" calcext:value-type="float">
            <text:p>5.03543695073994E-06</text:p>
          </table:table-cell>
        </table:table-row>
        <table:table-row table:style-name="ro1">
          <table:table-cell table:number-columns-repeated="2"/>
          <table:table-cell office:value-type="float" office:value="7.7" calcext:value-type="float">
            <text:p>7.7</text:p>
          </table:table-cell>
          <table:table-cell office:value-type="float" office:value="0.600071" calcext:value-type="float">
            <text:p>0.600071</text:p>
          </table:table-cell>
          <table:table-cell office:value-type="float" office:value="-0.754981" calcext:value-type="float">
            <text:p>-0.754981</text:p>
          </table:table-cell>
          <table:table-cell table:formula="of:=[.E156]*[.E156]/2 -COS([.D156])" office:value-type="float" office:value="-0.540297368033342" calcext:value-type="float">
            <text:p>-0.54029736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6]-[.G156]" office:value-type="float" office:value="0.0000049378347972695" calcext:value-type="float">
            <text:p>4.9378347972695E-06</text:p>
          </table:table-cell>
        </table:table-row>
        <table:table-row table:style-name="ro1">
          <table:table-cell table:number-columns-repeated="2"/>
          <table:table-cell office:value-type="float" office:value="7.75" calcext:value-type="float">
            <text:p>7.75</text:p>
          </table:table-cell>
          <table:table-cell office:value-type="float" office:value="0.561629" calcext:value-type="float">
            <text:p>0.561629</text:p>
          </table:table-cell>
          <table:table-cell office:value-type="float" office:value="-0.782421" calcext:value-type="float">
            <text:p>-0.782421</text:p>
          </table:table-cell>
          <table:table-cell table:formula="of:=[.E157]*[.E157]/2 -COS([.D157])" office:value-type="float" office:value="-0.540297374304002" calcext:value-type="float">
            <text:p>-0.540297374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7]-[.G157]" office:value-type="float" office:value="0.00000493156413794438" calcext:value-type="float">
            <text:p>4.93156413794438E-06</text:p>
          </table:table-cell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 office:value-type="float" office:value="0.521856" calcext:value-type="float">
            <text:p>0.521856</text:p>
          </table:table-cell>
          <table:table-cell office:value-type="float" office:value="-0.808206" calcext:value-type="float">
            <text:p>-0.808206</text:p>
          </table:table-cell>
          <table:table-cell table:formula="of:=[.E158]*[.E158]/2 -COS([.D158])" office:value-type="float" office:value="-0.540297006749718" calcext:value-type="float">
            <text:p>-0.540297006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8]-[.G158]" office:value-type="float" office:value="0.00000529911842228614" calcext:value-type="float">
            <text:p>5.29911842228614E-06</text:p>
          </table:table-cell>
        </table:table-row>
        <table:table-row table:style-name="ro1">
          <table:table-cell table:number-columns-repeated="2"/>
          <table:table-cell office:value-type="float" office:value="7.85" calcext:value-type="float">
            <text:p>7.85</text:p>
          </table:table-cell>
          <table:table-cell office:value-type="float" office:value="0.480838" calcext:value-type="float">
            <text:p>0.480838</text:p>
          </table:table-cell>
          <table:table-cell office:value-type="float" office:value="-0.832239" calcext:value-type="float">
            <text:p>-0.832239</text:p>
          </table:table-cell>
          <table:table-cell table:formula="of:=[.E159]*[.E159]/2 -COS([.D159])" office:value-type="float" office:value="-0.540296763871559" calcext:value-type="float">
            <text:p>-0.540296763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59]-[.G159]" office:value-type="float" office:value="0.0000055419965809822" calcext:value-type="float">
            <text:p>0.000005542</text:p>
          </table:table-cell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 office:value-type="float" office:value="0.438663" calcext:value-type="float">
            <text:p>0.438663</text:p>
          </table:table-cell>
          <table:table-cell office:value-type="float" office:value="-0.854427" calcext:value-type="float">
            <text:p>-0.854427</text:p>
          </table:table-cell>
          <table:table-cell table:formula="of:=[.E160]*[.E160]/2 -COS([.D160])" office:value-type="float" office:value="-0.5402975862977" calcext:value-type="float">
            <text:p>-0.540297586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0]-[.G160]" office:value-type="float" office:value="0.0000047195704399039" calcext:value-type="float">
            <text:p>4.7195704399039E-06</text:p>
          </table:table-cell>
        </table:table-row>
        <table:table-row table:style-name="ro1">
          <table:table-cell table:number-columns-repeated="2"/>
          <table:table-cell office:value-type="float" office:value="7.95" calcext:value-type="float">
            <text:p>7.95</text:p>
          </table:table-cell>
          <table:table-cell office:value-type="float" office:value="0.395427" calcext:value-type="float">
            <text:p>0.395427</text:p>
          </table:table-cell>
          <table:table-cell office:value-type="float" office:value="-0.874683" calcext:value-type="float">
            <text:p>-0.874683</text:p>
          </table:table-cell>
          <table:table-cell table:formula="of:=[.E161]*[.E161]/2 -COS([.D161])" office:value-type="float" office:value="-0.54029699188247" calcext:value-type="float">
            <text:p>-0.540296991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1]-[.G161]" office:value-type="float" office:value="0.00000531398566949726" calcext:value-type="float">
            <text:p>0.00000531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351229" calcext:value-type="float">
            <text:p>0.351229</text:p>
          </table:table-cell>
          <table:table-cell office:value-type="float" office:value="-0.892921" calcext:value-type="float">
            <text:p>-0.892921</text:p>
          </table:table-cell>
          <table:table-cell table:formula="of:=[.E162]*[.E162]/2 -COS([.D162])" office:value-type="float" office:value="-0.540296625994164" calcext:value-type="float">
            <text:p>-0.54029662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2]-[.G162]" office:value-type="float" office:value="0.00000567987397537273" calcext:value-type="float">
            <text:p>5.67987397537273E-06</text:p>
          </table:table-cell>
        </table:table-row>
        <table:table-row table:style-name="ro1">
          <table:table-cell table:number-columns-repeated="2"/>
          <table:table-cell office:value-type="float" office:value="8.05" calcext:value-type="float">
            <text:p>8.05</text:p>
          </table:table-cell>
          <table:table-cell office:value-type="float" office:value="0.30617" calcext:value-type="float">
            <text:p>0.30617</text:p>
          </table:table-cell>
          <table:table-cell office:value-type="float" office:value="-0.909063" calcext:value-type="float">
            <text:p>-0.909063</text:p>
          </table:table-cell>
          <table:table-cell table:formula="of:=[.E163]*[.E163]/2 -COS([.D163])" office:value-type="float" office:value="-0.540297187787919" calcext:value-type="float">
            <text:p>-0.540297187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3]-[.G163]" office:value-type="float" office:value="0.00000511808022074511" calcext:value-type="float">
            <text:p>5.11808022074511E-06</text:p>
          </table:table-cell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0.260358" calcext:value-type="float">
            <text:p>0.260358</text:p>
          </table:table-cell>
          <table:table-cell office:value-type="float" office:value="-0.923039" calcext:value-type="float">
            <text:p>-0.923039</text:p>
          </table:table-cell>
          <table:table-cell table:formula="of:=[.E164]*[.E164]/2 -COS([.D164])" office:value-type="float" office:value="-0.5402973836102" calcext:value-type="float">
            <text:p>-0.540297383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4]-[.G164]" office:value-type="float" office:value="0.00000492225793990997" calcext:value-type="float">
            <text:p>4.92225793990997E-06</text:p>
          </table:table-cell>
        </table:table-row>
        <table:table-row table:style-name="ro1">
          <table:table-cell table:number-columns-repeated="2"/>
          <table:table-cell office:value-type="float" office:value="8.15" calcext:value-type="float">
            <text:p>8.15</text:p>
          </table:table-cell>
          <table:table-cell office:value-type="float" office:value="0.213903" calcext:value-type="float">
            <text:p>0.213903</text:p>
          </table:table-cell>
          <table:table-cell office:value-type="float" office:value="-0.934786" calcext:value-type="float">
            <text:p>-0.934786</text:p>
          </table:table-cell>
          <table:table-cell table:formula="of:=[.E165]*[.E165]/2 -COS([.D165])" office:value-type="float" office:value="-0.540297415539733" calcext:value-type="float">
            <text:p>-0.540297415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5]-[.G165]" office:value-type="float" office:value="0.00000489032840667036" calcext:value-type="float">
            <text:p>4.89032840667036E-06</text:p>
          </table:table-cell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0.166918" calcext:value-type="float">
            <text:p>0.166918</text:p>
          </table:table-cell>
          <table:table-cell office:value-type="float" office:value="-0.944251" calcext:value-type="float">
            <text:p>-0.944251</text:p>
          </table:table-cell>
          <table:table-cell table:formula="of:=[.E166]*[.E166]/2 -COS([.D166])" office:value-type="float" office:value="-0.54029652968828" calcext:value-type="float">
            <text:p>-0.540296529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6]-[.G166]" office:value-type="float" office:value="0.00000577617985952905" calcext:value-type="float">
            <text:p>5.77617985952905E-06</text:p>
          </table:table-cell>
        </table:table-row>
        <table:table-row table:style-name="ro1">
          <table:table-cell table:number-columns-repeated="2"/>
          <table:table-cell office:value-type="float" office:value="8.25" calcext:value-type="float">
            <text:p>8.25</text:p>
          </table:table-cell>
          <table:table-cell office:value-type="float" office:value="0.119517" calcext:value-type="float">
            <text:p>0.119517</text:p>
          </table:table-cell>
          <table:table-cell office:value-type="float" office:value="-0.951388" calcext:value-type="float">
            <text:p>-0.951388</text:p>
          </table:table-cell>
          <table:table-cell table:formula="of:=[.E167]*[.E167]/2 -COS([.D167])" office:value-type="float" office:value="-0.540296777770074" calcext:value-type="float">
            <text:p>-0.540296777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7]-[.G167]" office:value-type="float" office:value="0.00000552809806575461" calcext:value-type="float">
            <text:p>5.52809806575461E-06</text:p>
          </table:table-cell>
        </table:table-row>
        <table:table-row table:style-name="ro1">
          <table:table-cell table:number-columns-repeated="2"/>
          <table:table-cell office:value-type="float" office:value="8.3" calcext:value-type="float">
            <text:p>8.3</text:p>
          </table:table-cell>
          <table:table-cell office:value-type="float" office:value="0.0718183" calcext:value-type="float">
            <text:p>0.0718183</text:p>
          </table:table-cell>
          <table:table-cell office:value-type="float" office:value="-0.956164" calcext:value-type="float">
            <text:p>-0.956164</text:p>
          </table:table-cell>
          <table:table-cell table:formula="of:=[.E168]*[.E168]/2 -COS([.D168])" office:value-type="float" office:value="-0.540297376737514" calcext:value-type="float">
            <text:p>-0.540297376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8]-[.G168]" office:value-type="float" office:value="0.0000049291306256638" calcext:value-type="float">
            <text:p>4.9291306256638E-06</text:p>
          </table:table-cell>
        </table:table-row>
        <table:table-row table:style-name="ro1">
          <table:table-cell table:number-columns-repeated="2"/>
          <table:table-cell office:value-type="float" office:value="8.35" calcext:value-type="float">
            <text:p>8.35</text:p>
          </table:table-cell>
          <table:table-cell office:value-type="float" office:value="0.0239402" calcext:value-type="float">
            <text:p>0.0239402</text:p>
          </table:table-cell>
          <table:table-cell office:value-type="float" office:value="-0.958558" calcext:value-type="float">
            <text:p>-0.958558</text:p>
          </table:table-cell>
          <table:table-cell table:formula="of:=[.E169]*[.E169]/2 -COS([.D169])" office:value-type="float" office:value="-0.540296727416454" calcext:value-type="float">
            <text:p>-0.540296727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69]-[.G169]" office:value-type="float" office:value="0.00000557845168625004" calcext:value-type="float">
            <text:p>5.57845168625004E-06</text:p>
          </table:table-cell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 office:value-type="float" office:value="-0.0239976" calcext:value-type="float">
            <text:p>-0.0239976</text:p>
          </table:table-cell>
          <table:table-cell office:value-type="float" office:value="-0.958556" calcext:value-type="float">
            <text:p>-0.958556</text:p>
          </table:table-cell>
          <table:table-cell table:formula="of:=[.E170]*[.E170]/2 -COS([.D170])" office:value-type="float" office:value="-0.540297268847326" calcext:value-type="float">
            <text:p>-0.540297268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0]-[.G170]" office:value-type="float" office:value="0.00000503702081378066" calcext:value-type="float">
            <text:p>0.000005037</text:p>
          </table:table-cell>
        </table:table-row>
        <table:table-row table:style-name="ro1">
          <table:table-cell table:number-columns-repeated="2"/>
          <table:table-cell office:value-type="float" office:value="8.45" calcext:value-type="float">
            <text:p>8.45</text:p>
          </table:table-cell>
          <table:table-cell office:value-type="float" office:value="-0.0718755" calcext:value-type="float">
            <text:p>-0.0718755</text:p>
          </table:table-cell>
          <table:table-cell office:value-type="float" office:value="-0.95616" calcext:value-type="float">
            <text:p>-0.95616</text:p>
          </table:table-cell>
          <table:table-cell table:formula="of:=[.E171]*[.E171]/2 -COS([.D171])" office:value-type="float" office:value="-0.540297095277569" calcext:value-type="float">
            <text:p>-0.540297095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1]-[.G171]" office:value-type="float" office:value="0.00000521059057101425" calcext:value-type="float">
            <text:p>5.21059057101425E-06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-0.119574" calcext:value-type="float">
            <text:p>-0.119574</text:p>
          </table:table-cell>
          <table:table-cell office:value-type="float" office:value="-0.95138" calcext:value-type="float">
            <text:p>-0.95138</text:p>
          </table:table-cell>
          <table:table-cell table:formula="of:=[.E172]*[.E172]/2 -COS([.D172])" office:value-type="float" office:value="-0.54029759096716" calcext:value-type="float">
            <text:p>-0.54029759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2]-[.G172]" office:value-type="float" office:value="0.000004714900979641" calcext:value-type="float">
            <text:p>4.714900979641E-06</text:p>
          </table:table-cell>
        </table:table-row>
        <table:table-row table:style-name="ro1">
          <table:table-cell table:number-columns-repeated="2"/>
          <table:table-cell office:value-type="float" office:value="8.55" calcext:value-type="float">
            <text:p>8.55</text:p>
          </table:table-cell>
          <table:table-cell office:value-type="float" office:value="-0.166974" calcext:value-type="float">
            <text:p>-0.166974</text:p>
          </table:table-cell>
          <table:table-cell office:value-type="float" office:value="-0.94424" calcext:value-type="float">
            <text:p>-0.94424</text:p>
          </table:table-cell>
          <table:table-cell table:formula="of:=[.E173]*[.E173]/2 -COS([.D173])" office:value-type="float" office:value="-0.540297610779803" calcext:value-type="float">
            <text:p>-0.540297610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3]-[.G173]" office:value-type="float" office:value="0.00000469508833633725" calcext:value-type="float">
            <text:p>4.69508833633725E-06</text:p>
          </table:table-cell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-0.213959" calcext:value-type="float">
            <text:p>-0.213959</text:p>
          </table:table-cell>
          <table:table-cell office:value-type="float" office:value="-0.934773" calcext:value-type="float">
            <text:p>-0.934773</text:p>
          </table:table-cell>
          <table:table-cell table:formula="of:=[.E174]*[.E174]/2 -COS([.D174])" office:value-type="float" office:value="-0.54029767870978" calcext:value-type="float">
            <text:p>-0.540297678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4]-[.G174]" office:value-type="float" office:value="0.0000046271583595825" calcext:value-type="float">
            <text:p>4.6271583595825E-06</text:p>
          </table:table-cell>
        </table:table-row>
        <table:table-row table:style-name="ro1">
          <table:table-cell table:number-columns-repeated="2"/>
          <table:table-cell office:value-type="float" office:value="8.65" calcext:value-type="float">
            <text:p>8.65</text:p>
          </table:table-cell>
          <table:table-cell office:value-type="float" office:value="-0.260414" calcext:value-type="float">
            <text:p>-0.260414</text:p>
          </table:table-cell>
          <table:table-cell office:value-type="float" office:value="-0.923024" calcext:value-type="float">
            <text:p>-0.923024</text:p>
          </table:table-cell>
          <table:table-cell table:formula="of:=[.E175]*[.E175]/2 -COS([.D175])" office:value-type="float" office:value="-0.540296811683383" calcext:value-type="float">
            <text:p>-0.540296811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5]-[.G175]" office:value-type="float" office:value="0.00000549418475670471" calcext:value-type="float">
            <text:p>5.49418475670471E-06</text:p>
          </table:table-cell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 office:value-type="float" office:value="-0.306225" calcext:value-type="float">
            <text:p>-0.306225</text:p>
          </table:table-cell>
          <table:table-cell office:value-type="float" office:value="-0.909045" calcext:value-type="float">
            <text:p>-0.909045</text:p>
          </table:table-cell>
          <table:table-cell table:formula="of:=[.E176]*[.E176]/2 -COS([.D176])" office:value-type="float" office:value="-0.540296971824397" calcext:value-type="float">
            <text:p>-0.5402969718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6]-[.G176]" office:value-type="float" office:value="0.0000053340437430327" calcext:value-type="float">
            <text:p>0.000005334</text:p>
          </table:table-cell>
        </table:table-row>
        <table:table-row table:style-name="ro1">
          <table:table-cell table:number-columns-repeated="2"/>
          <table:table-cell office:value-type="float" office:value="8.75" calcext:value-type="float">
            <text:p>8.75</text:p>
          </table:table-cell>
          <table:table-cell office:value-type="float" office:value="-0.351282" calcext:value-type="float">
            <text:p>-0.351282</text:p>
          </table:table-cell>
          <table:table-cell office:value-type="float" office:value="-0.8929" calcext:value-type="float">
            <text:p>-0.8929</text:p>
          </table:table-cell>
          <table:table-cell table:formula="of:=[.E177]*[.E177]/2 -COS([.D177])" office:value-type="float" office:value="-0.540297141037942" calcext:value-type="float">
            <text:p>-0.54029714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7]-[.G177]" office:value-type="float" office:value="0.00000516483019818992" calcext:value-type="float">
            <text:p>5.16483019818992E-06</text:p>
          </table:table-cell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 office:value-type="float" office:value="-0.39548" calcext:value-type="float">
            <text:p>-0.39548</text:p>
          </table:table-cell>
          <table:table-cell office:value-type="float" office:value="-0.874659" calcext:value-type="float">
            <text:p>-0.874659</text:p>
          </table:table-cell>
          <table:table-cell table:formula="of:=[.E178]*[.E178]/2 -COS([.D178])" office:value-type="float" office:value="-0.54029756696988" calcext:value-type="float">
            <text:p>-0.54029756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8]-[.G178]" office:value-type="float" office:value="0.000004738898259804" calcext:value-type="float">
            <text:p>4.738898259804E-06</text:p>
          </table:table-cell>
        </table:table-row>
        <table:table-row table:style-name="ro1">
          <table:table-cell table:number-columns-repeated="2"/>
          <table:table-cell office:value-type="float" office:value="8.85" calcext:value-type="float">
            <text:p>8.85</text:p>
          </table:table-cell>
          <table:table-cell office:value-type="float" office:value="-0.438715" calcext:value-type="float">
            <text:p>-0.438715</text:p>
          </table:table-cell>
          <table:table-cell office:value-type="float" office:value="-0.854402" calcext:value-type="float">
            <text:p>-0.854402</text:p>
          </table:table-cell>
          <table:table-cell table:formula="of:=[.E179]*[.E179]/2 -COS([.D179])" office:value-type="float" office:value="-0.540296859505765" calcext:value-type="float">
            <text:p>-0.540296859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79]-[.G179]" office:value-type="float" office:value="0.0000054463623744283" calcext:value-type="float">
            <text:p>5.4463623744283E-06</text:p>
          </table:table-cell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-0.480888" calcext:value-type="float">
            <text:p>-0.480888</text:p>
          </table:table-cell>
          <table:table-cell office:value-type="float" office:value="-0.832211" calcext:value-type="float">
            <text:p>-0.832211</text:p>
          </table:table-cell>
          <table:table-cell table:formula="of:=[.E180]*[.E180]/2 -COS([.D180])" office:value-type="float" office:value="-0.540296938947556" calcext:value-type="float">
            <text:p>-0.540296938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0]-[.G180]" office:value-type="float" office:value="0.00000536692058383803" calcext:value-type="float">
            <text:p>5.36692058383803E-06</text:p>
          </table:table-cell>
        </table:table-row>
        <table:table-row table:style-name="ro1">
          <table:table-cell table:number-columns-repeated="2"/>
          <table:table-cell office:value-type="float" office:value="8.95" calcext:value-type="float">
            <text:p>8.95</text:p>
          </table:table-cell>
          <table:table-cell office:value-type="float" office:value="-0.521905" calcext:value-type="float">
            <text:p>-0.521905</text:p>
          </table:table-cell>
          <table:table-cell office:value-type="float" office:value="-0.808175" calcext:value-type="float">
            <text:p>-0.808175</text:p>
          </table:table-cell>
          <table:table-cell table:formula="of:=[.E181]*[.E181]/2 -COS([.D181])" office:value-type="float" office:value="-0.540297633606798" calcext:value-type="float">
            <text:p>-0.540297633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1]-[.G181]" office:value-type="float" office:value="0.00000467226134226451" calcext:value-type="float">
            <text:p>4.67226134226451E-0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-0.561676" calcext:value-type="float">
            <text:p>-0.561676</text:p>
          </table:table-cell>
          <table:table-cell office:value-type="float" office:value="-0.782389" calcext:value-type="float">
            <text:p>-0.782389</text:p>
          </table:table-cell>
          <table:table-cell table:formula="of:=[.E182]*[.E182]/2 -COS([.D182])" office:value-type="float" office:value="-0.540297379742633" calcext:value-type="float">
            <text:p>-0.540297379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2]-[.G182]" office:value-type="float" office:value="0.0000049261255066213" calcext:value-type="float">
            <text:p>4.9261255066213E-06</text:p>
          </table:table-cell>
        </table:table-row>
        <table:table-row table:style-name="ro1">
          <table:table-cell table:number-columns-repeated="2"/>
          <table:table-cell office:value-type="float" office:value="9.05" calcext:value-type="float">
            <text:p>9.05</text:p>
          </table:table-cell>
          <table:table-cell office:value-type="float" office:value="-0.600116" calcext:value-type="float">
            <text:p>-0.600116</text:p>
          </table:table-cell>
          <table:table-cell office:value-type="float" office:value="-0.754947" calcext:value-type="float">
            <text:p>-0.754947</text:p>
          </table:table-cell>
          <table:table-cell table:formula="of:=[.E183]*[.E183]/2 -COS([.D183])" office:value-type="float" office:value="-0.540297624425554" calcext:value-type="float">
            <text:p>-0.540297624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3]-[.G183]" office:value-type="float" office:value="0.00000468144258625181" calcext:value-type="float">
            <text:p>4.68144258625181E-06</text:p>
          </table:table-cell>
        </table:table-row>
        <table:table-row table:style-name="ro1"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-0.637145" calcext:value-type="float">
            <text:p>-0.637145</text:p>
          </table:table-cell>
          <table:table-cell office:value-type="float" office:value="-0.725948" calcext:value-type="float">
            <text:p>-0.725948</text:p>
          </table:table-cell>
          <table:table-cell table:formula="of:=[.E184]*[.E184]/2 -COS([.D184])" office:value-type="float" office:value="-0.540297230252076" calcext:value-type="float">
            <text:p>-0.5402972303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4]-[.G184]" office:value-type="float" office:value="0.00000507561606366558" calcext:value-type="float">
            <text:p>5.07561606366558E-06</text:p>
          </table:table-cell>
        </table:table-row>
        <table:table-row table:style-name="ro1">
          <table:table-cell table:number-columns-repeated="2"/>
          <table:table-cell office:value-type="float" office:value="9.15" calcext:value-type="float">
            <text:p>9.15</text:p>
          </table:table-cell>
          <table:table-cell office:value-type="float" office:value="-0.672687" calcext:value-type="float">
            <text:p>-0.672687</text:p>
          </table:table-cell>
          <table:table-cell office:value-type="float" office:value="-0.69549" calcext:value-type="float">
            <text:p>-0.69549</text:p>
          </table:table-cell>
          <table:table-cell table:formula="of:=[.E185]*[.E185]/2 -COS([.D185])" office:value-type="float" office:value="-0.54029707890918" calcext:value-type="float">
            <text:p>-0.540297078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5]-[.G185]" office:value-type="float" office:value="0.00000522695895999181" calcext:value-type="float">
            <text:p>0.000005227</text:p>
          </table:table-cell>
        </table:table-row>
        <table:table-row table:style-name="ro1">
          <table:table-cell table:number-columns-repeated="2"/>
          <table:table-cell office:value-type="float" office:value="9.2" calcext:value-type="float">
            <text:p>9.2</text:p>
          </table:table-cell>
          <table:table-cell office:value-type="float" office:value="-0.706671" calcext:value-type="float">
            <text:p>-0.706671</text:p>
          </table:table-cell>
          <table:table-cell office:value-type="float" office:value="-0.663672" calcext:value-type="float">
            <text:p>-0.663672</text:p>
          </table:table-cell>
          <table:table-cell table:formula="of:=[.E186]*[.E186]/2 -COS([.D186])" office:value-type="float" office:value="-0.540297362643591" calcext:value-type="float">
            <text:p>-0.5402973626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6]-[.G186]" office:value-type="float" office:value="0.00000494322454858143" calcext:value-type="float">
            <text:p>4.94322454858143E-06</text:p>
          </table:table-cell>
        </table:table-row>
        <table:table-row table:style-name="ro1">
          <table:table-cell table:number-columns-repeated="2"/>
          <table:table-cell office:value-type="float" office:value="9.25" calcext:value-type="float">
            <text:p>9.25</text:p>
          </table:table-cell>
          <table:table-cell office:value-type="float" office:value="-0.739033" calcext:value-type="float">
            <text:p>-0.739033</text:p>
          </table:table-cell>
          <table:table-cell office:value-type="float" office:value="-0.630592" calcext:value-type="float">
            <text:p>-0.630592</text:p>
          </table:table-cell>
          <table:table-cell table:formula="of:=[.E187]*[.E187]/2 -COS([.D187])" office:value-type="float" office:value="-0.540297114539628" calcext:value-type="float">
            <text:p>-0.540297114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7]-[.G187]" office:value-type="float" office:value="0.00000519132851217741" calcext:value-type="float">
            <text:p>5.19132851217741E-06</text:p>
          </table:table-cell>
        </table:table-row>
        <table:table-row table:style-name="ro1">
          <table:table-cell table:number-columns-repeated="2"/>
          <table:table-cell office:value-type="float" office:value="9.3" calcext:value-type="float">
            <text:p>9.3</text:p>
          </table:table-cell>
          <table:table-cell office:value-type="float" office:value="-0.769711" calcext:value-type="float">
            <text:p>-0.769711</text:p>
          </table:table-cell>
          <table:table-cell office:value-type="float" office:value="-0.596346" calcext:value-type="float">
            <text:p>-0.596346</text:p>
          </table:table-cell>
          <table:table-cell table:formula="of:=[.E188]*[.E188]/2 -COS([.D188])" office:value-type="float" office:value="-0.540297546853798" calcext:value-type="float">
            <text:p>-0.540297546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8]-[.G188]" office:value-type="float" office:value="0.00000475901434171533" calcext:value-type="float">
            <text:p>0.000004759</text:p>
          </table:table-cell>
        </table:table-row>
        <table:table-row table:style-name="ro1">
          <table:table-cell table:number-columns-repeated="2"/>
          <table:table-cell office:value-type="float" office:value="9.35" calcext:value-type="float">
            <text:p>9.35</text:p>
          </table:table-cell>
          <table:table-cell office:value-type="float" office:value="-0.798649" calcext:value-type="float">
            <text:p>-0.798649</text:p>
          </table:table-cell>
          <table:table-cell office:value-type="float" office:value="-0.56103" calcext:value-type="float">
            <text:p>-0.56103</text:p>
          </table:table-cell>
          <table:table-cell table:formula="of:=[.E189]*[.E189]/2 -COS([.D189])" office:value-type="float" office:value="-0.540297890866361" calcext:value-type="float">
            <text:p>-0.540297890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89]-[.G189]" office:value-type="float" office:value="0.00000441500177861265" calcext:value-type="float">
            <text:p>0.000004415</text:p>
          </table:table-cell>
        </table:table-row>
        <table:table-row table:style-name="ro1">
          <table:table-cell table:number-columns-repeated="2"/>
          <table:table-cell office:value-type="float" office:value="9.4" calcext:value-type="float">
            <text:p>9.4</text:p>
          </table:table-cell>
          <table:table-cell office:value-type="float" office:value="-0.825797" calcext:value-type="float">
            <text:p>-0.825797</text:p>
          </table:table-cell>
          <table:table-cell office:value-type="float" office:value="-0.524735" calcext:value-type="float">
            <text:p>-0.524735</text:p>
          </table:table-cell>
          <table:table-cell table:formula="of:=[.E190]*[.E190]/2 -COS([.D190])" office:value-type="float" office:value="-0.540297905478134" calcext:value-type="float">
            <text:p>-0.540297905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0]-[.G190]" office:value-type="float" office:value="0.00000440039000593195" calcext:value-type="float">
            <text:p>4.40039000593195E-06</text:p>
          </table:table-cell>
        </table:table-row>
        <table:table-row table:style-name="ro1">
          <table:table-cell table:number-columns-repeated="2"/>
          <table:table-cell office:value-type="float" office:value="9.45" calcext:value-type="float">
            <text:p>9.45</text:p>
          </table:table-cell>
          <table:table-cell office:value-type="float" office:value="-0.851108" calcext:value-type="float">
            <text:p>-0.851108</text:p>
          </table:table-cell>
          <table:table-cell office:value-type="float" office:value="-0.48755" calcext:value-type="float">
            <text:p>-0.48755</text:p>
          </table:table-cell>
          <table:table-cell table:formula="of:=[.E191]*[.E191]/2 -COS([.D191])" office:value-type="float" office:value="-0.540297820997676" calcext:value-type="float">
            <text:p>-0.54029782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1]-[.G191]" office:value-type="float" office:value="0.00000448487046422752" calcext:value-type="float">
            <text:p>4.48487046422752E-06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-0.874539" calcext:value-type="float">
            <text:p>-0.874539</text:p>
          </table:table-cell>
          <table:table-cell office:value-type="float" office:value="-0.449562" calcext:value-type="float">
            <text:p>-0.449562</text:p>
          </table:table-cell>
          <table:table-cell table:formula="of:=[.E192]*[.E192]/2 -COS([.D192])" office:value-type="float" office:value="-0.540297631670678" calcext:value-type="float">
            <text:p>-0.540297631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2]-[.G192]" office:value-type="float" office:value="0.00000467419746219555" calcext:value-type="float">
            <text:p>4.67419746219555E-06</text:p>
          </table:table-cell>
        </table:table-row>
        <table:table-row table:style-name="ro1">
          <table:table-cell table:number-columns-repeated="2"/>
          <table:table-cell office:value-type="float" office:value="9.55" calcext:value-type="float">
            <text:p>9.55</text:p>
          </table:table-cell>
          <table:table-cell office:value-type="float" office:value="-0.896052" calcext:value-type="float">
            <text:p>-0.896052</text:p>
          </table:table-cell>
          <table:table-cell office:value-type="float" office:value="-0.410853" calcext:value-type="float">
            <text:p>-0.410853</text:p>
          </table:table-cell>
          <table:table-cell table:formula="of:=[.E193]*[.E193]/2 -COS([.D193])" office:value-type="float" office:value="-0.540297596652542" calcext:value-type="float">
            <text:p>-0.5402975967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3]-[.G193]" office:value-type="float" office:value="0.00000470921559769799" calcext:value-type="float">
            <text:p>4.70921559769799E-06</text:p>
          </table:table-cell>
        </table:table-row>
        <table:table-row table:style-name="ro1"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-0.915613" calcext:value-type="float">
            <text:p>-0.915613</text:p>
          </table:table-cell>
          <table:table-cell office:value-type="float" office:value="-0.371501" calcext:value-type="float">
            <text:p>-0.371501</text:p>
          </table:table-cell>
          <table:table-cell table:formula="of:=[.E194]*[.E194]/2 -COS([.D194])" office:value-type="float" office:value="-0.54029812352643" calcext:value-type="float">
            <text:p>-0.540298123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4]-[.G194]" office:value-type="float" office:value="0.00000418234171029042" calcext:value-type="float">
            <text:p>4.18234171029042E-06</text:p>
          </table:table-cell>
        </table:table-row>
        <table:table-row table:style-name="ro1">
          <table:table-cell table:number-columns-repeated="2"/>
          <table:table-cell office:value-type="float" office:value="9.65" calcext:value-type="float">
            <text:p>9.65</text:p>
          </table:table-cell>
          <table:table-cell office:value-type="float" office:value="-0.933193" calcext:value-type="float">
            <text:p>-0.933193</text:p>
          </table:table-cell>
          <table:table-cell office:value-type="float" office:value="-0.331584" calcext:value-type="float">
            <text:p>-0.331584</text:p>
          </table:table-cell>
          <table:table-cell table:formula="of:=[.E195]*[.E195]/2 -COS([.D195])" office:value-type="float" office:value="-0.540297392106735" calcext:value-type="float">
            <text:p>-0.5402973921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5]-[.G195]" office:value-type="float" office:value="0.00000491376140498989" calcext:value-type="float">
            <text:p>4.91376140498989E-06</text:p>
          </table:table-cell>
        </table:table-row>
        <table:table-row table:style-name="ro1">
          <table:table-cell table:number-columns-repeated="2"/>
          <table:table-cell office:value-type="float" office:value="9.7" calcext:value-type="float">
            <text:p>9.7</text:p>
          </table:table-cell>
          <table:table-cell office:value-type="float" office:value="-0.948763" calcext:value-type="float">
            <text:p>-0.948763</text:p>
          </table:table-cell>
          <table:table-cell office:value-type="float" office:value="-0.291172" calcext:value-type="float">
            <text:p>-0.291172</text:p>
          </table:table-cell>
          <table:table-cell table:formula="of:=[.E196]*[.E196]/2 -COS([.D196])" office:value-type="float" office:value="-0.540298272358041" calcext:value-type="float">
            <text:p>-0.5402982724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6]-[.G196]" office:value-type="float" office:value="0.0000040335100986999" calcext:value-type="float">
            <text:p>4.0335100986999E-06</text:p>
          </table:table-cell>
        </table:table-row>
        <table:table-row table:style-name="ro1">
          <table:table-cell table:number-columns-repeated="2"/>
          <table:table-cell office:value-type="float" office:value="9.75" calcext:value-type="float">
            <text:p>9.75</text:p>
          </table:table-cell>
          <table:table-cell office:value-type="float" office:value="-0.962303" calcext:value-type="float">
            <text:p>-0.962303</text:p>
          </table:table-cell>
          <table:table-cell office:value-type="float" office:value="-0.250337" calcext:value-type="float">
            <text:p>-0.250337</text:p>
          </table:table-cell>
          <table:table-cell table:formula="of:=[.E197]*[.E197]/2 -COS([.D197])" office:value-type="float" office:value="-0.540297561854292" calcext:value-type="float">
            <text:p>-0.540297561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7]-[.G197]" office:value-type="float" office:value="0.00000474401384764622" calcext:value-type="float">
            <text:p>0.000004744</text:p>
          </table:table-cell>
        </table:table-row>
        <table:table-row table:style-name="ro1">
          <table:table-cell table:number-columns-repeated="2"/>
          <table:table-cell office:value-type="float" office:value="9.8" calcext:value-type="float">
            <text:p>9.8</text:p>
          </table:table-cell>
          <table:table-cell office:value-type="float" office:value="-0.973791" calcext:value-type="float">
            <text:p>-0.973791</text:p>
          </table:table-cell>
          <table:table-cell office:value-type="float" office:value="-0.209143" calcext:value-type="float">
            <text:p>-0.209143</text:p>
          </table:table-cell>
          <table:table-cell table:formula="of:=[.E198]*[.E198]/2 -COS([.D198])" office:value-type="float" office:value="-0.540297937539563" calcext:value-type="float">
            <text:p>-0.540297937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8]-[.G198]" office:value-type="float" office:value="0.00000436832857697578" calcext:value-type="float">
            <text:p>4.36832857697578E-06</text:p>
          </table:table-cell>
        </table:table-row>
        <table:table-row table:style-name="ro1">
          <table:table-cell table:number-columns-repeated="2"/>
          <table:table-cell office:value-type="float" office:value="9.85" calcext:value-type="float">
            <text:p>9.85</text:p>
          </table:table-cell>
          <table:table-cell office:value-type="float" office:value="-0.983212" calcext:value-type="float">
            <text:p>-0.983212</text:p>
          </table:table-cell>
          <table:table-cell office:value-type="float" office:value="-0.167655" calcext:value-type="float">
            <text:p>-0.167655</text:p>
          </table:table-cell>
          <table:table-cell table:formula="of:=[.E199]*[.E199]/2 -COS([.D199])" office:value-type="float" office:value="-0.540298020903794" calcext:value-type="float">
            <text:p>-0.5402980209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199]-[.G199]" office:value-type="float" office:value="0.00000428496434523584" calcext:value-type="float">
            <text:p>0.000004285</text:p>
          </table:table-cell>
        </table:table-row>
        <table:table-row table:style-name="ro1">
          <table:table-cell table:number-columns-repeated="2"/>
          <table:table-cell office:value-type="float" office:value="9.9" calcext:value-type="float">
            <text:p>9.9</text:p>
          </table:table-cell>
          <table:table-cell office:value-type="float" office:value="-0.990553" calcext:value-type="float">
            <text:p>-0.990553</text:p>
          </table:table-cell>
          <table:table-cell office:value-type="float" office:value="-0.125935" calcext:value-type="float">
            <text:p>-0.125935</text:p>
          </table:table-cell>
          <table:table-cell table:formula="of:=[.E200]*[.E200]/2 -COS([.D200])" office:value-type="float" office:value="-0.540297642229339" calcext:value-type="float">
            <text:p>-0.5402976422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00]-[.G200]" office:value-type="float" office:value="0.00000466363880113896" calcext:value-type="float">
            <text:p>4.66363880113896E-06</text:p>
          </table:table-cell>
        </table:table-row>
        <table:table-row table:style-name="ro1">
          <table:table-cell table:number-columns-repeated="2"/>
          <table:table-cell office:value-type="float" office:value="9.95" calcext:value-type="float">
            <text:p>9.95</text:p>
          </table:table-cell>
          <table:table-cell office:value-type="float" office:value="-0.995803" calcext:value-type="float">
            <text:p>-0.995803</text:p>
          </table:table-cell>
          <table:table-cell office:value-type="float" office:value="-0.0840423" calcext:value-type="float">
            <text:p>-0.0840423</text:p>
          </table:table-cell>
          <table:table-cell table:formula="of:=[.E201]*[.E201]/2 -COS([.D201])" office:value-type="float" office:value="-0.540297636474533" calcext:value-type="float">
            <text:p>-0.5402976365</text:p>
          </table:table-cell>
          <table:table-cell table:formula="of:=0-COS(1)" office:value-type="float" office:value="-0.54030230586814" calcext:value-type="float">
            <text:p>-0.5403023059</text:p>
          </table:table-cell>
          <table:table-cell table:formula="of:=[.F201]-[.G201]" office:value-type="float" office:value="0.0000046693936063269" calcext:value-type="float">
            <text:p>4.669393606326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Bojko</meta:initial-creator>
    <meta:creation-date>2017-04-10T15:26:54.473805237</meta:creation-date>
    <dc:date>2017-04-10T15:56:46.529044445</dc:date>
    <dc:creator>Brian Bojko</dc:creator>
    <meta:editing-duration>PT14M42S</meta:editing-duration>
    <meta:editing-cycles>1</meta:editing-cycles>
    <meta:document-statistic meta:table-count="1" meta:cell-count="1200" meta:object-count="2"/>
    <meta:generator>LibreOffice/5.0.6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maximum="10" chart:origin="0" chart:interval-major="1" chart:reverse-direction="false" text:line-break="false" chart:link-data-style-to-source="true" chart:axis-position="-1.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1.5" chart:origin="-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794cm" svg:height="11.449cm" xlink:href=".." xlink:type="simple" chart:class="chart:scatter" chart:style-name="ch1">
        <chart:title svg:x="7.496cm" svg:y="0.364cm" chart:style-name="ch2">
          <text:p>theta(t) computed by CVODE</text:p>
        </chart:title>
        <chart:legend chart:legend-position="end" svg:x="17.942cm" svg:y="5.425cm" style:legend-expansion="high" chart:style-name="ch3"/>
        <chart:plot-area chart:style-name="ch4" table:cell-range-address="Sheet1.C3:Sheet1.D201" svg:x="1.426cm" svg:y="1.371cm" svg:width="16.101cm" svg:height="8.869cm">
          <chartooo:coordinate-region svg:x="2.259cm" svg:y="1.57cm" svg:width="15.081cm" svg:height="8.023cm"/>
          <chart:axis chart:dimension="x" chart:name="primary-x" chart:style-name="ch5">
            <chart:title svg:x="8.863cm" svg:y="10.468cm" chart:style-name="ch6">
              <text:p>time (s)</text:p>
            </chart:title>
          </chart:axis>
          <chart:axis chart:dimension="y" chart:name="primary-y" chart:style-name="ch7">
            <chart:title svg:x="0.451cm" svg:y="6.219cm" chart:style-name="ch8">
              <text:p>theta</text:p>
            </chart:title>
            <chart:grid chart:style-name="ch9" chart:class="major"/>
          </chart:axis>
          <chart:series chart:style-name="ch10" chart:values-cell-range-address="Sheet1.D3:Sheet1.D201" chart:class="chart:scatter">
            <chart:domain table:cell-range-address="Sheet1.C3:Sheet1.C201"/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C3:Sheet1.C201</svg:desc>
                </draw:g>
              </table:table-cell>
              <table:table-cell office:value-type="float" office:value="0.998948">
                <text:p>0.998948</text:p>
                <draw:g>
                  <svg:desc>Sheet1.D3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795">
                <text:p>0.9957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0.990543">
                <text:p>0.990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983201">
                <text:p>0.983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973779">
                <text:p>0.9737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6229">
                <text:p>0.96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948749">
                <text:p>0.9487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933177">
                <text:p>0.933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915597">
                <text:p>0.915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896034">
                <text:p>0.896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87452">
                <text:p>0.87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851088">
                <text:p>0.8510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825776">
                <text:p>0.8257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798627">
                <text:p>0.798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769687">
                <text:p>0.769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739008">
                <text:p>0.739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706645">
                <text:p>0.7066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67266">
                <text:p>0.67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637117">
                <text:p>0.637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00088">
                <text:p>0.6000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0.561647">
                <text:p>0.561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0.521875">
                <text:p>0.52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5">
                <text:p>1.15</text:p>
              </table:table-cell>
              <table:table-cell office:value-type="float" office:value="0.480857">
                <text:p>0.4808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0.438683">
                <text:p>0.4386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395448">
                <text:p>0.3954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0.35125">
                <text:p>0.35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">
                <text:p>1.35</text:p>
              </table:table-cell>
              <table:table-cell office:value-type="float" office:value="0.306191">
                <text:p>0.306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26038">
                <text:p>0.260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5">
                <text:p>1.45</text:p>
              </table:table-cell>
              <table:table-cell office:value-type="float" office:value="0.213925">
                <text:p>0.213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0.16694">
                <text:p>0.166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">
                <text:p>1.55</text:p>
              </table:table-cell>
              <table:table-cell office:value-type="float" office:value="0.11954">
                <text:p>0.11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0.071841">
                <text:p>0.071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0.023963">
                <text:p>0.0239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">
                <text:p>1.7</text:p>
              </table:table-cell>
              <table:table-cell office:value-type="float" office:value="-0.0239748">
                <text:p>-0.02397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5">
                <text:p>1.75</text:p>
              </table:table-cell>
              <table:table-cell office:value-type="float" office:value="-0.0718526">
                <text:p>-0.07185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">
                <text:p>1.8</text:p>
              </table:table-cell>
              <table:table-cell office:value-type="float" office:value="-0.119551">
                <text:p>-0.1195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">
                <text:p>1.85</text:p>
              </table:table-cell>
              <table:table-cell office:value-type="float" office:value="-0.166951">
                <text:p>-0.1669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">
                <text:p>1.9</text:p>
              </table:table-cell>
              <table:table-cell office:value-type="float" office:value="-0.213937">
                <text:p>-0.2139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">
                <text:p>1.95</text:p>
              </table:table-cell>
              <table:table-cell office:value-type="float" office:value="-0.260391">
                <text:p>-0.2603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-0.306202">
                <text:p>-0.3062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-0.35126">
                <text:p>-0.35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">
                <text:p>2.1</text:p>
              </table:table-cell>
              <table:table-cell office:value-type="float" office:value="-0.395458">
                <text:p>-0.395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5">
                <text:p>2.15</text:p>
              </table:table-cell>
              <table:table-cell office:value-type="float" office:value="-0.438693">
                <text:p>-0.4386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-0.480867">
                <text:p>-0.480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">
                <text:p>2.25</text:p>
              </table:table-cell>
              <table:table-cell office:value-type="float" office:value="-0.521885">
                <text:p>-0.5218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-0.561656">
                <text:p>-0.5616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">
                <text:p>2.35</text:p>
              </table:table-cell>
              <table:table-cell office:value-type="float" office:value="-0.600097">
                <text:p>-0.6000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">
                <text:p>2.4</text:p>
              </table:table-cell>
              <table:table-cell office:value-type="float" office:value="-0.637126">
                <text:p>-0.63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5">
                <text:p>2.45</text:p>
              </table:table-cell>
              <table:table-cell office:value-type="float" office:value="-0.672669">
                <text:p>-0.6726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">
                <text:p>2.5</text:p>
              </table:table-cell>
              <table:table-cell office:value-type="float" office:value="-0.706654">
                <text:p>-0.7066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5">
                <text:p>2.55</text:p>
              </table:table-cell>
              <table:table-cell office:value-type="float" office:value="-0.739016">
                <text:p>-0.739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">
                <text:p>2.6</text:p>
              </table:table-cell>
              <table:table-cell office:value-type="float" office:value="-0.769695">
                <text:p>-0.769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">
                <text:p>2.65</text:p>
              </table:table-cell>
              <table:table-cell office:value-type="float" office:value="-0.798635">
                <text:p>-0.798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">
                <text:p>2.7</text:p>
              </table:table-cell>
              <table:table-cell office:value-type="float" office:value="-0.825783">
                <text:p>-0.8257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5">
                <text:p>2.75</text:p>
              </table:table-cell>
              <table:table-cell office:value-type="float" office:value="-0.851095">
                <text:p>-0.8510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">
                <text:p>2.8</text:p>
              </table:table-cell>
              <table:table-cell office:value-type="float" office:value="-0.874527">
                <text:p>-0.8745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5">
                <text:p>2.85</text:p>
              </table:table-cell>
              <table:table-cell office:value-type="float" office:value="-0.896041">
                <text:p>-0.8960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">
                <text:p>2.9</text:p>
              </table:table-cell>
              <table:table-cell office:value-type="float" office:value="-0.915603">
                <text:p>-0.9156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-0.933183">
                <text:p>-0.933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-0.948755">
                <text:p>-0.948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5">
                <text:p>3.05</text:p>
              </table:table-cell>
              <table:table-cell office:value-type="float" office:value="-0.962295">
                <text:p>-0.962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">
                <text:p>3.1</text:p>
              </table:table-cell>
              <table:table-cell office:value-type="float" office:value="-0.973785">
                <text:p>-0.9737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">
                <text:p>3.15</text:p>
              </table:table-cell>
              <table:table-cell office:value-type="float" office:value="-0.983207">
                <text:p>-0.983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-0.990548">
                <text:p>-0.9905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5">
                <text:p>3.25</text:p>
              </table:table-cell>
              <table:table-cell office:value-type="float" office:value="-0.995799">
                <text:p>-0.9957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">
                <text:p>3.3</text:p>
              </table:table-cell>
              <table:table-cell office:value-type="float" office:value="-0.998953">
                <text:p>-0.9989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5">
                <text:p>3.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-0.998952">
                <text:p>-0.998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5">
                <text:p>3.45</text:p>
              </table:table-cell>
              <table:table-cell office:value-type="float" office:value="-0.995797">
                <text:p>-0.9957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">
                <text:p>3.5</text:p>
              </table:table-cell>
              <table:table-cell office:value-type="float" office:value="-0.990545">
                <text:p>-0.990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5">
                <text:p>3.55</text:p>
              </table:table-cell>
              <table:table-cell office:value-type="float" office:value="-0.983203">
                <text:p>-0.9832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">
                <text:p>3.6</text:p>
              </table:table-cell>
              <table:table-cell office:value-type="float" office:value="-0.97378">
                <text:p>-0.97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5">
                <text:p>3.65</text:p>
              </table:table-cell>
              <table:table-cell office:value-type="float" office:value="-0.96229">
                <text:p>-0.962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">
                <text:p>3.7</text:p>
              </table:table-cell>
              <table:table-cell office:value-type="float" office:value="-0.948748">
                <text:p>-0.948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5">
                <text:p>3.75</text:p>
              </table:table-cell>
              <table:table-cell office:value-type="float" office:value="-0.933176">
                <text:p>-0.9331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">
                <text:p>3.8</text:p>
              </table:table-cell>
              <table:table-cell office:value-type="float" office:value="-0.915595">
                <text:p>-0.9155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5">
                <text:p>3.85</text:p>
              </table:table-cell>
              <table:table-cell office:value-type="float" office:value="-0.896031">
                <text:p>-0.8960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">
                <text:p>3.9</text:p>
              </table:table-cell>
              <table:table-cell office:value-type="float" office:value="-0.874516">
                <text:p>-0.874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5">
                <text:p>3.95</text:p>
              </table:table-cell>
              <table:table-cell office:value-type="float" office:value="-0.851084">
                <text:p>-0.8510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-0.825771">
                <text:p>-0.8257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5">
                <text:p>4.05</text:p>
              </table:table-cell>
              <table:table-cell office:value-type="float" office:value="-0.798622">
                <text:p>-0.7986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">
                <text:p>4.1</text:p>
              </table:table-cell>
              <table:table-cell office:value-type="float" office:value="-0.769681">
                <text:p>-0.7696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5">
                <text:p>4.15</text:p>
              </table:table-cell>
              <table:table-cell office:value-type="float" office:value="-0.739001">
                <text:p>-0.739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">
                <text:p>4.2</text:p>
              </table:table-cell>
              <table:table-cell office:value-type="float" office:value="-0.706638">
                <text:p>-0.706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5">
                <text:p>4.25</text:p>
              </table:table-cell>
              <table:table-cell office:value-type="float" office:value="-0.672652">
                <text:p>-0.6726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">
                <text:p>4.3</text:p>
              </table:table-cell>
              <table:table-cell office:value-type="float" office:value="-0.637109">
                <text:p>-0.6371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5">
                <text:p>4.35</text:p>
              </table:table-cell>
              <table:table-cell office:value-type="float" office:value="-0.600079">
                <text:p>-0.6000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">
                <text:p>4.4</text:p>
              </table:table-cell>
              <table:table-cell office:value-type="float" office:value="-0.561637">
                <text:p>-0.561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5">
                <text:p>4.45</text:p>
              </table:table-cell>
              <table:table-cell office:value-type="float" office:value="-0.521865">
                <text:p>-0.5218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">
                <text:p>4.5</text:p>
              </table:table-cell>
              <table:table-cell office:value-type="float" office:value="-0.480847">
                <text:p>-0.480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5">
                <text:p>4.55</text:p>
              </table:table-cell>
              <table:table-cell office:value-type="float" office:value="-0.438672">
                <text:p>-0.438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">
                <text:p>4.6</text:p>
              </table:table-cell>
              <table:table-cell office:value-type="float" office:value="-0.395437">
                <text:p>-0.3954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5">
                <text:p>4.65</text:p>
              </table:table-cell>
              <table:table-cell office:value-type="float" office:value="-0.351238">
                <text:p>-0.351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">
                <text:p>4.7</text:p>
              </table:table-cell>
              <table:table-cell office:value-type="float" office:value="-0.30618">
                <text:p>-0.306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5">
                <text:p>4.75</text:p>
              </table:table-cell>
              <table:table-cell office:value-type="float" office:value="-0.260368">
                <text:p>-0.260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8">
                <text:p>4.8</text:p>
              </table:table-cell>
              <table:table-cell office:value-type="float" office:value="-0.213913">
                <text:p>-0.2139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5">
                <text:p>4.85</text:p>
              </table:table-cell>
              <table:table-cell office:value-type="float" office:value="-0.166928">
                <text:p>-0.166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">
                <text:p>4.9</text:p>
              </table:table-cell>
              <table:table-cell office:value-type="float" office:value="-0.119527">
                <text:p>-0.1195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5">
                <text:p>4.95</text:p>
              </table:table-cell>
              <table:table-cell office:value-type="float" office:value="-0.0718287">
                <text:p>-0.0718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-0.0239508">
                <text:p>-0.02395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5">
                <text:p>5.05</text:p>
              </table:table-cell>
              <table:table-cell office:value-type="float" office:value="0.023987">
                <text:p>0.0239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">
                <text:p>5.1</text:p>
              </table:table-cell>
              <table:table-cell office:value-type="float" office:value="0.0718648">
                <text:p>0.07186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5">
                <text:p>5.15</text:p>
              </table:table-cell>
              <table:table-cell office:value-type="float" office:value="0.119563">
                <text:p>0.1195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">
                <text:p>5.2</text:p>
              </table:table-cell>
              <table:table-cell office:value-type="float" office:value="0.166963">
                <text:p>0.166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5">
                <text:p>5.25</text:p>
              </table:table-cell>
              <table:table-cell office:value-type="float" office:value="0.213949">
                <text:p>0.2139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3">
                <text:p>5.3</text:p>
              </table:table-cell>
              <table:table-cell office:value-type="float" office:value="0.260403">
                <text:p>0.2604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5">
                <text:p>5.35</text:p>
              </table:table-cell>
              <table:table-cell office:value-type="float" office:value="0.306214">
                <text:p>0.3062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4">
                <text:p>5.4</text:p>
              </table:table-cell>
              <table:table-cell office:value-type="float" office:value="0.351272">
                <text:p>0.351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5">
                <text:p>5.45</text:p>
              </table:table-cell>
              <table:table-cell office:value-type="float" office:value="0.395469">
                <text:p>0.3954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">
                <text:p>5.5</text:p>
              </table:table-cell>
              <table:table-cell office:value-type="float" office:value="0.438704">
                <text:p>0.438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5">
                <text:p>5.55</text:p>
              </table:table-cell>
              <table:table-cell office:value-type="float" office:value="0.480878">
                <text:p>0.4808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">
                <text:p>5.6</text:p>
              </table:table-cell>
              <table:table-cell office:value-type="float" office:value="0.521895">
                <text:p>0.5218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5">
                <text:p>5.65</text:p>
              </table:table-cell>
              <table:table-cell office:value-type="float" office:value="0.561666">
                <text:p>0.5616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">
                <text:p>5.7</text:p>
              </table:table-cell>
              <table:table-cell office:value-type="float" office:value="0.600107">
                <text:p>0.600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5">
                <text:p>5.75</text:p>
              </table:table-cell>
              <table:table-cell office:value-type="float" office:value="0.637136">
                <text:p>0.637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8">
                <text:p>5.8</text:p>
              </table:table-cell>
              <table:table-cell office:value-type="float" office:value="0.672678">
                <text:p>0.6726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5">
                <text:p>5.85</text:p>
              </table:table-cell>
              <table:table-cell office:value-type="float" office:value="0.706662">
                <text:p>0.7066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">
                <text:p>5.9</text:p>
              </table:table-cell>
              <table:table-cell office:value-type="float" office:value="0.739024">
                <text:p>0.739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5">
                <text:p>5.95</text:p>
              </table:table-cell>
              <table:table-cell office:value-type="float" office:value="0.769703">
                <text:p>0.7697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798642">
                <text:p>0.798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5">
                <text:p>6.05</text:p>
              </table:table-cell>
              <table:table-cell office:value-type="float" office:value="0.82579">
                <text:p>0.825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">
                <text:p>6.1</text:p>
              </table:table-cell>
              <table:table-cell office:value-type="float" office:value="0.851101">
                <text:p>0.8511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5">
                <text:p>6.15</text:p>
              </table:table-cell>
              <table:table-cell office:value-type="float" office:value="0.874532">
                <text:p>0.8745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">
                <text:p>6.2</text:p>
              </table:table-cell>
              <table:table-cell office:value-type="float" office:value="0.896046">
                <text:p>0.8960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5">
                <text:p>6.25</text:p>
              </table:table-cell>
              <table:table-cell office:value-type="float" office:value="0.915608">
                <text:p>0.9156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">
                <text:p>6.3</text:p>
              </table:table-cell>
              <table:table-cell office:value-type="float" office:value="0.933188">
                <text:p>0.9331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5">
                <text:p>6.35</text:p>
              </table:table-cell>
              <table:table-cell office:value-type="float" office:value="0.948759">
                <text:p>0.948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">
                <text:p>6.4</text:p>
              </table:table-cell>
              <table:table-cell office:value-type="float" office:value="0.962299">
                <text:p>0.9622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5">
                <text:p>6.45</text:p>
              </table:table-cell>
              <table:table-cell office:value-type="float" office:value="0.973787">
                <text:p>0.9737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">
                <text:p>6.5</text:p>
              </table:table-cell>
              <table:table-cell office:value-type="float" office:value="0.983209">
                <text:p>0.983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5">
                <text:p>6.55</text:p>
              </table:table-cell>
              <table:table-cell office:value-type="float" office:value="0.99055">
                <text:p>0.990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">
                <text:p>6.6</text:p>
              </table:table-cell>
              <table:table-cell office:value-type="float" office:value="0.995801">
                <text:p>0.9958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5">
                <text:p>6.65</text:p>
              </table:table-cell>
              <table:table-cell office:value-type="float" office:value="0.998953">
                <text:p>0.9989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">
                <text:p>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0.998951">
                <text:p>0.998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">
                <text:p>6.8</text:p>
              </table:table-cell>
              <table:table-cell office:value-type="float" office:value="0.995796">
                <text:p>0.9957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5">
                <text:p>6.85</text:p>
              </table:table-cell>
              <table:table-cell office:value-type="float" office:value="0.990544">
                <text:p>0.9905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9">
                <text:p>6.9</text:p>
              </table:table-cell>
              <table:table-cell office:value-type="float" office:value="0.983201">
                <text:p>0.983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5">
                <text:p>6.95</text:p>
              </table:table-cell>
              <table:table-cell office:value-type="float" office:value="0.973777">
                <text:p>0.9737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.962287">
                <text:p>0.962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5">
                <text:p>7.05</text:p>
              </table:table-cell>
              <table:table-cell office:value-type="float" office:value="0.948746">
                <text:p>0.9487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1">
                <text:p>7.1</text:p>
              </table:table-cell>
              <table:table-cell office:value-type="float" office:value="0.933173">
                <text:p>0.9331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5">
                <text:p>7.15</text:p>
              </table:table-cell>
              <table:table-cell office:value-type="float" office:value="0.915591">
                <text:p>0.915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2">
                <text:p>7.2</text:p>
              </table:table-cell>
              <table:table-cell office:value-type="float" office:value="0.896027">
                <text:p>0.896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5">
                <text:p>7.25</text:p>
              </table:table-cell>
              <table:table-cell office:value-type="float" office:value="0.874512">
                <text:p>0.8745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">
                <text:p>7.3</text:p>
              </table:table-cell>
              <table:table-cell office:value-type="float" office:value="0.851079">
                <text:p>0.8510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5">
                <text:p>7.35</text:p>
              </table:table-cell>
              <table:table-cell office:value-type="float" office:value="0.825766">
                <text:p>0.8257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4">
                <text:p>7.4</text:p>
              </table:table-cell>
              <table:table-cell office:value-type="float" office:value="0.798616">
                <text:p>0.798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5">
                <text:p>7.45</text:p>
              </table:table-cell>
              <table:table-cell office:value-type="float" office:value="0.769675">
                <text:p>0.769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">
                <text:p>7.5</text:p>
              </table:table-cell>
              <table:table-cell office:value-type="float" office:value="0.738995">
                <text:p>0.7389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5">
                <text:p>7.55</text:p>
              </table:table-cell>
              <table:table-cell office:value-type="float" office:value="0.706631">
                <text:p>0.7066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6">
                <text:p>7.6</text:p>
              </table:table-cell>
              <table:table-cell office:value-type="float" office:value="0.672645">
                <text:p>0.6726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5">
                <text:p>7.65</text:p>
              </table:table-cell>
              <table:table-cell office:value-type="float" office:value="0.637101">
                <text:p>0.6371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0.600071">
                <text:p>0.6000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5">
                <text:p>7.75</text:p>
              </table:table-cell>
              <table:table-cell office:value-type="float" office:value="0.561629">
                <text:p>0.5616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">
                <text:p>7.8</text:p>
              </table:table-cell>
              <table:table-cell office:value-type="float" office:value="0.521856">
                <text:p>0.5218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5">
                <text:p>7.85</text:p>
              </table:table-cell>
              <table:table-cell office:value-type="float" office:value="0.480838">
                <text:p>0.4808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">
                <text:p>7.9</text:p>
              </table:table-cell>
              <table:table-cell office:value-type="float" office:value="0.438663">
                <text:p>0.438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5">
                <text:p>7.95</text:p>
              </table:table-cell>
              <table:table-cell office:value-type="float" office:value="0.395427">
                <text:p>0.3954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0.351229">
                <text:p>0.351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5">
                <text:p>8.05</text:p>
              </table:table-cell>
              <table:table-cell office:value-type="float" office:value="0.30617">
                <text:p>0.306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1">
                <text:p>8.1</text:p>
              </table:table-cell>
              <table:table-cell office:value-type="float" office:value="0.260358">
                <text:p>0.2603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5">
                <text:p>8.15</text:p>
              </table:table-cell>
              <table:table-cell office:value-type="float" office:value="0.213903">
                <text:p>0.2139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2">
                <text:p>8.2</text:p>
              </table:table-cell>
              <table:table-cell office:value-type="float" office:value="0.166918">
                <text:p>0.1669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5">
                <text:p>8.25</text:p>
              </table:table-cell>
              <table:table-cell office:value-type="float" office:value="0.119517">
                <text:p>0.1195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3">
                <text:p>8.3</text:p>
              </table:table-cell>
              <table:table-cell office:value-type="float" office:value="0.0718183">
                <text:p>0.07181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5">
                <text:p>8.35</text:p>
              </table:table-cell>
              <table:table-cell office:value-type="float" office:value="0.0239402">
                <text:p>0.02394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4">
                <text:p>8.4</text:p>
              </table:table-cell>
              <table:table-cell office:value-type="float" office:value="-0.0239976">
                <text:p>-0.02399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  <table:table-cell office:value-type="float" office:value="-0.0718755">
                <text:p>-0.07187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-0.119574">
                <text:p>-0.1195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5">
                <text:p>8.55</text:p>
              </table:table-cell>
              <table:table-cell office:value-type="float" office:value="-0.166974">
                <text:p>-0.1669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">
                <text:p>8.6</text:p>
              </table:table-cell>
              <table:table-cell office:value-type="float" office:value="-0.213959">
                <text:p>-0.2139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5">
                <text:p>8.65</text:p>
              </table:table-cell>
              <table:table-cell office:value-type="float" office:value="-0.260414">
                <text:p>-0.2604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7">
                <text:p>8.7</text:p>
              </table:table-cell>
              <table:table-cell office:value-type="float" office:value="-0.306225">
                <text:p>-0.306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5">
                <text:p>8.75</text:p>
              </table:table-cell>
              <table:table-cell office:value-type="float" office:value="-0.351282">
                <text:p>-0.351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">
                <text:p>8.8</text:p>
              </table:table-cell>
              <table:table-cell office:value-type="float" office:value="-0.39548">
                <text:p>-0.39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5">
                <text:p>8.85</text:p>
              </table:table-cell>
              <table:table-cell office:value-type="float" office:value="-0.438715">
                <text:p>-0.4387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9">
                <text:p>8.9</text:p>
              </table:table-cell>
              <table:table-cell office:value-type="float" office:value="-0.480888">
                <text:p>-0.4808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5">
                <text:p>8.95</text:p>
              </table:table-cell>
              <table:table-cell office:value-type="float" office:value="-0.521905">
                <text:p>-0.5219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-0.561676">
                <text:p>-0.5616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5">
                <text:p>9.05</text:p>
              </table:table-cell>
              <table:table-cell office:value-type="float" office:value="-0.600116">
                <text:p>-0.600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">
                <text:p>9.1</text:p>
              </table:table-cell>
              <table:table-cell office:value-type="float" office:value="-0.637145">
                <text:p>-0.6371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5">
                <text:p>9.15</text:p>
              </table:table-cell>
              <table:table-cell office:value-type="float" office:value="-0.672687">
                <text:p>-0.6726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2">
                <text:p>9.2</text:p>
              </table:table-cell>
              <table:table-cell office:value-type="float" office:value="-0.706671">
                <text:p>-0.7066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5">
                <text:p>9.25</text:p>
              </table:table-cell>
              <table:table-cell office:value-type="float" office:value="-0.739033">
                <text:p>-0.7390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3">
                <text:p>9.3</text:p>
              </table:table-cell>
              <table:table-cell office:value-type="float" office:value="-0.769711">
                <text:p>-0.7697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5">
                <text:p>9.35</text:p>
              </table:table-cell>
              <table:table-cell office:value-type="float" office:value="-0.798649">
                <text:p>-0.7986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4">
                <text:p>9.4</text:p>
              </table:table-cell>
              <table:table-cell office:value-type="float" office:value="-0.825797">
                <text:p>-0.82579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5">
                <text:p>9.45</text:p>
              </table:table-cell>
              <table:table-cell office:value-type="float" office:value="-0.851108">
                <text:p>-0.8511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5">
                <text:p>9.5</text:p>
              </table:table-cell>
              <table:table-cell office:value-type="float" office:value="-0.874539">
                <text:p>-0.8745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5">
                <text:p>9.55</text:p>
              </table:table-cell>
              <table:table-cell office:value-type="float" office:value="-0.896052">
                <text:p>-0.8960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6">
                <text:p>9.6</text:p>
              </table:table-cell>
              <table:table-cell office:value-type="float" office:value="-0.915613">
                <text:p>-0.9156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5">
                <text:p>9.65</text:p>
              </table:table-cell>
              <table:table-cell office:value-type="float" office:value="-0.933193">
                <text:p>-0.933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7">
                <text:p>9.7</text:p>
              </table:table-cell>
              <table:table-cell office:value-type="float" office:value="-0.948763">
                <text:p>-0.9487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5">
                <text:p>9.75</text:p>
              </table:table-cell>
              <table:table-cell office:value-type="float" office:value="-0.962303">
                <text:p>-0.9623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8">
                <text:p>9.8</text:p>
              </table:table-cell>
              <table:table-cell office:value-type="float" office:value="-0.973791">
                <text:p>-0.9737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5">
                <text:p>9.85</text:p>
              </table:table-cell>
              <table:table-cell office:value-type="float" office:value="-0.983212">
                <text:p>-0.9832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9">
                <text:p>9.9</text:p>
              </table:table-cell>
              <table:table-cell office:value-type="float" office:value="-0.990553">
                <text:p>-0.9905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5">
                <text:p>9.95</text:p>
              </table:table-cell>
              <table:table-cell office:value-type="float" office:value="-0.995803">
                <text:p>-0.9958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minimum="0" chart:maximum="0.000006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73cm" svg:height="12.619cm" xlink:href=".." xlink:type="simple" chart:class="chart:scatter" chart:style-name="ch1">
        <chart:title svg:x="6.528cm" svg:y="0.388cm" chart:style-name="ch2">
          <text:p>Error in energy computed by CVODE</text:p>
        </chart:title>
        <chart:legend chart:legend-position="end" svg:x="17.621cm" svg:y="6.01cm" style:legend-expansion="high" chart:style-name="ch3"/>
        <chart:plot-area chart:style-name="ch4" table:cell-range-address="Sheet1.C3:Sheet1.C201 Sheet1.H3:Sheet1.H201" svg:x="1.42cm" svg:y="1.419cm" svg:width="15.792cm" svg:height="9.967cm">
          <chartooo:coordinate-region svg:x="3.153cm" svg:y="1.618cm" svg:width="13.872cm" svg:height="9.121cm"/>
          <chart:axis chart:dimension="x" chart:name="primary-x" chart:style-name="ch5">
            <chart:title svg:x="8.703cm" svg:y="11.638cm" chart:style-name="ch6">
              <text:p>time (s)</text:p>
            </chart:title>
          </chart:axis>
          <chart:axis chart:dimension="y" chart:name="primary-y" chart:style-name="ch7">
            <chart:title svg:x="0.451cm" svg:y="7.041cm" chart:style-name="ch8">
              <text:p>E(t) - E0</text:p>
            </chart:title>
            <chart:grid chart:style-name="ch9" chart:class="major"/>
          </chart:axis>
          <chart:series chart:style-name="ch10" chart:values-cell-range-address="Sheet1.H3:Sheet1.H201" chart:class="chart:scatter">
            <chart:domain table:cell-range-address="Sheet1.C3:Sheet1.C201"/>
            <chart:data-point chart:repeated="1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C3:Sheet1.C201</svg:desc>
                </draw:g>
              </table:table-cell>
              <table:table-cell office:value-type="float" office:value="-0.000000234080998140485">
                <text:p>-0.000000234080998140485</text:p>
                <draw:g>
                  <svg:desc>Sheet1.H3:Sheet1.H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0000385083631648797">
                <text:p>0.000000385083631648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-0.0000000470910497263333">
                <text:p>-0.000000047091049726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-0.00000000769125341193444">
                <text:p>-0.00000000769125341193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000000300491078464304">
                <text:p>0.000000300491078464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000000836892904865216">
                <text:p>0.000000836892904865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0.000000517840933467184">
                <text:p>0.0000005178409334671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0.000000678963837152935">
                <text:p>0.000000678963837152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0.00000115480386875255">
                <text:p>0.00000115480386875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.000000925353787484262">
                <text:p>0.000000925353787484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0.000000886378725417636">
                <text:p>0.000000886378725417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0.00000114626619218683">
                <text:p>0.000001146266192186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0.00000103285346497728">
                <text:p>0.000001032853464977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000000996960530574853">
                <text:p>0.000000996960530574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0.00000117680955868948">
                <text:p>0.00000117680955868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0.000000964262054425902">
                <text:p>0.000000964262054425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0.00000133517660394489">
                <text:p>0.000001335176603944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0.0000016183080233656">
                <text:p>0.0000016183080233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0.00000148587239245934">
                <text:p>0.00000148587239245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0000170333975557657">
                <text:p>0.00000170333975557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5">
                <text:p>1.05</text:p>
              </table:table-cell>
              <table:table-cell office:value-type="float" office:value="0.00000199927533217625">
                <text:p>0.00000199927533217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">
                <text:p>1.1</text:p>
              </table:table-cell>
              <table:table-cell office:value-type="float" office:value="0.00000183941601306081">
                <text:p>0.00000183941601306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5">
                <text:p>1.15</text:p>
              </table:table-cell>
              <table:table-cell office:value-type="float" office:value="0.00000184660809932069">
                <text:p>0.000001846608099320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0.00000210687363866313">
                <text:p>0.00000210687363866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5">
                <text:p>1.25</text:p>
              </table:table-cell>
              <table:table-cell office:value-type="float" office:value="0.00000290731289154245">
                <text:p>0.00000290731289154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0.00000308310329621975">
                <text:p>0.00000308310329621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5">
                <text:p>1.35</text:p>
              </table:table-cell>
              <table:table-cell office:value-type="float" office:value="0.00000235729884345837">
                <text:p>0.00000235729884345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00000320159485001081">
                <text:p>0.000003201594850010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5">
                <text:p>1.45</text:p>
              </table:table-cell>
              <table:table-cell office:value-type="float" office:value="0.00000301714964578981">
                <text:p>0.00000301714964578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0.00000282185351418995">
                <text:p>0.00000282185351418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">
                <text:p>1.55</text:p>
              </table:table-cell>
              <table:table-cell office:value-type="float" office:value="0.00000351378451446394">
                <text:p>0.00000351378451446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0.00000368977442022356">
                <text:p>0.00000368977442022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">
                <text:p>1.65</text:p>
              </table:table-cell>
              <table:table-cell office:value-type="float" office:value="0.00000324882645375002">
                <text:p>0.00000324882645375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">
                <text:p>1.7</text:p>
              </table:table-cell>
              <table:table-cell office:value-type="float" office:value="0.00000353163239286136">
                <text:p>0.00000353163239286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5">
                <text:p>1.75</text:p>
              </table:table-cell>
              <table:table-cell office:value-type="float" office:value="0.00000356631996911716">
                <text:p>0.000003566319969117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">
                <text:p>1.8</text:p>
              </table:table-cell>
              <table:table-cell office:value-type="float" office:value="0.00000387427261205886">
                <text:p>0.00000387427261205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5">
                <text:p>1.85</text:p>
              </table:table-cell>
              <table:table-cell office:value-type="float" office:value="0.00000370549206862858">
                <text:p>0.00000370549206862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">
                <text:p>1.9</text:p>
              </table:table-cell>
              <table:table-cell office:value-type="float" office:value="0.0000036952286719405">
                <text:p>0.00000369522867194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">
                <text:p>1.95</text:p>
              </table:table-cell>
              <table:table-cell office:value-type="float" office:value="0.00000326449018728248">
                <text:p>0.00000326449018728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0000294592095995139">
                <text:p>0.00000294592095995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5">
                <text:p>2.05</text:p>
              </table:table-cell>
              <table:table-cell office:value-type="float" office:value="0.00000384514229478938">
                <text:p>0.000003845142294789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1">
                <text:p>2.1</text:p>
              </table:table-cell>
              <table:table-cell office:value-type="float" office:value="0.0000032608995590433">
                <text:p>0.00000326089955904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5">
                <text:p>2.15</text:p>
              </table:table-cell>
              <table:table-cell office:value-type="float" office:value="0.0000029367462850427">
                <text:p>0.0000029367462850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2">
                <text:p>2.2</text:p>
              </table:table-cell>
              <table:table-cell office:value-type="float" office:value="0.00000314315603433535">
                <text:p>0.00000314315603433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5">
                <text:p>2.25</text:p>
              </table:table-cell>
              <table:table-cell office:value-type="float" office:value="0.00000359177160147439">
                <text:p>0.00000359177160147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0.00000288052526453697">
                <text:p>0.000002880525264536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5">
                <text:p>2.35</text:p>
              </table:table-cell>
              <table:table-cell office:value-type="float" office:value="0.00000301100158628387">
                <text:p>0.000003011001586283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4">
                <text:p>2.4</text:p>
              </table:table-cell>
              <table:table-cell office:value-type="float" office:value="0.0000032100121327705">
                <text:p>0.00000321001213277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5">
                <text:p>2.45</text:p>
              </table:table-cell>
              <table:table-cell office:value-type="float" office:value="0.00000374842598072078">
                <text:p>0.00000374842598072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5">
                <text:p>2.5</text:p>
              </table:table-cell>
              <table:table-cell office:value-type="float" office:value="0.00000319664563463995">
                <text:p>0.00000319664563463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5">
                <text:p>2.55</text:p>
              </table:table-cell>
              <table:table-cell office:value-type="float" office:value="0.00000319967836015511">
                <text:p>0.00000319967836015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">
                <text:p>2.6</text:p>
              </table:table-cell>
              <table:table-cell office:value-type="float" office:value="0.00000316592652660486">
                <text:p>0.000003165926526604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5">
                <text:p>2.65</text:p>
              </table:table-cell>
              <table:table-cell office:value-type="float" office:value="0.00000336187955041201">
                <text:p>0.00000336187955041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">
                <text:p>2.7</text:p>
              </table:table-cell>
              <table:table-cell office:value-type="float" office:value="0.00000302985892419727">
                <text:p>0.000003029858924197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5">
                <text:p>2.75</text:p>
              </table:table-cell>
              <table:table-cell office:value-type="float" office:value="0.00000348484249568237">
                <text:p>0.000003484842495682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">
                <text:p>2.8</text:p>
              </table:table-cell>
              <table:table-cell office:value-type="float" office:value="0.00000355954658604052">
                <text:p>0.000003559546586040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5">
                <text:p>2.85</text:p>
              </table:table-cell>
              <table:table-cell office:value-type="float" office:value="0.00000351523574582124">
                <text:p>0.000003515235745821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">
                <text:p>2.9</text:p>
              </table:table-cell>
              <table:table-cell office:value-type="float" office:value="0.00000331170928002944">
                <text:p>0.00000331170928002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0.00000284721781684816">
                <text:p>0.000002847217816848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.00000306441451958239">
                <text:p>0.000003064414519582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5">
                <text:p>3.05</text:p>
              </table:table-cell>
              <table:table-cell office:value-type="float" office:value="0.00000293653395000426">
                <text:p>0.00000293653395000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">
                <text:p>3.1</text:p>
              </table:table-cell>
              <table:table-cell office:value-type="float" office:value="0.00000338009920852755">
                <text:p>0.000003380099208527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">
                <text:p>3.15</text:p>
              </table:table-cell>
              <table:table-cell office:value-type="float" office:value="0.00000347686007595716">
                <text:p>0.000003476860075957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">
                <text:p>3.2</text:p>
              </table:table-cell>
              <table:table-cell office:value-type="float" office:value="0.00000287494477280159">
                <text:p>0.00000287494477280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5">
                <text:p>3.25</text:p>
              </table:table-cell>
              <table:table-cell office:value-type="float" office:value="0.00000293481686586272">
                <text:p>0.00000293481686586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">
                <text:p>3.3</text:p>
              </table:table-cell>
              <table:table-cell office:value-type="float" office:value="0.00000355825621300987">
                <text:p>0.00000355825621300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5">
                <text:p>3.35</text:p>
              </table:table-cell>
              <table:table-cell office:value-type="float" office:value="0.0000000000500950392279265">
                <text:p>0.0000000000500950392279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">
                <text:p>3.4</text:p>
              </table:table-cell>
              <table:table-cell office:value-type="float" office:value="0.00000355443023136726">
                <text:p>0.00000355443023136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5">
                <text:p>3.45</text:p>
              </table:table-cell>
              <table:table-cell office:value-type="float" office:value="0.000002921046140969">
                <text:p>0.0000029210461409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5">
                <text:p>3.5</text:p>
              </table:table-cell>
              <table:table-cell office:value-type="float" office:value="0.00000288524763458753">
                <text:p>0.00000288524763458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5">
                <text:p>3.55</text:p>
              </table:table-cell>
              <table:table-cell office:value-type="float" office:value="0.00000333375213890097">
                <text:p>0.000003333752138900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6">
                <text:p>3.6</text:p>
              </table:table-cell>
              <table:table-cell office:value-type="float" office:value="0.00000342844894474226">
                <text:p>0.000003428448944742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5">
                <text:p>3.65</text:p>
              </table:table-cell>
              <table:table-cell office:value-type="float" office:value="0.00000359095740487536">
                <text:p>0.000003590957404875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">
                <text:p>3.7</text:p>
              </table:table-cell>
              <table:table-cell office:value-type="float" office:value="0.00000290840354177924">
                <text:p>0.000002908403541779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75">
                <text:p>3.75</text:p>
              </table:table-cell>
              <table:table-cell office:value-type="float" office:value="0.00000352321942409528">
                <text:p>0.000003523219424095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8">
                <text:p>3.8</text:p>
              </table:table-cell>
              <table:table-cell office:value-type="float" office:value="0.00000365580960626222">
                <text:p>0.00000365580960626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85">
                <text:p>3.85</text:p>
              </table:table-cell>
              <table:table-cell office:value-type="float" office:value="0.00000310250874735463">
                <text:p>0.000003102508747354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9">
                <text:p>3.9</text:p>
              </table:table-cell>
              <table:table-cell office:value-type="float" office:value="0.00000321254491486567">
                <text:p>0.000003212544914865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5">
                <text:p>3.95</text:p>
              </table:table-cell>
              <table:table-cell office:value-type="float" office:value="0.00000350165387752455">
                <text:p>0.00000350165387752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0000312988983364182">
                <text:p>0.000003129889833641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5">
                <text:p>4.05</text:p>
              </table:table-cell>
              <table:table-cell office:value-type="float" office:value="0.00000358660756805129">
                <text:p>0.00000358660756805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1">
                <text:p>4.1</text:p>
              </table:table-cell>
              <table:table-cell office:value-type="float" office:value="0.0000035614679940732">
                <text:p>0.00000356146799407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15">
                <text:p>4.15</text:p>
              </table:table-cell>
              <table:table-cell office:value-type="float" office:value="0.00000318618752914723">
                <text:p>0.000003186187529147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">
                <text:p>4.2</text:p>
              </table:table-cell>
              <table:table-cell office:value-type="float" office:value="0.00000342716461521064">
                <text:p>0.00000342716461521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5">
                <text:p>4.25</text:p>
              </table:table-cell>
              <table:table-cell office:value-type="float" office:value="0.0000035889230265429">
                <text:p>0.00000358892302654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">
                <text:p>4.3</text:p>
              </table:table-cell>
              <table:table-cell office:value-type="float" office:value="0.00000398656394950958">
                <text:p>0.00000398656394950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35">
                <text:p>4.35</text:p>
              </table:table-cell>
              <table:table-cell office:value-type="float" office:value="0.00000417062727298134">
                <text:p>0.00000417062727298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4">
                <text:p>4.4</text:p>
              </table:table-cell>
              <table:table-cell office:value-type="float" office:value="0.00000371519409103627">
                <text:p>0.00000371519409103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45">
                <text:p>4.45</text:p>
              </table:table-cell>
              <table:table-cell office:value-type="float" office:value="0.0000041281456131248">
                <text:p>0.00000412814561312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5">
                <text:p>4.5</text:p>
              </table:table-cell>
              <table:table-cell office:value-type="float" office:value="0.00000387908482402111">
                <text:p>0.000003879084824021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55">
                <text:p>4.55</text:p>
              </table:table-cell>
              <table:table-cell office:value-type="float" office:value="0.00000427004949132837">
                <text:p>0.000004270049491328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6">
                <text:p>4.6</text:p>
              </table:table-cell>
              <table:table-cell office:value-type="float" office:value="0.00000391797454346587">
                <text:p>0.000003917974543465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5">
                <text:p>4.65</text:p>
              </table:table-cell>
              <table:table-cell office:value-type="float" office:value="0.0000043117878383292">
                <text:p>0.0000043117878383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7">
                <text:p>4.7</text:p>
              </table:table-cell>
              <table:table-cell office:value-type="float" office:value="0.00000449597359897247">
                <text:p>0.000004495973598972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75">
                <text:p>4.75</text:p>
              </table:table-cell>
              <table:table-cell office:value-type="float" office:value="0.00000380442328484776">
                <text:p>0.00000380442328484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8">
                <text:p>4.8</text:p>
              </table:table-cell>
              <table:table-cell office:value-type="float" office:value="0.00000420877933748898">
                <text:p>0.000004208779337488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85">
                <text:p>4.85</text:p>
              </table:table-cell>
              <table:table-cell office:value-type="float" office:value="0.00000366067294566008">
                <text:p>0.000003660672945660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">
                <text:p>4.9</text:p>
              </table:table-cell>
              <table:table-cell office:value-type="float" office:value="0.00000386631487669931">
                <text:p>0.000003866314876699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95">
                <text:p>4.95</text:p>
              </table:table-cell>
              <table:table-cell office:value-type="float" office:value="0.00000376312697447645">
                <text:p>0.000003763126974476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.00000391513573072544">
                <text:p>0.000003915135730725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05">
                <text:p>5.05</text:p>
              </table:table-cell>
              <table:table-cell office:value-type="float" office:value="0.00000382417133193425">
                <text:p>0.000003824171331934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">
                <text:p>5.1</text:p>
              </table:table-cell>
              <table:table-cell office:value-type="float" office:value="0.0000034860823256988">
                <text:p>0.00000348608232569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15">
                <text:p>5.15</text:p>
              </table:table-cell>
              <table:table-cell office:value-type="float" office:value="0.00000340277918819964">
                <text:p>0.000003402779188199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">
                <text:p>5.2</text:p>
              </table:table-cell>
              <table:table-cell office:value-type="float" office:value="0.00000286695679996285">
                <text:p>0.00000286695679996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25">
                <text:p>5.25</text:p>
              </table:table-cell>
              <table:table-cell office:value-type="float" office:value="0.00000343867791507968">
                <text:p>0.000003438677915079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.3">
                <text:p>5.3</text:p>
              </table:table-cell>
              <table:table-cell office:value-type="float" office:value="0.00000358498094865656">
                <text:p>0.000003584980948656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35">
                <text:p>5.35</text:p>
              </table:table-cell>
              <table:table-cell office:value-type="float" office:value="0.00000292707139504245">
                <text:p>0.000002927071395042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.4">
                <text:p>5.4</text:p>
              </table:table-cell>
              <table:table-cell office:value-type="float" office:value="0.00000350966113316087">
                <text:p>0.000003509661133160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45">
                <text:p>5.45</text:p>
              </table:table-cell>
              <table:table-cell office:value-type="float" office:value="0.00000312517257894385">
                <text:p>0.000003125172578943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5">
                <text:p>5.5</text:p>
              </table:table-cell>
              <table:table-cell office:value-type="float" office:value="0.00000333708605881888">
                <text:p>0.000003337086058818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55">
                <text:p>5.55</text:p>
              </table:table-cell>
              <table:table-cell office:value-type="float" office:value="0.00000323793596457289">
                <text:p>0.000003237935964572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.6">
                <text:p>5.6</text:p>
              </table:table-cell>
              <table:table-cell office:value-type="float" office:value="0.00000291968837817791">
                <text:p>0.000002919688378177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65">
                <text:p>5.65</text:p>
              </table:table-cell>
              <table:table-cell office:value-type="float" office:value="0.00000272967731707041">
                <text:p>0.000002729677317070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">
                <text:p>5.7</text:p>
              </table:table-cell>
              <table:table-cell office:value-type="float" office:value="0.0000033735796332035">
                <text:p>0.0000033735796332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75">
                <text:p>5.75</text:p>
              </table:table-cell>
              <table:table-cell office:value-type="float" office:value="0.00000335127387263157">
                <text:p>0.000003351273872631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8">
                <text:p>5.8</text:p>
              </table:table-cell>
              <table:table-cell office:value-type="float" office:value="0.00000309664429309908">
                <text:p>0.000003096644293099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85">
                <text:p>5.85</text:p>
              </table:table-cell>
              <table:table-cell office:value-type="float" office:value="0.00000308155515615915">
                <text:p>0.00000308155515615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9">
                <text:p>5.9</text:p>
              </table:table-cell>
              <table:table-cell office:value-type="float" office:value="0.00000291276697028664">
                <text:p>0.00000291276697028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95">
                <text:p>5.95</text:p>
              </table:table-cell>
              <table:table-cell office:value-type="float" office:value="0.00000336606195450173">
                <text:p>0.000003366061954501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00000332735407138074">
                <text:p>0.000003327354071380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05">
                <text:p>6.05</text:p>
              </table:table-cell>
              <table:table-cell office:value-type="float" office:value="0.00000292795760459263">
                <text:p>0.000002927957604592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1">
                <text:p>6.1</text:p>
              </table:table-cell>
              <table:table-cell office:value-type="float" office:value="0.0000031212401773173">
                <text:p>0.0000031212401773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.15">
                <text:p>6.15</text:p>
              </table:table-cell>
              <table:table-cell office:value-type="float" office:value="0.00000290000572744642">
                <text:p>0.000002900005727446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2">
                <text:p>6.2</text:p>
              </table:table-cell>
              <table:table-cell office:value-type="float" office:value="0.00000290002217173679">
                <text:p>0.000002900022171736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.25">
                <text:p>6.25</text:p>
              </table:table-cell>
              <table:table-cell office:value-type="float" office:value="0.00000318970812873687">
                <text:p>0.000003189708128736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3">
                <text:p>6.3</text:p>
              </table:table-cell>
              <table:table-cell office:value-type="float" office:value="0.00000354884916997644">
                <text:p>0.000003548849169976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.35">
                <text:p>6.35</text:p>
              </table:table-cell>
              <table:table-cell office:value-type="float" office:value="0.00000340332189763259">
                <text:p>0.000003403321897632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4">
                <text:p>6.4</text:p>
              </table:table-cell>
              <table:table-cell office:value-type="float" office:value="0.00000346470557566203">
                <text:p>0.000003464705575662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5">
                <text:p>6.45</text:p>
              </table:table-cell>
              <table:table-cell office:value-type="float" office:value="0.00000294256924937564">
                <text:p>0.000002942569249375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5">
                <text:p>6.5</text:p>
              </table:table-cell>
              <table:table-cell office:value-type="float" office:value="0.00000329705562063243">
                <text:p>0.000003297055620632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5">
                <text:p>6.55</text:p>
              </table:table-cell>
              <table:table-cell office:value-type="float" office:value="0.00000328810893956977">
                <text:p>0.000003288108939569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6">
                <text:p>6.6</text:p>
              </table:table-cell>
              <table:table-cell office:value-type="float" office:value="0.00000369699343083507">
                <text:p>0.000003696993430835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65">
                <text:p>6.65</text:p>
              </table:table-cell>
              <table:table-cell office:value-type="float" office:value="0.00000309992374802892">
                <text:p>0.000003099923748028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7">
                <text:p>6.7</text:p>
              </table:table-cell>
              <table:table-cell office:value-type="float" office:value="0.000000000216925699625392">
                <text:p>0.0000000002169256996253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75">
                <text:p>6.75</text:p>
              </table:table-cell>
              <table:table-cell office:value-type="float" office:value="0.00000316798589594658">
                <text:p>0.000003167985895946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8">
                <text:p>6.8</text:p>
              </table:table-cell>
              <table:table-cell office:value-type="float" office:value="0.00000298999118442111">
                <text:p>0.00000298999118442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85">
                <text:p>6.85</text:p>
              </table:table-cell>
              <table:table-cell office:value-type="float" office:value="0.00000343469751828973">
                <text:p>0.000003434697518289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9">
                <text:p>6.9</text:p>
              </table:table-cell>
              <table:table-cell office:value-type="float" office:value="0.00000351389324648732">
                <text:p>0.000003513893246487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95">
                <text:p>6.95</text:p>
              </table:table-cell>
              <table:table-cell office:value-type="float" office:value="0.00000303927153255668">
                <text:p>0.000003039271532556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">
                <text:p>7</text:p>
              </table:table-cell>
              <table:table-cell office:value-type="float" office:value="0.00000388363713721418">
                <text:p>0.000003883637137214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05">
                <text:p>7.05</text:p>
              </table:table-cell>
              <table:table-cell office:value-type="float" office:value="0.00000448640200678696">
                <text:p>0.000004486402006786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1">
                <text:p>7.1</text:p>
              </table:table-cell>
              <table:table-cell office:value-type="float" office:value="0.00000476056975651229">
                <text:p>0.000004760569756512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5">
                <text:p>7.15</text:p>
              </table:table-cell>
              <table:table-cell office:value-type="float" office:value="0.00000457109189300198">
                <text:p>0.000004571091893001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2">
                <text:p>7.2</text:p>
              </table:table-cell>
              <table:table-cell office:value-type="float" office:value="0.00000408803943985348">
                <text:p>0.000004088039439853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25">
                <text:p>7.25</text:p>
              </table:table-cell>
              <table:table-cell office:value-type="float" office:value="0.00000463964736630018">
                <text:p>0.00000463964736630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">
                <text:p>7.3</text:p>
              </table:table-cell>
              <table:table-cell office:value-type="float" office:value="0.00000510518069041233">
                <text:p>0.000005105180690412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5">
                <text:p>7.35</text:p>
              </table:table-cell>
              <table:table-cell office:value-type="float" office:value="0.00000470228465210276">
                <text:p>0.00000470228465210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4">
                <text:p>7.4</text:p>
              </table:table-cell>
              <table:table-cell office:value-type="float" office:value="0.00000489892803690051">
                <text:p>0.00000489892803690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45">
                <text:p>7.45</text:p>
              </table:table-cell>
              <table:table-cell office:value-type="float" office:value="0.00000475349528217262">
                <text:p>0.00000475349528217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5">
                <text:p>7.5</text:p>
              </table:table-cell>
              <table:table-cell office:value-type="float" office:value="0.00000482054926265185">
                <text:p>0.000004820549262651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55">
                <text:p>7.55</text:p>
              </table:table-cell>
              <table:table-cell office:value-type="float" office:value="0.00000485557839313699">
                <text:p>0.000004855578393136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6">
                <text:p>7.6</text:p>
              </table:table-cell>
              <table:table-cell office:value-type="float" office:value="0.00000479168871825308">
                <text:p>0.000004791688718253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65">
                <text:p>7.65</text:p>
              </table:table-cell>
              <table:table-cell office:value-type="float" office:value="0.00000503543695073994">
                <text:p>0.000005035436950739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0.0000049378347972695">
                <text:p>0.00000493783479726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75">
                <text:p>7.75</text:p>
              </table:table-cell>
              <table:table-cell office:value-type="float" office:value="0.00000493156413794438">
                <text:p>0.000004931564137944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8">
                <text:p>7.8</text:p>
              </table:table-cell>
              <table:table-cell office:value-type="float" office:value="0.00000529911842228614">
                <text:p>0.000005299118422286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85">
                <text:p>7.85</text:p>
              </table:table-cell>
              <table:table-cell office:value-type="float" office:value="0.0000055419965809822">
                <text:p>0.00000554199658098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9">
                <text:p>7.9</text:p>
              </table:table-cell>
              <table:table-cell office:value-type="float" office:value="0.0000047195704399039">
                <text:p>0.00000471957043990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5">
                <text:p>7.95</text:p>
              </table:table-cell>
              <table:table-cell office:value-type="float" office:value="0.00000531398566949726">
                <text:p>0.00000531398566949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0.00000567987397537273">
                <text:p>0.000005679873975372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.05">
                <text:p>8.05</text:p>
              </table:table-cell>
              <table:table-cell office:value-type="float" office:value="0.00000511808022074511">
                <text:p>0.000005118080220745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.1">
                <text:p>8.1</text:p>
              </table:table-cell>
              <table:table-cell office:value-type="float" office:value="0.00000492225793990997">
                <text:p>0.000004922257939909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5">
                <text:p>8.15</text:p>
              </table:table-cell>
              <table:table-cell office:value-type="float" office:value="0.00000489032840667036">
                <text:p>0.00000489032840667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2">
                <text:p>8.2</text:p>
              </table:table-cell>
              <table:table-cell office:value-type="float" office:value="0.00000577617985952905">
                <text:p>0.000005776179859529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25">
                <text:p>8.25</text:p>
              </table:table-cell>
              <table:table-cell office:value-type="float" office:value="0.00000552809806575461">
                <text:p>0.000005528098065754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3">
                <text:p>8.3</text:p>
              </table:table-cell>
              <table:table-cell office:value-type="float" office:value="0.0000049291306256638">
                <text:p>0.00000492913062566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35">
                <text:p>8.35</text:p>
              </table:table-cell>
              <table:table-cell office:value-type="float" office:value="0.00000557845168625004">
                <text:p>0.000005578451686250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4">
                <text:p>8.4</text:p>
              </table:table-cell>
              <table:table-cell office:value-type="float" office:value="0.00000503702081378066">
                <text:p>0.00000503702081378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5">
                <text:p>8.45</text:p>
              </table:table-cell>
              <table:table-cell office:value-type="float" office:value="0.00000521059057101425">
                <text:p>0.000005210590571014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">
                <text:p>8.5</text:p>
              </table:table-cell>
              <table:table-cell office:value-type="float" office:value="0.000004714900979641">
                <text:p>0.0000047149009796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55">
                <text:p>8.55</text:p>
              </table:table-cell>
              <table:table-cell office:value-type="float" office:value="0.00000469508833633725">
                <text:p>0.000004695088336337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6">
                <text:p>8.6</text:p>
              </table:table-cell>
              <table:table-cell office:value-type="float" office:value="0.0000046271583595825">
                <text:p>0.00000462715835958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65">
                <text:p>8.65</text:p>
              </table:table-cell>
              <table:table-cell office:value-type="float" office:value="0.00000549418475670471">
                <text:p>0.000005494184756704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7">
                <text:p>8.7</text:p>
              </table:table-cell>
              <table:table-cell office:value-type="float" office:value="0.0000053340437430327">
                <text:p>0.00000533404374303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75">
                <text:p>8.75</text:p>
              </table:table-cell>
              <table:table-cell office:value-type="float" office:value="0.00000516483019818992">
                <text:p>0.00000516483019818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8">
                <text:p>8.8</text:p>
              </table:table-cell>
              <table:table-cell office:value-type="float" office:value="0.000004738898259804">
                <text:p>0.0000047388982598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85">
                <text:p>8.85</text:p>
              </table:table-cell>
              <table:table-cell office:value-type="float" office:value="0.0000054463623744283">
                <text:p>0.00000544636237442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9">
                <text:p>8.9</text:p>
              </table:table-cell>
              <table:table-cell office:value-type="float" office:value="0.00000536692058383803">
                <text:p>0.000005366920583838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95">
                <text:p>8.95</text:p>
              </table:table-cell>
              <table:table-cell office:value-type="float" office:value="0.00000467226134226451">
                <text:p>0.000004672261342264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.0000049261255066213">
                <text:p>0.00000492612550662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.05">
                <text:p>9.05</text:p>
              </table:table-cell>
              <table:table-cell office:value-type="float" office:value="0.00000468144258625181">
                <text:p>0.000004681442586251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1">
                <text:p>9.1</text:p>
              </table:table-cell>
              <table:table-cell office:value-type="float" office:value="0.00000507561606366558">
                <text:p>0.000005075616063665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5">
                <text:p>9.15</text:p>
              </table:table-cell>
              <table:table-cell office:value-type="float" office:value="0.00000522695895999181">
                <text:p>0.00000522695895999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2">
                <text:p>9.2</text:p>
              </table:table-cell>
              <table:table-cell office:value-type="float" office:value="0.00000494322454858143">
                <text:p>0.000004943224548581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5">
                <text:p>9.25</text:p>
              </table:table-cell>
              <table:table-cell office:value-type="float" office:value="0.00000519132851217741">
                <text:p>0.000005191328512177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3">
                <text:p>9.3</text:p>
              </table:table-cell>
              <table:table-cell office:value-type="float" office:value="0.00000475901434171533">
                <text:p>0.000004759014341715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35">
                <text:p>9.35</text:p>
              </table:table-cell>
              <table:table-cell office:value-type="float" office:value="0.00000441500177861265">
                <text:p>0.000004415001778612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4">
                <text:p>9.4</text:p>
              </table:table-cell>
              <table:table-cell office:value-type="float" office:value="0.00000440039000593195">
                <text:p>0.000004400390005931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5">
                <text:p>9.45</text:p>
              </table:table-cell>
              <table:table-cell office:value-type="float" office:value="0.00000448487046422752">
                <text:p>0.000004484870464227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5">
                <text:p>9.5</text:p>
              </table:table-cell>
              <table:table-cell office:value-type="float" office:value="0.00000467419746219555">
                <text:p>0.00000467419746219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55">
                <text:p>9.55</text:p>
              </table:table-cell>
              <table:table-cell office:value-type="float" office:value="0.00000470921559769799">
                <text:p>0.000004709215597697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6">
                <text:p>9.6</text:p>
              </table:table-cell>
              <table:table-cell office:value-type="float" office:value="0.00000418234171029042">
                <text:p>0.00000418234171029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65">
                <text:p>9.65</text:p>
              </table:table-cell>
              <table:table-cell office:value-type="float" office:value="0.00000491376140498989">
                <text:p>0.000004913761404989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7">
                <text:p>9.7</text:p>
              </table:table-cell>
              <table:table-cell office:value-type="float" office:value="0.0000040335100986999">
                <text:p>0.00000403351009869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75">
                <text:p>9.75</text:p>
              </table:table-cell>
              <table:table-cell office:value-type="float" office:value="0.00000474401384764622">
                <text:p>0.000004744013847646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.8">
                <text:p>9.8</text:p>
              </table:table-cell>
              <table:table-cell office:value-type="float" office:value="0.00000436832857697578">
                <text:p>0.000004368328576975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85">
                <text:p>9.85</text:p>
              </table:table-cell>
              <table:table-cell office:value-type="float" office:value="0.00000428496434523584">
                <text:p>0.00000428496434523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.9">
                <text:p>9.9</text:p>
              </table:table-cell>
              <table:table-cell office:value-type="float" office:value="0.00000466363880113896">
                <text:p>0.000004663638801138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.95">
                <text:p>9.95</text:p>
              </table:table-cell>
              <table:table-cell office:value-type="float" office:value="0.0000046693936063269">
                <text:p>0.00000466939360632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